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2075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Native</text:a></text:p>
          </table:table-cell>
          <table:table-cell table:style-name="ce1" office:value-type="string" calcext:value-type="string">
            <text:p><text:a xlink:href="javascript:sort('ts',4,false)" xlink:type="simple">Adm.</text:a>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1995-10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00-10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f)</text:p>
            <text:p>2005-10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f)</text:p>
            <text:p>2010-10-01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f)</text:p>
            <text:p>2015-10-01</text:p>
          </table:table-cell>
          <table:table-cell table:style-name="ce1" office:value-type="string" calcext:value-type="string">
            <text:p><text:a xlink:href="javascript:sort('ts',10,true,0)" xlink:type="simple">Population</text:a></text:p>
            <text:p>Census (Cf)</text:p>
            <text:p>2020-10-01</text:p>
          </table:table-cell>
        </table:table-row>
        <table:table-row table:style-name="ro2">
          <table:table-cell office:value-type="string" calcext:value-type="string">
            <text:p><text:a xlink:href="javascript:sym(6802)" xlink:type="simple">Abik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我孫子市</text:p>
          </table:table-cell>
          <table:table-cell office:value-type="float" office:value="12" calcext:value-type="float">
            <text:p>12</text:p>
          </table:table-cell>
          <table:table-cell office:value-type="float" office:value="124257" calcext:value-type="float">
            <text:p>124257</text:p>
          </table:table-cell>
          <table:table-cell office:value-type="float" office:value="127733" calcext:value-type="float">
            <text:p>127733</text:p>
          </table:table-cell>
          <table:table-cell office:value-type="float" office:value="131205" calcext:value-type="float">
            <text:p>131205</text:p>
          </table:table-cell>
          <table:table-cell office:value-type="float" office:value="134017" calcext:value-type="float">
            <text:p>134017</text:p>
          </table:table-cell>
          <table:table-cell office:value-type="float" office:value="131606" calcext:value-type="float">
            <text:p>131606</text:p>
          </table:table-cell>
          <table:table-cell office:value-type="float" office:value="130510" calcext:value-type="float">
            <text:p>130510</text:p>
          </table:table-cell>
        </table:table-row>
        <table:table-row table:style-name="ro2">
          <table:table-cell office:value-type="string" calcext:value-type="string">
            <text:p><text:a xlink:href="javascript:sym(6803)" xlink:type="simple">Age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上尾市</text:p>
          </table:table-cell>
          <table:table-cell office:value-type="float" office:value="11" calcext:value-type="float">
            <text:p>11</text:p>
          </table:table-cell>
          <table:table-cell office:value-type="float" office:value="206090" calcext:value-type="float">
            <text:p>206090</text:p>
          </table:table-cell>
          <table:table-cell office:value-type="float" office:value="212947" calcext:value-type="float">
            <text:p>212947</text:p>
          </table:table-cell>
          <table:table-cell office:value-type="float" office:value="220232" calcext:value-type="float">
            <text:p>220232</text:p>
          </table:table-cell>
          <table:table-cell office:value-type="float" office:value="223926" calcext:value-type="float">
            <text:p>223926</text:p>
          </table:table-cell>
          <table:table-cell office:value-type="float" office:value="225196" calcext:value-type="float">
            <text:p>225196</text:p>
          </table:table-cell>
          <table:table-cell office:value-type="float" office:value="226940" calcext:value-type="float">
            <text:p>226940</text:p>
          </table:table-cell>
        </table:table-row>
        <table:table-row table:style-name="ro2">
          <table:table-cell office:value-type="string" calcext:value-type="string">
            <text:p><text:a xlink:href="javascript:sym(6804)" xlink:type="simple">Aizuwakamat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会津若松市</text:p>
          </table:table-cell>
          <table:table-cell office:value-type="float" office:value="7" calcext:value-type="float">
            <text:p>7</text:p>
          </table:table-cell>
          <table:table-cell office:value-type="float" office:value="137065" calcext:value-type="float">
            <text:p>137065</text:p>
          </table:table-cell>
          <table:table-cell office:value-type="float" office:value="135415" calcext:value-type="float">
            <text:p>135415</text:p>
          </table:table-cell>
          <table:table-cell office:value-type="float" office:value="131389" calcext:value-type="float">
            <text:p>131389</text:p>
          </table:table-cell>
          <table:table-cell office:value-type="float" office:value="126220" calcext:value-type="float">
            <text:p>126220</text:p>
          </table:table-cell>
          <table:table-cell office:value-type="float" office:value="124062" calcext:value-type="float">
            <text:p>124062</text:p>
          </table:table-cell>
          <table:table-cell office:value-type="float" office:value="117376" calcext:value-type="float">
            <text:p>117376</text:p>
          </table:table-cell>
        </table:table-row>
        <table:table-row table:style-name="ro2">
          <table:table-cell office:value-type="string" calcext:value-type="string">
            <text:p><text:a xlink:href="javascript:sym(6805)" xlink:type="simple">Akas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明石市</text:p>
          </table:table-cell>
          <table:table-cell office:value-type="float" office:value="28" calcext:value-type="float">
            <text:p>28</text:p>
          </table:table-cell>
          <table:table-cell office:value-type="float" office:value="287606" calcext:value-type="float">
            <text:p>287606</text:p>
          </table:table-cell>
          <table:table-cell office:value-type="float" office:value="293117" calcext:value-type="float">
            <text:p>293117</text:p>
          </table:table-cell>
          <table:table-cell office:value-type="float" office:value="291027" calcext:value-type="float">
            <text:p>291027</text:p>
          </table:table-cell>
          <table:table-cell office:value-type="float" office:value="290959" calcext:value-type="float">
            <text:p>290959</text:p>
          </table:table-cell>
          <table:table-cell office:value-type="float" office:value="293409" calcext:value-type="float">
            <text:p>293409</text:p>
          </table:table-cell>
          <table:table-cell office:value-type="float" office:value="303601" calcext:value-type="float">
            <text:p>303601</text:p>
          </table:table-cell>
        </table:table-row>
        <table:table-row table:style-name="ro2">
          <table:table-cell office:value-type="string" calcext:value-type="string">
            <text:p><text:a xlink:href="javascript:sym(6806)" xlink:type="simple">Akishi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昭島市</text:p>
          </table:table-cell>
          <table:table-cell office:value-type="float" office:value="13" calcext:value-type="float">
            <text:p>13</text:p>
          </table:table-cell>
          <table:table-cell office:value-type="float" office:value="107292" calcext:value-type="float">
            <text:p>107292</text:p>
          </table:table-cell>
          <table:table-cell office:value-type="float" office:value="106532" calcext:value-type="float">
            <text:p>106532</text:p>
          </table:table-cell>
          <table:table-cell office:value-type="float" office:value="110143" calcext:value-type="float">
            <text:p>110143</text:p>
          </table:table-cell>
          <table:table-cell office:value-type="float" office:value="112297" calcext:value-type="float">
            <text:p>112297</text:p>
          </table:table-cell>
          <table:table-cell office:value-type="float" office:value="111539" calcext:value-type="float">
            <text:p>111539</text:p>
          </table:table-cell>
          <table:table-cell office:value-type="float" office:value="113949" calcext:value-type="float">
            <text:p>113949</text:p>
          </table:table-cell>
        </table:table-row>
        <table:table-row table:style-name="ro2">
          <table:table-cell office:value-type="string" calcext:value-type="string">
            <text:p><text:a xlink:href="javascript:sym(6807)" xlink:type="simple">Aki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秋田市</text:p>
          </table:table-cell>
          <table:table-cell office:value-type="float" office:value="5" calcext:value-type="float">
            <text:p>5</text:p>
          </table:table-cell>
          <table:table-cell office:value-type="float" office:value="331597" calcext:value-type="float">
            <text:p>331597</text:p>
          </table:table-cell>
          <table:table-cell office:value-type="float" office:value="336646" calcext:value-type="float">
            <text:p>336646</text:p>
          </table:table-cell>
          <table:table-cell office:value-type="float" office:value="333109" calcext:value-type="float">
            <text:p>333109</text:p>
          </table:table-cell>
          <table:table-cell office:value-type="float" office:value="323600" calcext:value-type="float">
            <text:p>323600</text:p>
          </table:table-cell>
          <table:table-cell office:value-type="float" office:value="315814" calcext:value-type="float">
            <text:p>315814</text:p>
          </table:table-cell>
          <table:table-cell office:value-type="float" office:value="307672" calcext:value-type="float">
            <text:p>307672</text:p>
          </table:table-cell>
        </table:table-row>
        <table:table-row table:style-name="ro2">
          <table:table-cell office:value-type="string" calcext:value-type="string">
            <text:p><text:a xlink:href="javascript:sym(6808)" xlink:type="simple">Amagas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尼崎市</text:p>
          </table:table-cell>
          <table:table-cell office:value-type="float" office:value="28" calcext:value-type="float">
            <text:p>28</text:p>
          </table:table-cell>
          <table:table-cell office:value-type="float" office:value="488586" calcext:value-type="float">
            <text:p>488586</text:p>
          </table:table-cell>
          <table:table-cell office:value-type="float" office:value="466187" calcext:value-type="float">
            <text:p>466187</text:p>
          </table:table-cell>
          <table:table-cell office:value-type="float" office:value="462647" calcext:value-type="float">
            <text:p>462647</text:p>
          </table:table-cell>
          <table:table-cell office:value-type="float" office:value="453748" calcext:value-type="float">
            <text:p>453748</text:p>
          </table:table-cell>
          <table:table-cell office:value-type="float" office:value="452563" calcext:value-type="float">
            <text:p>452563</text:p>
          </table:table-cell>
          <table:table-cell office:value-type="float" office:value="459593" calcext:value-type="float">
            <text:p>459593</text:p>
          </table:table-cell>
        </table:table-row>
        <table:table-row table:style-name="ro2">
          <table:table-cell office:value-type="string" calcext:value-type="string">
            <text:p><text:a xlink:href="javascript:sym(6809)" xlink:type="simple">Anjō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安城市</text:p>
          </table:table-cell>
          <table:table-cell office:value-type="float" office:value="23" calcext:value-type="float">
            <text:p>23</text:p>
          </table:table-cell>
          <table:table-cell office:value-type="float" office:value="149464" calcext:value-type="float">
            <text:p>149464</text:p>
          </table:table-cell>
          <table:table-cell office:value-type="float" office:value="158824" calcext:value-type="float">
            <text:p>158824</text:p>
          </table:table-cell>
          <table:table-cell office:value-type="float" office:value="170250" calcext:value-type="float">
            <text:p>170250</text:p>
          </table:table-cell>
          <table:table-cell office:value-type="float" office:value="178691" calcext:value-type="float">
            <text:p>178691</text:p>
          </table:table-cell>
          <table:table-cell office:value-type="float" office:value="184140" calcext:value-type="float">
            <text:p>184140</text:p>
          </table:table-cell>
          <table:table-cell office:value-type="float" office:value="187990" calcext:value-type="float">
            <text:p>187990</text:p>
          </table:table-cell>
        </table:table-row>
        <table:table-row table:style-name="ro2">
          <table:table-cell office:value-type="string" calcext:value-type="string">
            <text:p><text:a xlink:href="javascript:sym(6810)" xlink:type="simple">Aomo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青森市</text:p>
          </table:table-cell>
          <table:table-cell office:value-type="float" office:value="2" calcext:value-type="float">
            <text:p>2</text:p>
          </table:table-cell>
          <table:table-cell office:value-type="float" office:value="314917" calcext:value-type="float">
            <text:p>314917</text:p>
          </table:table-cell>
          <table:table-cell office:value-type="float" office:value="318732" calcext:value-type="float">
            <text:p>318732</text:p>
          </table:table-cell>
          <table:table-cell office:value-type="float" office:value="311386" calcext:value-type="float">
            <text:p>311386</text:p>
          </table:table-cell>
          <table:table-cell office:value-type="float" office:value="299520" calcext:value-type="float">
            <text:p>299520</text:p>
          </table:table-cell>
          <table:table-cell office:value-type="float" office:value="287648" calcext:value-type="float">
            <text:p>287648</text:p>
          </table:table-cell>
          <table:table-cell office:value-type="float" office:value="275192" calcext:value-type="float">
            <text:p>275192</text:p>
          </table:table-cell>
        </table:table-row>
        <table:table-row table:style-name="ro2">
          <table:table-cell office:value-type="string" calcext:value-type="string">
            <text:p><text:a xlink:href="javascript:sym(6811)" xlink:type="simple">Asahik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旭川市</text:p>
          </table:table-cell>
          <table:table-cell office:value-type="float" office:value="1" calcext:value-type="float">
            <text:p>1</text:p>
          </table:table-cell>
          <table:table-cell office:value-type="float" office:value="360568" calcext:value-type="float">
            <text:p>360568</text:p>
          </table:table-cell>
          <table:table-cell office:value-type="float" office:value="359536" calcext:value-type="float">
            <text:p>359536</text:p>
          </table:table-cell>
          <table:table-cell office:value-type="float" office:value="355004" calcext:value-type="float">
            <text:p>355004</text:p>
          </table:table-cell>
          <table:table-cell office:value-type="float" office:value="347095" calcext:value-type="float">
            <text:p>347095</text:p>
          </table:table-cell>
          <table:table-cell office:value-type="float" office:value="339605" calcext:value-type="float">
            <text:p>339605</text:p>
          </table:table-cell>
          <table:table-cell office:value-type="float" office:value="329306" calcext:value-type="float">
            <text:p>329306</text:p>
          </table:table-cell>
        </table:table-row>
        <table:table-row table:style-name="ro2">
          <table:table-cell office:value-type="string" calcext:value-type="string">
            <text:p><text:a xlink:href="javascript:sym(6812)" xlink:type="simple">Asa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朝霞市</text:p>
          </table:table-cell>
          <table:table-cell office:value-type="float" office:value="11" calcext:value-type="float">
            <text:p>11</text:p>
          </table:table-cell>
          <table:table-cell office:value-type="float" office:value="110789" calcext:value-type="float">
            <text:p>110789</text:p>
          </table:table-cell>
          <table:table-cell office:value-type="float" office:value="119712" calcext:value-type="float">
            <text:p>119712</text:p>
          </table:table-cell>
          <table:table-cell office:value-type="float" office:value="124393" calcext:value-type="float">
            <text:p>124393</text:p>
          </table:table-cell>
          <table:table-cell office:value-type="float" office:value="129691" calcext:value-type="float">
            <text:p>129691</text:p>
          </table:table-cell>
          <table:table-cell office:value-type="float" office:value="136299" calcext:value-type="float">
            <text:p>136299</text:p>
          </table:table-cell>
          <table:table-cell office:value-type="float" office:value="141083" calcext:value-type="float">
            <text:p>141083</text:p>
          </table:table-cell>
        </table:table-row>
        <table:table-row table:style-name="ro2">
          <table:table-cell office:value-type="string" calcext:value-type="string">
            <text:p><text:a xlink:href="javascript:sym(6813)" xlink:type="simple">Ashika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足利市</text:p>
          </table:table-cell>
          <table:table-cell office:value-type="float" office:value="9" calcext:value-type="float">
            <text:p>9</text:p>
          </table:table-cell>
          <table:table-cell office:value-type="float" office:value="165828" calcext:value-type="float">
            <text:p>165828</text:p>
          </table:table-cell>
          <table:table-cell office:value-type="float" office:value="163140" calcext:value-type="float">
            <text:p>163140</text:p>
          </table:table-cell>
          <table:table-cell office:value-type="float" office:value="159756" calcext:value-type="float">
            <text:p>159756</text:p>
          </table:table-cell>
          <table:table-cell office:value-type="float" office:value="154530" calcext:value-type="float">
            <text:p>154530</text:p>
          </table:table-cell>
          <table:table-cell office:value-type="float" office:value="149452" calcext:value-type="float">
            <text:p>149452</text:p>
          </table:table-cell>
          <table:table-cell office:value-type="float" office:value="144746" calcext:value-type="float">
            <text:p>144746</text:p>
          </table:table-cell>
        </table:table-row>
        <table:table-row table:style-name="ro2">
          <table:table-cell office:value-type="string" calcext:value-type="string">
            <text:p><text:a xlink:href="javascript:sym(6814)" xlink:type="simple">Atsug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厚木市</text:p>
          </table:table-cell>
          <table:table-cell office:value-type="float" office:value="14" calcext:value-type="float">
            <text:p>14</text:p>
          </table:table-cell>
          <table:table-cell office:value-type="float" office:value="208627" calcext:value-type="float">
            <text:p>208627</text:p>
          </table:table-cell>
          <table:table-cell office:value-type="float" office:value="217369" calcext:value-type="float">
            <text:p>217369</text:p>
          </table:table-cell>
          <table:table-cell office:value-type="float" office:value="222403" calcext:value-type="float">
            <text:p>222403</text:p>
          </table:table-cell>
          <table:table-cell office:value-type="float" office:value="224420" calcext:value-type="float">
            <text:p>224420</text:p>
          </table:table-cell>
          <table:table-cell office:value-type="float" office:value="225714" calcext:value-type="float">
            <text:p>225714</text:p>
          </table:table-cell>
          <table:table-cell office:value-type="float" office:value="223705" calcext:value-type="float">
            <text:p>223705</text:p>
          </table:table-cell>
        </table:table-row>
        <table:table-row table:style-name="ro2">
          <table:table-cell office:value-type="string" calcext:value-type="string">
            <text:p><text:a xlink:href="javascript:sym(6815)" xlink:type="simple">Bepp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別府市</text:p>
          </table:table-cell>
          <table:table-cell office:value-type="float" office:value="44" calcext:value-type="float">
            <text:p>44</text:p>
          </table:table-cell>
          <table:table-cell office:value-type="float" office:value="128255" calcext:value-type="float">
            <text:p>128255</text:p>
          </table:table-cell>
          <table:table-cell office:value-type="float" office:value="126523" calcext:value-type="float">
            <text:p>126523</text:p>
          </table:table-cell>
          <table:table-cell office:value-type="float" office:value="126959" calcext:value-type="float">
            <text:p>126959</text:p>
          </table:table-cell>
          <table:table-cell office:value-type="float" office:value="125385" calcext:value-type="float">
            <text:p>125385</text:p>
          </table:table-cell>
          <table:table-cell office:value-type="float" office:value="122138" calcext:value-type="float">
            <text:p>122138</text:p>
          </table:table-cell>
          <table:table-cell office:value-type="float" office:value="115321" calcext:value-type="float">
            <text:p>115321</text:p>
          </table:table-cell>
        </table:table-row>
        <table:table-row table:style-name="ro2">
          <table:table-cell office:value-type="string" calcext:value-type="string">
            <text:p><text:a xlink:href="javascript:sym(6816)" xlink:type="simple">Chib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千葉市</text:p>
          </table:table-cell>
          <table:table-cell office:value-type="float" office:value="12" calcext:value-type="float">
            <text:p>12</text:p>
          </table:table-cell>
          <table:table-cell office:value-type="float" office:value="856878" calcext:value-type="float">
            <text:p>856878</text:p>
          </table:table-cell>
          <table:table-cell office:value-type="float" office:value="887164" calcext:value-type="float">
            <text:p>887164</text:p>
          </table:table-cell>
          <table:table-cell office:value-type="float" office:value="924319" calcext:value-type="float">
            <text:p>924319</text:p>
          </table:table-cell>
          <table:table-cell office:value-type="float" office:value="961749" calcext:value-type="float">
            <text:p>961749</text:p>
          </table:table-cell>
          <table:table-cell office:value-type="float" office:value="971882" calcext:value-type="float">
            <text:p>971882</text:p>
          </table:table-cell>
          <table:table-cell office:value-type="float" office:value="974951" calcext:value-type="float">
            <text:p>974951</text:p>
          </table:table-cell>
        </table:table-row>
        <table:table-row table:style-name="ro2">
          <table:table-cell office:value-type="string" calcext:value-type="string">
            <text:p><text:a xlink:href="javascript:sym(6817)" xlink:type="simple">Chigas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茅ヶ崎市</text:p>
          </table:table-cell>
          <table:table-cell office:value-type="float" office:value="14" calcext:value-type="float">
            <text:p>14</text:p>
          </table:table-cell>
          <table:table-cell office:value-type="float" office:value="212874" calcext:value-type="float">
            <text:p>212874</text:p>
          </table:table-cell>
          <table:table-cell office:value-type="float" office:value="220809" calcext:value-type="float">
            <text:p>220809</text:p>
          </table:table-cell>
          <table:table-cell office:value-type="float" office:value="228420" calcext:value-type="float">
            <text:p>228420</text:p>
          </table:table-cell>
          <table:table-cell office:value-type="float" office:value="235081" calcext:value-type="float">
            <text:p>235081</text:p>
          </table:table-cell>
          <table:table-cell office:value-type="float" office:value="239348" calcext:value-type="float">
            <text:p>239348</text:p>
          </table:table-cell>
          <table:table-cell office:value-type="float" office:value="242389" calcext:value-type="float">
            <text:p>242389</text:p>
          </table:table-cell>
        </table:table-row>
        <table:table-row table:style-name="ro3">
          <table:table-cell office:value-type="string" calcext:value-type="string">
            <text:p><text:a xlink:href="javascript:sym(17844)" xlink:type="simple">Chikusei</text:a> (Shimodate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筑西市</text:p>
          </table:table-cell>
          <table:table-cell office:value-type="float" office:value="8" calcext:value-type="float">
            <text:p>8</text:p>
          </table:table-cell>
          <table:table-cell office:value-type="float" office:value="118078" calcext:value-type="float">
            <text:p>118078</text:p>
          </table:table-cell>
          <table:table-cell office:value-type="float" office:value="116120" calcext:value-type="float">
            <text:p>116120</text:p>
          </table:table-cell>
          <table:table-cell office:value-type="float" office:value="112581" calcext:value-type="float">
            <text:p>112581</text:p>
          </table:table-cell>
          <table:table-cell office:value-type="float" office:value="108527" calcext:value-type="float">
            <text:p>108527</text:p>
          </table:table-cell>
          <table:table-cell office:value-type="float" office:value="104573" calcext:value-type="float">
            <text:p>104573</text:p>
          </table:table-cell>
          <table:table-cell office:value-type="float" office:value="100753" calcext:value-type="float">
            <text:p>100753</text:p>
          </table:table-cell>
        </table:table-row>
        <table:table-row table:style-name="ro2">
          <table:table-cell office:value-type="string" calcext:value-type="string">
            <text:p><text:a xlink:href="javascript:sym(18090)" xlink:type="simple">Chikushi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筑紫野市</text:p>
          </table:table-cell>
          <table:table-cell office:value-type="float" office:value="40" calcext:value-type="float">
            <text:p>40</text:p>
          </table:table-cell>
          <table:table-cell office:value-type="float" office:value="81712" calcext:value-type="float">
            <text:p>81712</text:p>
          </table:table-cell>
          <table:table-cell office:value-type="float" office:value="93049" calcext:value-type="float">
            <text:p>93049</text:p>
          </table:table-cell>
          <table:table-cell office:value-type="float" office:value="97571" calcext:value-type="float">
            <text:p>97571</text:p>
          </table:table-cell>
          <table:table-cell office:value-type="float" office:value="100172" calcext:value-type="float">
            <text:p>100172</text:p>
          </table:table-cell>
          <table:table-cell office:value-type="float" office:value="101081" calcext:value-type="float">
            <text:p>101081</text:p>
          </table:table-cell>
          <table:table-cell office:value-type="float" office:value="103311" calcext:value-type="float">
            <text:p>103311</text:p>
          </table:table-cell>
        </table:table-row>
        <table:table-row table:style-name="ro2">
          <table:table-cell office:value-type="string" calcext:value-type="string">
            <text:p><text:a xlink:href="javascript:sym(6818)" xlink:type="simple">Chōf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調布市</text:p>
          </table:table-cell>
          <table:table-cell office:value-type="float" office:value="13" calcext:value-type="float">
            <text:p>13</text:p>
          </table:table-cell>
          <table:table-cell office:value-type="float" office:value="198574" calcext:value-type="float">
            <text:p>198574</text:p>
          </table:table-cell>
          <table:table-cell office:value-type="float" office:value="204759" calcext:value-type="float">
            <text:p>204759</text:p>
          </table:table-cell>
          <table:table-cell office:value-type="float" office:value="216119" calcext:value-type="float">
            <text:p>216119</text:p>
          </table:table-cell>
          <table:table-cell office:value-type="float" office:value="223593" calcext:value-type="float">
            <text:p>223593</text:p>
          </table:table-cell>
          <table:table-cell office:value-type="float" office:value="229061" calcext:value-type="float">
            <text:p>229061</text:p>
          </table:table-cell>
          <table:table-cell office:value-type="float" office:value="242614" calcext:value-type="float">
            <text:p>242614</text:p>
          </table:table-cell>
        </table:table-row>
        <table:table-row table:style-name="ro2">
          <table:table-cell office:value-type="string" calcext:value-type="string">
            <text:p><text:a xlink:href="javascript:sym(6819)" xlink:type="simple">Daitō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東市</text:p>
          </table:table-cell>
          <table:table-cell office:value-type="float" office:value="27" calcext:value-type="float">
            <text:p>27</text:p>
          </table:table-cell>
          <table:table-cell office:value-type="float" office:value="128838" calcext:value-type="float">
            <text:p>128838</text:p>
          </table:table-cell>
          <table:table-cell office:value-type="float" office:value="128917" calcext:value-type="float">
            <text:p>128917</text:p>
          </table:table-cell>
          <table:table-cell office:value-type="float" office:value="126504" calcext:value-type="float">
            <text:p>126504</text:p>
          </table:table-cell>
          <table:table-cell office:value-type="float" office:value="127534" calcext:value-type="float">
            <text:p>127534</text:p>
          </table:table-cell>
          <table:table-cell office:value-type="float" office:value="123217" calcext:value-type="float">
            <text:p>123217</text:p>
          </table:table-cell>
          <table:table-cell office:value-type="float" office:value="119367" calcext:value-type="float">
            <text:p>119367</text:p>
          </table:table-cell>
        </table:table-row>
        <table:table-row table:style-name="ro2">
          <table:table-cell office:value-type="string" calcext:value-type="string">
            <text:p><text:a xlink:href="javascript:sym(8161)" xlink:type="simple">Ebet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江別市</text:p>
          </table:table-cell>
          <table:table-cell office:value-type="float" office:value="1" calcext:value-type="float">
            <text:p>1</text:p>
          </table:table-cell>
          <table:table-cell office:value-type="float" office:value="115495" calcext:value-type="float">
            <text:p>115495</text:p>
          </table:table-cell>
          <table:table-cell office:value-type="float" office:value="123877" calcext:value-type="float">
            <text:p>123877</text:p>
          </table:table-cell>
          <table:table-cell office:value-type="float" office:value="125601" calcext:value-type="float">
            <text:p>125601</text:p>
          </table:table-cell>
          <table:table-cell office:value-type="float" office:value="123722" calcext:value-type="float">
            <text:p>123722</text:p>
          </table:table-cell>
          <table:table-cell office:value-type="float" office:value="120636" calcext:value-type="float">
            <text:p>120636</text:p>
          </table:table-cell>
          <table:table-cell office:value-type="float" office:value="121056" calcext:value-type="float">
            <text:p>121056</text:p>
          </table:table-cell>
        </table:table-row>
        <table:table-row table:style-name="ro2">
          <table:table-cell office:value-type="string" calcext:value-type="string">
            <text:p><text:a xlink:href="javascript:sym(6820)" xlink:type="simple">Ebi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海老名市</text:p>
          </table:table-cell>
          <table:table-cell office:value-type="float" office:value="14" calcext:value-type="float">
            <text:p>14</text:p>
          </table:table-cell>
          <table:table-cell office:value-type="float" office:value="113430" calcext:value-type="float">
            <text:p>113430</text:p>
          </table:table-cell>
          <table:table-cell office:value-type="float" office:value="117519" calcext:value-type="float">
            <text:p>117519</text:p>
          </table:table-cell>
          <table:table-cell office:value-type="float" office:value="123764" calcext:value-type="float">
            <text:p>123764</text:p>
          </table:table-cell>
          <table:table-cell office:value-type="float" office:value="127707" calcext:value-type="float">
            <text:p>127707</text:p>
          </table:table-cell>
          <table:table-cell office:value-type="float" office:value="130190" calcext:value-type="float">
            <text:p>130190</text:p>
          </table:table-cell>
          <table:table-cell office:value-type="float" office:value="136516" calcext:value-type="float">
            <text:p>136516</text:p>
          </table:table-cell>
        </table:table-row>
        <table:table-row table:style-name="ro2">
          <table:table-cell office:value-type="string" calcext:value-type="string">
            <text:p><text:a xlink:href="javascript:sym(6821)" xlink:type="simple">Fuchū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府中市</text:p>
          </table:table-cell>
          <table:table-cell office:value-type="float" office:value="13" calcext:value-type="float">
            <text:p>13</text:p>
          </table:table-cell>
          <table:table-cell office:value-type="float" office:value="216211" calcext:value-type="float">
            <text:p>216211</text:p>
          </table:table-cell>
          <table:table-cell office:value-type="float" office:value="226769" calcext:value-type="float">
            <text:p>226769</text:p>
          </table:table-cell>
          <table:table-cell office:value-type="float" office:value="245623" calcext:value-type="float">
            <text:p>245623</text:p>
          </table:table-cell>
          <table:table-cell office:value-type="float" office:value="255506" calcext:value-type="float">
            <text:p>255506</text:p>
          </table:table-cell>
          <table:table-cell office:value-type="float" office:value="260274" calcext:value-type="float">
            <text:p>260274</text:p>
          </table:table-cell>
          <table:table-cell office:value-type="float" office:value="262790" calcext:value-type="float">
            <text:p>262790</text:p>
          </table:table-cell>
        </table:table-row>
        <table:table-row table:style-name="ro2">
          <table:table-cell office:value-type="string" calcext:value-type="string">
            <text:p><text:a xlink:href="javascript:sym(6822)" xlink:type="simple">Fuj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富士市</text:p>
          </table:table-cell>
          <table:table-cell office:value-type="float" office:value="22" calcext:value-type="float">
            <text:p>22</text:p>
          </table:table-cell>
          <table:table-cell office:value-type="float" office:value="246985" calcext:value-type="float">
            <text:p>246985</text:p>
          </table:table-cell>
          <table:table-cell office:value-type="float" office:value="251559" calcext:value-type="float">
            <text:p>251559</text:p>
          </table:table-cell>
          <table:table-cell office:value-type="float" office:value="253297" calcext:value-type="float">
            <text:p>253297</text:p>
          </table:table-cell>
          <table:table-cell office:value-type="float" office:value="254027" calcext:value-type="float">
            <text:p>254027</text:p>
          </table:table-cell>
          <table:table-cell office:value-type="float" office:value="248399" calcext:value-type="float">
            <text:p>248399</text:p>
          </table:table-cell>
          <table:table-cell office:value-type="float" office:value="245392" calcext:value-type="float">
            <text:p>245392</text:p>
          </table:table-cell>
        </table:table-row>
        <table:table-row table:style-name="ro2">
          <table:table-cell office:value-type="string" calcext:value-type="string">
            <text:p><text:a xlink:href="javascript:sym(6823)" xlink:type="simple">Fujie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藤枝市</text:p>
          </table:table-cell>
          <table:table-cell office:value-type="float" office:value="22" calcext:value-type="float">
            <text:p>22</text:p>
          </table:table-cell>
          <table:table-cell office:value-type="float" office:value="138388" calcext:value-type="float">
            <text:p>138388</text:p>
          </table:table-cell>
          <table:table-cell office:value-type="float" office:value="141643" calcext:value-type="float">
            <text:p>141643</text:p>
          </table:table-cell>
          <table:table-cell office:value-type="float" office:value="141944" calcext:value-type="float">
            <text:p>141944</text:p>
          </table:table-cell>
          <table:table-cell office:value-type="float" office:value="142151" calcext:value-type="float">
            <text:p>142151</text:p>
          </table:table-cell>
          <table:table-cell office:value-type="float" office:value="143605" calcext:value-type="float">
            <text:p>143605</text:p>
          </table:table-cell>
          <table:table-cell office:value-type="float" office:value="141342" calcext:value-type="float">
            <text:p>141342</text:p>
          </table:table-cell>
        </table:table-row>
        <table:table-row table:style-name="ro2">
          <table:table-cell office:value-type="string" calcext:value-type="string">
            <text:p><text:a xlink:href="javascript:sym(17783)" xlink:type="simple">Fujim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富士見市</text:p>
          </table:table-cell>
          <table:table-cell office:value-type="float" office:value="11" calcext:value-type="float">
            <text:p>11</text:p>
          </table:table-cell>
          <table:table-cell office:value-type="float" office:value="96972" calcext:value-type="float">
            <text:p>96972</text:p>
          </table:table-cell>
          <table:table-cell office:value-type="float" office:value="103247" calcext:value-type="float">
            <text:p>103247</text:p>
          </table:table-cell>
          <table:table-cell office:value-type="float" office:value="104748" calcext:value-type="float">
            <text:p>104748</text:p>
          </table:table-cell>
          <table:table-cell office:value-type="float" office:value="106736" calcext:value-type="float">
            <text:p>106736</text:p>
          </table:table-cell>
          <table:table-cell office:value-type="float" office:value="108102" calcext:value-type="float">
            <text:p>108102</text:p>
          </table:table-cell>
          <table:table-cell office:value-type="float" office:value="111859" calcext:value-type="float">
            <text:p>111859</text:p>
          </table:table-cell>
        </table:table-row>
        <table:table-row table:style-name="ro1">
          <table:table-cell office:value-type="string" calcext:value-type="string">
            <text:p><text:a xlink:href="javascript:sym(17888)" xlink:type="simple">Fujimino</text:a> (Kamifukuoka - Ō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ふじみ野市</text:p>
          </table:table-cell>
          <table:table-cell office:value-type="float" office:value="11" calcext:value-type="float">
            <text:p>11</text:p>
          </table:table-cell>
          <table:table-cell office:value-type="float" office:value="96390" calcext:value-type="float">
            <text:p>96390</text:p>
          </table:table-cell>
          <table:table-cell office:value-type="float" office:value="100118" calcext:value-type="float">
            <text:p>100118</text:p>
          </table:table-cell>
          <table:table-cell office:value-type="float" office:value="101960" calcext:value-type="float">
            <text:p>101960</text:p>
          </table:table-cell>
          <table:table-cell office:value-type="float" office:value="105695" calcext:value-type="float">
            <text:p>105695</text:p>
          </table:table-cell>
          <table:table-cell office:value-type="float" office:value="110970" calcext:value-type="float">
            <text:p>110970</text:p>
          </table:table-cell>
          <table:table-cell office:value-type="float" office:value="113597" calcext:value-type="float">
            <text:p>113597</text:p>
          </table:table-cell>
        </table:table-row>
        <table:table-row table:style-name="ro2">
          <table:table-cell office:value-type="string" calcext:value-type="string">
            <text:p><text:a xlink:href="javascript:sym(6824)" xlink:type="simple">Fujinomi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富士宮市</text:p>
          </table:table-cell>
          <table:table-cell office:value-type="float" office:value="22" calcext:value-type="float">
            <text:p>22</text:p>
          </table:table-cell>
          <table:table-cell office:value-type="float" office:value="129999" calcext:value-type="float">
            <text:p>129999</text:p>
          </table:table-cell>
          <table:table-cell office:value-type="float" office:value="130372" calcext:value-type="float">
            <text:p>130372</text:p>
          </table:table-cell>
          <table:table-cell office:value-type="float" office:value="131476" calcext:value-type="float">
            <text:p>131476</text:p>
          </table:table-cell>
          <table:table-cell office:value-type="float" office:value="132001" calcext:value-type="float">
            <text:p>132001</text:p>
          </table:table-cell>
          <table:table-cell office:value-type="float" office:value="130770" calcext:value-type="float">
            <text:p>130770</text:p>
          </table:table-cell>
          <table:table-cell office:value-type="float" office:value="128105" calcext:value-type="float">
            <text:p>128105</text:p>
          </table:table-cell>
        </table:table-row>
        <table:table-row table:style-name="ro2">
          <table:table-cell office:value-type="string" calcext:value-type="string">
            <text:p><text:a xlink:href="javascript:sym(6825)" xlink:type="simple">Fujis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藤沢市</text:p>
          </table:table-cell>
          <table:table-cell office:value-type="float" office:value="14" calcext:value-type="float">
            <text:p>14</text:p>
          </table:table-cell>
          <table:table-cell office:value-type="float" office:value="368651" calcext:value-type="float">
            <text:p>368651</text:p>
          </table:table-cell>
          <table:table-cell office:value-type="float" office:value="379185" calcext:value-type="float">
            <text:p>379185</text:p>
          </table:table-cell>
          <table:table-cell office:value-type="float" office:value="396014" calcext:value-type="float">
            <text:p>396014</text:p>
          </table:table-cell>
          <table:table-cell office:value-type="float" office:value="409657" calcext:value-type="float">
            <text:p>409657</text:p>
          </table:table-cell>
          <table:table-cell office:value-type="float" office:value="423894" calcext:value-type="float">
            <text:p>423894</text:p>
          </table:table-cell>
          <table:table-cell office:value-type="float" office:value="436905" calcext:value-type="float">
            <text:p>436905</text:p>
          </table:table-cell>
        </table:table-row>
        <table:table-row table:style-name="ro2">
          <table:table-cell office:value-type="string" calcext:value-type="string">
            <text:p><text:a xlink:href="javascript:sym(8162)" xlink:type="simple">Fuk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深谷市</text:p>
          </table:table-cell>
          <table:table-cell office:value-type="float" office:value="11" calcext:value-type="float">
            <text:p>11</text:p>
          </table:table-cell>
          <table:table-cell office:value-type="float" office:value="143116" calcext:value-type="float">
            <text:p>143116</text:p>
          </table:table-cell>
          <table:table-cell office:value-type="float" office:value="146562" calcext:value-type="float">
            <text:p>146562</text:p>
          </table:table-cell>
          <table:table-cell office:value-type="float" office:value="146600" calcext:value-type="float">
            <text:p>146600</text:p>
          </table:table-cell>
          <table:table-cell office:value-type="float" office:value="144618" calcext:value-type="float">
            <text:p>144618</text:p>
          </table:table-cell>
          <table:table-cell office:value-type="float" office:value="143811" calcext:value-type="float">
            <text:p>143811</text:p>
          </table:table-cell>
          <table:table-cell office:value-type="float" office:value="141268" calcext:value-type="float">
            <text:p>141268</text:p>
          </table:table-cell>
        </table:table-row>
        <table:table-row table:style-name="ro2">
          <table:table-cell office:value-type="string" calcext:value-type="string">
            <text:p><text:a xlink:href="javascript:sym(6826)" xlink:type="simple">Fuku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福井市</text:p>
          </table:table-cell>
          <table:table-cell office:value-type="float" office:value="18" calcext:value-type="float">
            <text:p>18</text:p>
          </table:table-cell>
          <table:table-cell office:value-type="float" office:value="272970" calcext:value-type="float">
            <text:p>272970</text:p>
          </table:table-cell>
          <table:table-cell office:value-type="float" office:value="269557" calcext:value-type="float">
            <text:p>269557</text:p>
          </table:table-cell>
          <table:table-cell office:value-type="float" office:value="269144" calcext:value-type="float">
            <text:p>269144</text:p>
          </table:table-cell>
          <table:table-cell office:value-type="float" office:value="266796" calcext:value-type="float">
            <text:p>266796</text:p>
          </table:table-cell>
          <table:table-cell office:value-type="float" office:value="265904" calcext:value-type="float">
            <text:p>265904</text:p>
          </table:table-cell>
          <table:table-cell office:value-type="float" office:value="262328" calcext:value-type="float">
            <text:p>262328</text:p>
          </table:table-cell>
        </table:table-row>
        <table:table-row table:style-name="ro2">
          <table:table-cell office:value-type="string" calcext:value-type="string">
            <text:p><text:a xlink:href="javascript:sym(6827)" xlink:type="simple">Fukuo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福岡市</text:p>
          </table:table-cell>
          <table:table-cell office:value-type="float" office:value="40" calcext:value-type="float">
            <text:p>40</text:p>
          </table:table-cell>
          <table:table-cell office:value-type="float" office:value="1284836" calcext:value-type="float">
            <text:p>1284836</text:p>
          </table:table-cell>
          <table:table-cell office:value-type="float" office:value="1341470" calcext:value-type="float">
            <text:p>1341470</text:p>
          </table:table-cell>
          <table:table-cell office:value-type="float" office:value="1401279" calcext:value-type="float">
            <text:p>1401279</text:p>
          </table:table-cell>
          <table:table-cell office:value-type="float" office:value="1463743" calcext:value-type="float">
            <text:p>1463743</text:p>
          </table:table-cell>
          <table:table-cell office:value-type="float" office:value="1538681" calcext:value-type="float">
            <text:p>1538681</text:p>
          </table:table-cell>
          <table:table-cell office:value-type="float" office:value="1612392" calcext:value-type="float">
            <text:p>1612392</text:p>
          </table:table-cell>
        </table:table-row>
        <table:table-row table:style-name="ro2">
          <table:table-cell office:value-type="string" calcext:value-type="string">
            <text:p><text:a xlink:href="javascript:sym(6828)" xlink:type="simple">Fukushi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福島市</text:p>
          </table:table-cell>
          <table:table-cell office:value-type="float" office:value="7" calcext:value-type="float">
            <text:p>7</text:p>
          </table:table-cell>
          <table:table-cell office:value-type="float" office:value="292696" calcext:value-type="float">
            <text:p>292696</text:p>
          </table:table-cell>
          <table:table-cell office:value-type="float" office:value="297894" calcext:value-type="float">
            <text:p>297894</text:p>
          </table:table-cell>
          <table:table-cell office:value-type="float" office:value="297357" calcext:value-type="float">
            <text:p>297357</text:p>
          </table:table-cell>
          <table:table-cell office:value-type="float" office:value="292590" calcext:value-type="float">
            <text:p>292590</text:p>
          </table:table-cell>
          <table:table-cell office:value-type="float" office:value="294247" calcext:value-type="float">
            <text:p>294247</text:p>
          </table:table-cell>
          <table:table-cell office:value-type="float" office:value="282693" calcext:value-type="float">
            <text:p>282693</text:p>
          </table:table-cell>
        </table:table-row>
        <table:table-row table:style-name="ro2">
          <table:table-cell office:value-type="string" calcext:value-type="string">
            <text:p><text:a xlink:href="javascript:sym(6829)" xlink:type="simple">Fukuy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福山市</text:p>
          </table:table-cell>
          <table:table-cell office:value-type="float" office:value="34" calcext:value-type="float">
            <text:p>34</text:p>
          </table:table-cell>
          <table:table-cell office:value-type="float" office:value="453791" calcext:value-type="float">
            <text:p>453791</text:p>
          </table:table-cell>
          <table:table-cell office:value-type="float" office:value="456908" calcext:value-type="float">
            <text:p>456908</text:p>
          </table:table-cell>
          <table:table-cell office:value-type="float" office:value="459087" calcext:value-type="float">
            <text:p>459087</text:p>
          </table:table-cell>
          <table:table-cell office:value-type="float" office:value="461357" calcext:value-type="float">
            <text:p>461357</text:p>
          </table:table-cell>
          <table:table-cell office:value-type="float" office:value="464811" calcext:value-type="float">
            <text:p>464811</text:p>
          </table:table-cell>
          <table:table-cell office:value-type="float" office:value="460930" calcext:value-type="float">
            <text:p>460930</text:p>
          </table:table-cell>
        </table:table-row>
        <table:table-row table:style-name="ro2">
          <table:table-cell office:value-type="string" calcext:value-type="string">
            <text:p><text:a xlink:href="javascript:sym(6830)" xlink:type="simple">Funabas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船橋市</text:p>
          </table:table-cell>
          <table:table-cell office:value-type="float" office:value="12" calcext:value-type="float">
            <text:p>12</text:p>
          </table:table-cell>
          <table:table-cell office:value-type="float" office:value="540817" calcext:value-type="float">
            <text:p>540817</text:p>
          </table:table-cell>
          <table:table-cell office:value-type="float" office:value="550074" calcext:value-type="float">
            <text:p>550074</text:p>
          </table:table-cell>
          <table:table-cell office:value-type="float" office:value="569835" calcext:value-type="float">
            <text:p>569835</text:p>
          </table:table-cell>
          <table:table-cell office:value-type="float" office:value="609040" calcext:value-type="float">
            <text:p>609040</text:p>
          </table:table-cell>
          <table:table-cell office:value-type="float" office:value="622890" calcext:value-type="float">
            <text:p>622890</text:p>
          </table:table-cell>
          <table:table-cell office:value-type="float" office:value="642907" calcext:value-type="float">
            <text:p>642907</text:p>
          </table:table-cell>
        </table:table-row>
        <table:table-row table:style-name="ro2">
          <table:table-cell office:value-type="string" calcext:value-type="string">
            <text:p><text:a xlink:href="javascript:sym(6831)" xlink:type="simple">Gif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岐阜市</text:p>
          </table:table-cell>
          <table:table-cell office:value-type="float" office:value="21" calcext:value-type="float">
            <text:p>21</text:p>
          </table:table-cell>
          <table:table-cell office:value-type="float" office:value="418574" calcext:value-type="float">
            <text:p>418574</text:p>
          </table:table-cell>
          <table:table-cell office:value-type="float" office:value="415085" calcext:value-type="float">
            <text:p>415085</text:p>
          </table:table-cell>
          <table:table-cell office:value-type="float" office:value="413367" calcext:value-type="float">
            <text:p>413367</text:p>
          </table:table-cell>
          <table:table-cell office:value-type="float" office:value="413136" calcext:value-type="float">
            <text:p>413136</text:p>
          </table:table-cell>
          <table:table-cell office:value-type="float" office:value="406735" calcext:value-type="float">
            <text:p>406735</text:p>
          </table:table-cell>
          <table:table-cell office:value-type="float" office:value="402557" calcext:value-type="float">
            <text:p>402557</text:p>
          </table:table-cell>
        </table:table-row>
        <table:table-row table:style-name="ro2">
          <table:table-cell office:value-type="string" calcext:value-type="string">
            <text:p><text:a xlink:href="javascript:sym(18122)" xlink:type="simple">Ginow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宜野湾市</text:p>
          </table:table-cell>
          <table:table-cell office:value-type="float" office:value="47" calcext:value-type="float">
            <text:p>47</text:p>
          </table:table-cell>
          <table:table-cell office:value-type="float" office:value="82862" calcext:value-type="float">
            <text:p>82862</text:p>
          </table:table-cell>
          <table:table-cell office:value-type="float" office:value="86744" calcext:value-type="float">
            <text:p>86744</text:p>
          </table:table-cell>
          <table:table-cell office:value-type="float" office:value="89769" calcext:value-type="float">
            <text:p>89769</text:p>
          </table:table-cell>
          <table:table-cell office:value-type="float" office:value="91928" calcext:value-type="float">
            <text:p>91928</text:p>
          </table:table-cell>
          <table:table-cell office:value-type="float" office:value="96243" calcext:value-type="float">
            <text:p>96243</text:p>
          </table:table-cell>
          <table:table-cell office:value-type="float" office:value="100125" calcext:value-type="float">
            <text:p>100125</text:p>
          </table:table-cell>
        </table:table-row>
        <table:table-row table:style-name="ro2">
          <table:table-cell office:value-type="string" calcext:value-type="string">
            <text:p><text:a xlink:href="javascript:sym(6832)" xlink:type="simple">Habiki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羽曳野市</text:p>
          </table:table-cell>
          <table:table-cell office:value-type="float" office:value="27" calcext:value-type="float">
            <text:p>27</text:p>
          </table:table-cell>
          <table:table-cell office:value-type="float" office:value="117735" calcext:value-type="float">
            <text:p>117735</text:p>
          </table:table-cell>
          <table:table-cell office:value-type="float" office:value="119246" calcext:value-type="float">
            <text:p>119246</text:p>
          </table:table-cell>
          <table:table-cell office:value-type="float" office:value="118695" calcext:value-type="float">
            <text:p>118695</text:p>
          </table:table-cell>
          <table:table-cell office:value-type="float" office:value="117681" calcext:value-type="float">
            <text:p>117681</text:p>
          </table:table-cell>
          <table:table-cell office:value-type="float" office:value="112683" calcext:value-type="float">
            <text:p>112683</text:p>
          </table:table-cell>
          <table:table-cell office:value-type="float" office:value="108736" calcext:value-type="float">
            <text:p>108736</text:p>
          </table:table-cell>
        </table:table-row>
        <table:table-row table:style-name="ro2">
          <table:table-cell office:value-type="string" calcext:value-type="string">
            <text:p><text:a xlink:href="javascript:sym(6833)" xlink:type="simple">Hachinoh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八戸市</text:p>
          </table:table-cell>
          <table:table-cell office:value-type="float" office:value="2" calcext:value-type="float">
            <text:p>2</text:p>
          </table:table-cell>
          <table:table-cell office:value-type="float" office:value="249358" calcext:value-type="float">
            <text:p>249358</text:p>
          </table:table-cell>
          <table:table-cell office:value-type="float" office:value="248608" calcext:value-type="float">
            <text:p>248608</text:p>
          </table:table-cell>
          <table:table-cell office:value-type="float" office:value="244700" calcext:value-type="float">
            <text:p>244700</text:p>
          </table:table-cell>
          <table:table-cell office:value-type="float" office:value="237615" calcext:value-type="float">
            <text:p>237615</text:p>
          </table:table-cell>
          <table:table-cell office:value-type="float" office:value="231257" calcext:value-type="float">
            <text:p>231257</text:p>
          </table:table-cell>
          <table:table-cell office:value-type="float" office:value="223415" calcext:value-type="float">
            <text:p>223415</text:p>
          </table:table-cell>
        </table:table-row>
        <table:table-row table:style-name="ro2">
          <table:table-cell office:value-type="string" calcext:value-type="string">
            <text:p><text:a xlink:href="javascript:sym(6834)" xlink:type="simple">Hachiōj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八王子市</text:p>
          </table:table-cell>
          <table:table-cell office:value-type="float" office:value="13" calcext:value-type="float">
            <text:p>13</text:p>
          </table:table-cell>
          <table:table-cell office:value-type="float" office:value="503363" calcext:value-type="float">
            <text:p>503363</text:p>
          </table:table-cell>
          <table:table-cell office:value-type="float" office:value="536046" calcext:value-type="float">
            <text:p>536046</text:p>
          </table:table-cell>
          <table:table-cell office:value-type="float" office:value="560012" calcext:value-type="float">
            <text:p>560012</text:p>
          </table:table-cell>
          <table:table-cell office:value-type="float" office:value="580053" calcext:value-type="float">
            <text:p>580053</text:p>
          </table:table-cell>
          <table:table-cell office:value-type="float" office:value="577513" calcext:value-type="float">
            <text:p>577513</text:p>
          </table:table-cell>
          <table:table-cell office:value-type="float" office:value="579355" calcext:value-type="float">
            <text:p>579355</text:p>
          </table:table-cell>
        </table:table-row>
        <table:table-row table:style-name="ro2">
          <table:table-cell office:value-type="string" calcext:value-type="string">
            <text:p><text:a xlink:href="javascript:sym(6835)" xlink:type="simple">Hada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秦野市</text:p>
          </table:table-cell>
          <table:table-cell office:value-type="float" office:value="14" calcext:value-type="float">
            <text:p>14</text:p>
          </table:table-cell>
          <table:table-cell office:value-type="float" office:value="164722" calcext:value-type="float">
            <text:p>164722</text:p>
          </table:table-cell>
          <table:table-cell office:value-type="float" office:value="168142" calcext:value-type="float">
            <text:p>168142</text:p>
          </table:table-cell>
          <table:table-cell office:value-type="float" office:value="168317" calcext:value-type="float">
            <text:p>168317</text:p>
          </table:table-cell>
          <table:table-cell office:value-type="float" office:value="170145" calcext:value-type="float">
            <text:p>170145</text:p>
          </table:table-cell>
          <table:table-cell office:value-type="float" office:value="167378" calcext:value-type="float">
            <text:p>167378</text:p>
          </table:table-cell>
          <table:table-cell office:value-type="float" office:value="162439" calcext:value-type="float">
            <text:p>162439</text:p>
          </table:table-cell>
        </table:table-row>
        <table:table-row table:style-name="ro2">
          <table:table-cell office:value-type="string" calcext:value-type="string">
            <text:p><text:a xlink:href="javascript:sym(6836)" xlink:type="simple">Hakoda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函館市</text:p>
          </table:table-cell>
          <table:table-cell office:value-type="float" office:value="1" calcext:value-type="float">
            <text:p>1</text:p>
          </table:table-cell>
          <table:table-cell office:value-type="float" office:value="318308" calcext:value-type="float">
            <text:p>318308</text:p>
          </table:table-cell>
          <table:table-cell office:value-type="float" office:value="305311" calcext:value-type="float">
            <text:p>305311</text:p>
          </table:table-cell>
          <table:table-cell office:value-type="float" office:value="294264" calcext:value-type="float">
            <text:p>294264</text:p>
          </table:table-cell>
          <table:table-cell office:value-type="float" office:value="279127" calcext:value-type="float">
            <text:p>279127</text:p>
          </table:table-cell>
          <table:table-cell office:value-type="float" office:value="265979" calcext:value-type="float">
            <text:p>265979</text:p>
          </table:table-cell>
          <table:table-cell office:value-type="float" office:value="251084" calcext:value-type="float">
            <text:p>251084</text:p>
          </table:table-cell>
        </table:table-row>
        <table:table-row table:style-name="ro3">
          <table:table-cell office:value-type="string" calcext:value-type="string">
            <text:p><text:a xlink:href="javascript:sym(17942)" xlink:type="simple">Hakusan</text:a> (Mattō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白山市</text:p>
          </table:table-cell>
          <table:table-cell office:value-type="float" office:value="17" calcext:value-type="float">
            <text:p>17</text:p>
          </table:table-cell>
          <table:table-cell office:value-type="float" office:value="103580" calcext:value-type="float">
            <text:p>103580</text:p>
          </table:table-cell>
          <table:table-cell office:value-type="float" office:value="106977" calcext:value-type="float">
            <text:p>106977</text:p>
          </table:table-cell>
          <table:table-cell office:value-type="float" office:value="109450" calcext:value-type="float">
            <text:p>109450</text:p>
          </table:table-cell>
          <table:table-cell office:value-type="float" office:value="110459" calcext:value-type="float">
            <text:p>110459</text:p>
          </table:table-cell>
          <table:table-cell office:value-type="float" office:value="109287" calcext:value-type="float">
            <text:p>109287</text:p>
          </table:table-cell>
          <table:table-cell office:value-type="float" office:value="110408" calcext:value-type="float">
            <text:p>110408</text:p>
          </table:table-cell>
        </table:table-row>
        <table:table-row table:style-name="ro2">
          <table:table-cell office:value-type="string" calcext:value-type="string">
            <text:p><text:a xlink:href="javascript:sym(6837)" xlink:type="simple">Hamamat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浜松市</text:p>
          </table:table-cell>
          <table:table-cell office:value-type="float" office:value="22" calcext:value-type="float">
            <text:p>22</text:p>
          </table:table-cell>
          <table:table-cell office:value-type="float" office:value="766832" calcext:value-type="float">
            <text:p>766832</text:p>
          </table:table-cell>
          <table:table-cell office:value-type="float" office:value="786306" calcext:value-type="float">
            <text:p>786306</text:p>
          </table:table-cell>
          <table:table-cell office:value-type="float" office:value="804032" calcext:value-type="float">
            <text:p>804032</text:p>
          </table:table-cell>
          <table:table-cell office:value-type="float" office:value="800866" calcext:value-type="float">
            <text:p>800866</text:p>
          </table:table-cell>
          <table:table-cell office:value-type="float" office:value="797980" calcext:value-type="float">
            <text:p>797980</text:p>
          </table:table-cell>
          <table:table-cell office:value-type="float" office:value="790718" calcext:value-type="float">
            <text:p>790718</text:p>
          </table:table-cell>
        </table:table-row>
        <table:table-row table:style-name="ro2">
          <table:table-cell office:value-type="string" calcext:value-type="string">
            <text:p><text:a xlink:href="javascript:sym(8166)" xlink:type="simple">Han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半田市</text:p>
          </table:table-cell>
          <table:table-cell office:value-type="float" office:value="23" calcext:value-type="float">
            <text:p>23</text:p>
          </table:table-cell>
          <table:table-cell office:value-type="float" office:value="106452" calcext:value-type="float">
            <text:p>106452</text:p>
          </table:table-cell>
          <table:table-cell office:value-type="float" office:value="110837" calcext:value-type="float">
            <text:p>110837</text:p>
          </table:table-cell>
          <table:table-cell office:value-type="float" office:value="115845" calcext:value-type="float">
            <text:p>115845</text:p>
          </table:table-cell>
          <table:table-cell office:value-type="float" office:value="118828" calcext:value-type="float">
            <text:p>118828</text:p>
          </table:table-cell>
          <table:table-cell office:value-type="float" office:value="116908" calcext:value-type="float">
            <text:p>116908</text:p>
          </table:table-cell>
          <table:table-cell office:value-type="float" office:value="117884" calcext:value-type="float">
            <text:p>117884</text:p>
          </table:table-cell>
        </table:table-row>
        <table:table-row table:style-name="ro2">
          <table:table-cell office:value-type="string" calcext:value-type="string">
            <text:p><text:a xlink:href="javascript:sym(18060)" xlink:type="simple">Hatsukaic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廿日市市</text:p>
          </table:table-cell>
          <table:table-cell office:value-type="float" office:value="34" calcext:value-type="float">
            <text:p>34</text:p>
          </table:table-cell>
          <table:table-cell office:value-type="float" office:value="112591" calcext:value-type="float">
            <text:p>112591</text:p>
          </table:table-cell>
          <table:table-cell office:value-type="float" office:value="114981" calcext:value-type="float">
            <text:p>114981</text:p>
          </table:table-cell>
          <table:table-cell office:value-type="float" office:value="115530" calcext:value-type="float">
            <text:p>115530</text:p>
          </table:table-cell>
          <table:table-cell office:value-type="float" office:value="114038" calcext:value-type="float">
            <text:p>114038</text:p>
          </table:table-cell>
          <table:table-cell office:value-type="float" office:value="114906" calcext:value-type="float">
            <text:p>114906</text:p>
          </table:table-cell>
          <table:table-cell office:value-type="float" office:value="114173" calcext:value-type="float">
            <text:p>114173</text:p>
          </table:table-cell>
        </table:table-row>
        <table:table-row table:style-name="ro2">
          <table:table-cell office:value-type="string" calcext:value-type="string">
            <text:p><text:a xlink:href="javascript:sym(8171)" xlink:type="simple">Higashihiroshi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東広島市</text:p>
          </table:table-cell>
          <table:table-cell office:value-type="float" office:value="34" calcext:value-type="float">
            <text:p>34</text:p>
          </table:table-cell>
          <table:table-cell office:value-type="float" office:value="165153" calcext:value-type="float">
            <text:p>165153</text:p>
          </table:table-cell>
          <table:table-cell office:value-type="float" office:value="175346" calcext:value-type="float">
            <text:p>175346</text:p>
          </table:table-cell>
          <table:table-cell office:value-type="float" office:value="184430" calcext:value-type="float">
            <text:p>184430</text:p>
          </table:table-cell>
          <table:table-cell office:value-type="float" office:value="190135" calcext:value-type="float">
            <text:p>190135</text:p>
          </table:table-cell>
          <table:table-cell office:value-type="float" office:value="192907" calcext:value-type="float">
            <text:p>192907</text:p>
          </table:table-cell>
          <table:table-cell office:value-type="float" office:value="196608" calcext:value-type="float">
            <text:p>196608</text:p>
          </table:table-cell>
        </table:table-row>
        <table:table-row table:style-name="ro2">
          <table:table-cell office:value-type="string" calcext:value-type="string">
            <text:p><text:a xlink:href="javascript:sym(6838)" xlink:type="simple">Higashikurum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東久留米市</text:p>
          </table:table-cell>
          <table:table-cell office:value-type="float" office:value="13" calcext:value-type="float">
            <text:p>13</text:p>
          </table:table-cell>
          <table:table-cell office:value-type="float" office:value="111097" calcext:value-type="float">
            <text:p>111097</text:p>
          </table:table-cell>
          <table:table-cell office:value-type="float" office:value="113302" calcext:value-type="float">
            <text:p>113302</text:p>
          </table:table-cell>
          <table:table-cell office:value-type="float" office:value="115330" calcext:value-type="float">
            <text:p>115330</text:p>
          </table:table-cell>
          <table:table-cell office:value-type="float" office:value="116546" calcext:value-type="float">
            <text:p>116546</text:p>
          </table:table-cell>
          <table:table-cell office:value-type="float" office:value="116632" calcext:value-type="float">
            <text:p>116632</text:p>
          </table:table-cell>
          <table:table-cell office:value-type="float" office:value="115271" calcext:value-type="float">
            <text:p>115271</text:p>
          </table:table-cell>
        </table:table-row>
        <table:table-row table:style-name="ro2">
          <table:table-cell office:value-type="string" calcext:value-type="string">
            <text:p><text:a xlink:href="javascript:sym(6839)" xlink:type="simple">Higashimuray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東村山市</text:p>
          </table:table-cell>
          <table:table-cell office:value-type="float" office:value="13" calcext:value-type="float">
            <text:p>13</text:p>
          </table:table-cell>
          <table:table-cell office:value-type="float" office:value="135112" calcext:value-type="float">
            <text:p>135112</text:p>
          </table:table-cell>
          <table:table-cell office:value-type="float" office:value="142290" calcext:value-type="float">
            <text:p>142290</text:p>
          </table:table-cell>
          <table:table-cell office:value-type="float" office:value="144929" calcext:value-type="float">
            <text:p>144929</text:p>
          </table:table-cell>
          <table:table-cell office:value-type="float" office:value="153557" calcext:value-type="float">
            <text:p>153557</text:p>
          </table:table-cell>
          <table:table-cell office:value-type="float" office:value="149956" calcext:value-type="float">
            <text:p>149956</text:p>
          </table:table-cell>
          <table:table-cell office:value-type="float" office:value="151815" calcext:value-type="float">
            <text:p>151815</text:p>
          </table:table-cell>
        </table:table-row>
        <table:table-row table:style-name="ro1">
          <table:table-cell office:value-type="string" calcext:value-type="string">
            <text:p><text:a xlink:href="javascript:sym(18001)" xlink:type="simple">Higashiōmi</text:a> (Yōkaichi - Notogaw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東近江市</text:p>
          </table:table-cell>
          <table:table-cell office:value-type="float" office:value="25" calcext:value-type="float">
            <text:p>25</text:p>
          </table:table-cell>
          <table:table-cell office:value-type="float" office:value="111322" calcext:value-type="float">
            <text:p>111322</text:p>
          </table:table-cell>
          <table:table-cell office:value-type="float" office:value="114395" calcext:value-type="float">
            <text:p>114395</text:p>
          </table:table-cell>
          <table:table-cell office:value-type="float" office:value="116797" calcext:value-type="float">
            <text:p>116797</text:p>
          </table:table-cell>
          <table:table-cell office:value-type="float" office:value="115479" calcext:value-type="float">
            <text:p>115479</text:p>
          </table:table-cell>
          <table:table-cell office:value-type="float" office:value="114180" calcext:value-type="float">
            <text:p>114180</text:p>
          </table:table-cell>
          <table:table-cell office:value-type="float" office:value="112819" calcext:value-type="float">
            <text:p>112819</text:p>
          </table:table-cell>
        </table:table-row>
        <table:table-row table:style-name="ro2">
          <table:table-cell office:value-type="string" calcext:value-type="string">
            <text:p><text:a xlink:href="javascript:sym(6840)" xlink:type="simple">Higashiōsa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東大阪市</text:p>
          </table:table-cell>
          <table:table-cell office:value-type="float" office:value="27" calcext:value-type="float">
            <text:p>27</text:p>
          </table:table-cell>
          <table:table-cell office:value-type="float" office:value="517232" calcext:value-type="float">
            <text:p>517232</text:p>
          </table:table-cell>
          <table:table-cell office:value-type="float" office:value="515094" calcext:value-type="float">
            <text:p>515094</text:p>
          </table:table-cell>
          <table:table-cell office:value-type="float" office:value="513821" calcext:value-type="float">
            <text:p>513821</text:p>
          </table:table-cell>
          <table:table-cell office:value-type="float" office:value="509533" calcext:value-type="float">
            <text:p>509533</text:p>
          </table:table-cell>
          <table:table-cell office:value-type="float" office:value="502784" calcext:value-type="float">
            <text:p>502784</text:p>
          </table:table-cell>
          <table:table-cell office:value-type="float" office:value="493940" calcext:value-type="float">
            <text:p>493940</text:p>
          </table:table-cell>
        </table:table-row>
        <table:table-row table:style-name="ro2">
          <table:table-cell office:value-type="string" calcext:value-type="string">
            <text:p><text:a xlink:href="javascript:sym(8168)" xlink:type="simple">Hiko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彦根市</text:p>
          </table:table-cell>
          <table:table-cell office:value-type="float" office:value="25" calcext:value-type="float">
            <text:p>25</text:p>
          </table:table-cell>
          <table:table-cell office:value-type="float" office:value="103508" calcext:value-type="float">
            <text:p>103508</text:p>
          </table:table-cell>
          <table:table-cell office:value-type="float" office:value="107860" calcext:value-type="float">
            <text:p>107860</text:p>
          </table:table-cell>
          <table:table-cell office:value-type="float" office:value="109779" calcext:value-type="float">
            <text:p>109779</text:p>
          </table:table-cell>
          <table:table-cell office:value-type="float" office:value="112156" calcext:value-type="float">
            <text:p>112156</text:p>
          </table:table-cell>
          <table:table-cell office:value-type="float" office:value="113679" calcext:value-type="float">
            <text:p>113679</text:p>
          </table:table-cell>
          <table:table-cell office:value-type="float" office:value="113647" calcext:value-type="float">
            <text:p>113647</text:p>
          </table:table-cell>
        </table:table-row>
        <table:table-row table:style-name="ro2">
          <table:table-cell office:value-type="string" calcext:value-type="string">
            <text:p><text:a xlink:href="javascript:sym(6841)" xlink:type="simple">Himej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姫路市</text:p>
          </table:table-cell>
          <table:table-cell office:value-type="float" office:value="28" calcext:value-type="float">
            <text:p>28</text:p>
          </table:table-cell>
          <table:table-cell office:value-type="float" office:value="527854" calcext:value-type="float">
            <text:p>527854</text:p>
          </table:table-cell>
          <table:table-cell office:value-type="float" office:value="534969" calcext:value-type="float">
            <text:p>534969</text:p>
          </table:table-cell>
          <table:table-cell office:value-type="float" office:value="536232" calcext:value-type="float">
            <text:p>536232</text:p>
          </table:table-cell>
          <table:table-cell office:value-type="float" office:value="536270" calcext:value-type="float">
            <text:p>536270</text:p>
          </table:table-cell>
          <table:table-cell office:value-type="float" office:value="535664" calcext:value-type="float">
            <text:p>535664</text:p>
          </table:table-cell>
          <table:table-cell office:value-type="float" office:value="530495" calcext:value-type="float">
            <text:p>530495</text:p>
          </table:table-cell>
        </table:table-row>
        <table:table-row table:style-name="ro2">
          <table:table-cell office:value-type="string" calcext:value-type="string">
            <text:p><text:a xlink:href="javascript:sym(6842)" xlink:type="simple">Hi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日野市</text:p>
          </table:table-cell>
          <table:table-cell office:value-type="float" office:value="13" calcext:value-type="float">
            <text:p>13</text:p>
          </table:table-cell>
          <table:table-cell office:value-type="float" office:value="166537" calcext:value-type="float">
            <text:p>166537</text:p>
          </table:table-cell>
          <table:table-cell office:value-type="float" office:value="167942" calcext:value-type="float">
            <text:p>167942</text:p>
          </table:table-cell>
          <table:table-cell office:value-type="float" office:value="176538" calcext:value-type="float">
            <text:p>176538</text:p>
          </table:table-cell>
          <table:table-cell office:value-type="float" office:value="180052" calcext:value-type="float">
            <text:p>180052</text:p>
          </table:table-cell>
          <table:table-cell office:value-type="float" office:value="186283" calcext:value-type="float">
            <text:p>186283</text:p>
          </table:table-cell>
          <table:table-cell office:value-type="float" office:value="190435" calcext:value-type="float">
            <text:p>190435</text:p>
          </table:table-cell>
        </table:table-row>
        <table:table-row table:style-name="ro2">
          <table:table-cell office:value-type="string" calcext:value-type="string">
            <text:p><text:a xlink:href="javascript:sym(6843)" xlink:type="simple">Hiraka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枚方市</text:p>
          </table:table-cell>
          <table:table-cell office:value-type="float" office:value="27" calcext:value-type="float">
            <text:p>27</text:p>
          </table:table-cell>
          <table:table-cell office:value-type="float" office:value="400144" calcext:value-type="float">
            <text:p>400144</text:p>
          </table:table-cell>
          <table:table-cell office:value-type="float" office:value="402563" calcext:value-type="float">
            <text:p>402563</text:p>
          </table:table-cell>
          <table:table-cell office:value-type="float" office:value="404044" calcext:value-type="float">
            <text:p>404044</text:p>
          </table:table-cell>
          <table:table-cell office:value-type="float" office:value="407978" calcext:value-type="float">
            <text:p>407978</text:p>
          </table:table-cell>
          <table:table-cell office:value-type="float" office:value="404152" calcext:value-type="float">
            <text:p>404152</text:p>
          </table:table-cell>
          <table:table-cell office:value-type="float" office:value="397289" calcext:value-type="float">
            <text:p>397289</text:p>
          </table:table-cell>
        </table:table-row>
        <table:table-row table:style-name="ro2">
          <table:table-cell office:value-type="string" calcext:value-type="string">
            <text:p><text:a xlink:href="javascript:sym(6844)" xlink:type="simple">Hiratsu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平塚市</text:p>
          </table:table-cell>
          <table:table-cell office:value-type="float" office:value="14" calcext:value-type="float">
            <text:p>14</text:p>
          </table:table-cell>
          <table:table-cell office:value-type="float" office:value="253822" calcext:value-type="float">
            <text:p>253822</text:p>
          </table:table-cell>
          <table:table-cell office:value-type="float" office:value="254633" calcext:value-type="float">
            <text:p>254633</text:p>
          </table:table-cell>
          <table:table-cell office:value-type="float" office:value="258958" calcext:value-type="float">
            <text:p>258958</text:p>
          </table:table-cell>
          <table:table-cell office:value-type="float" office:value="260780" calcext:value-type="float">
            <text:p>260780</text:p>
          </table:table-cell>
          <table:table-cell office:value-type="float" office:value="258227" calcext:value-type="float">
            <text:p>258227</text:p>
          </table:table-cell>
          <table:table-cell office:value-type="float" office:value="258422" calcext:value-type="float">
            <text:p>258422</text:p>
          </table:table-cell>
        </table:table-row>
        <table:table-row table:style-name="ro2">
          <table:table-cell office:value-type="string" calcext:value-type="string">
            <text:p><text:a xlink:href="javascript:sym(6845)" xlink:type="simple">Hiros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弘前市</text:p>
          </table:table-cell>
          <table:table-cell office:value-type="float" office:value="2" calcext:value-type="float">
            <text:p>2</text:p>
          </table:table-cell>
          <table:table-cell office:value-type="float" office:value="194197" calcext:value-type="float">
            <text:p>194197</text:p>
          </table:table-cell>
          <table:table-cell office:value-type="float" office:value="193217" calcext:value-type="float">
            <text:p>193217</text:p>
          </table:table-cell>
          <table:table-cell office:value-type="float" office:value="189043" calcext:value-type="float">
            <text:p>189043</text:p>
          </table:table-cell>
          <table:table-cell office:value-type="float" office:value="183473" calcext:value-type="float">
            <text:p>183473</text:p>
          </table:table-cell>
          <table:table-cell office:value-type="float" office:value="177411" calcext:value-type="float">
            <text:p>177411</text:p>
          </table:table-cell>
          <table:table-cell office:value-type="float" office:value="168466" calcext:value-type="float">
            <text:p>168466</text:p>
          </table:table-cell>
        </table:table-row>
        <table:table-row table:style-name="ro2">
          <table:table-cell office:value-type="string" calcext:value-type="string">
            <text:p><text:a xlink:href="javascript:sym(6846)" xlink:type="simple">Hiroshi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広島市</text:p>
          </table:table-cell>
          <table:table-cell office:value-type="float" office:value="34" calcext:value-type="float">
            <text:p>34</text:p>
          </table:table-cell>
          <table:table-cell office:value-type="float" office:value="1117117" calcext:value-type="float">
            <text:p>1117117</text:p>
          </table:table-cell>
          <table:table-cell office:value-type="float" office:value="1134134" calcext:value-type="float">
            <text:p>1134134</text:p>
          </table:table-cell>
          <table:table-cell office:value-type="float" office:value="1154391" calcext:value-type="float">
            <text:p>1154391</text:p>
          </table:table-cell>
          <table:table-cell office:value-type="float" office:value="1173843" calcext:value-type="float">
            <text:p>1173843</text:p>
          </table:table-cell>
          <table:table-cell office:value-type="float" office:value="1194034" calcext:value-type="float">
            <text:p>1194034</text:p>
          </table:table-cell>
          <table:table-cell office:value-type="float" office:value="1200754" calcext:value-type="float">
            <text:p>1200754</text:p>
          </table:table-cell>
        </table:table-row>
        <table:table-row table:style-name="ro2">
          <table:table-cell office:value-type="string" calcext:value-type="string">
            <text:p><text:a xlink:href="javascript:sym(6847)" xlink:type="simple">Hitac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日立市</text:p>
          </table:table-cell>
          <table:table-cell office:value-type="float" office:value="8" calcext:value-type="float">
            <text:p>8</text:p>
          </table:table-cell>
          <table:table-cell office:value-type="float" office:value="212304" calcext:value-type="float">
            <text:p>212304</text:p>
          </table:table-cell>
          <table:table-cell office:value-type="float" office:value="206589" calcext:value-type="float">
            <text:p>206589</text:p>
          </table:table-cell>
          <table:table-cell office:value-type="float" office:value="199218" calcext:value-type="float">
            <text:p>199218</text:p>
          </table:table-cell>
          <table:table-cell office:value-type="float" office:value="193129" calcext:value-type="float">
            <text:p>193129</text:p>
          </table:table-cell>
          <table:table-cell office:value-type="float" office:value="185054" calcext:value-type="float">
            <text:p>185054</text:p>
          </table:table-cell>
          <table:table-cell office:value-type="float" office:value="174508" calcext:value-type="float">
            <text:p>174508</text:p>
          </table:table-cell>
        </table:table-row>
        <table:table-row table:style-name="ro3">
          <table:table-cell office:value-type="string" calcext:value-type="string">
            <text:p><text:a xlink:href="javascript:sym(6877)" xlink:type="simple">Hitachinaka</text:a> (Katsut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ひたちなか市</text:p>
          </table:table-cell>
          <table:table-cell office:value-type="float" office:value="8" calcext:value-type="float">
            <text:p>8</text:p>
          </table:table-cell>
          <table:table-cell office:value-type="float" office:value="146750" calcext:value-type="float">
            <text:p>146750</text:p>
          </table:table-cell>
          <table:table-cell office:value-type="float" office:value="151673" calcext:value-type="float">
            <text:p>151673</text:p>
          </table:table-cell>
          <table:table-cell office:value-type="float" office:value="153639" calcext:value-type="float">
            <text:p>153639</text:p>
          </table:table-cell>
          <table:table-cell office:value-type="float" office:value="157060" calcext:value-type="float">
            <text:p>157060</text:p>
          </table:table-cell>
          <table:table-cell office:value-type="float" office:value="155689" calcext:value-type="float">
            <text:p>155689</text:p>
          </table:table-cell>
          <table:table-cell office:value-type="float" office:value="156581" calcext:value-type="float">
            <text:p>156581</text:p>
          </table:table-cell>
        </table:table-row>
        <table:table-row table:style-name="ro2">
          <table:table-cell office:value-type="string" calcext:value-type="string">
            <text:p><text:a xlink:href="javascript:sym(6848)" xlink:type="simple">Hōf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防府市</text:p>
          </table:table-cell>
          <table:table-cell office:value-type="float" office:value="35" calcext:value-type="float">
            <text:p>35</text:p>
          </table:table-cell>
          <table:table-cell office:value-type="float" office:value="118803" calcext:value-type="float">
            <text:p>118803</text:p>
          </table:table-cell>
          <table:table-cell office:value-type="float" office:value="117724" calcext:value-type="float">
            <text:p>117724</text:p>
          </table:table-cell>
          <table:table-cell office:value-type="float" office:value="116818" calcext:value-type="float">
            <text:p>116818</text:p>
          </table:table-cell>
          <table:table-cell office:value-type="float" office:value="116611" calcext:value-type="float">
            <text:p>116611</text:p>
          </table:table-cell>
          <table:table-cell office:value-type="float" office:value="115942" calcext:value-type="float">
            <text:p>115942</text:p>
          </table:table-cell>
          <table:table-cell office:value-type="float" office:value="113979" calcext:value-type="float">
            <text:p>113979</text:p>
          </table:table-cell>
        </table:table-row>
        <table:table-row table:style-name="ro2">
          <table:table-cell office:value-type="string" calcext:value-type="string">
            <text:p><text:a xlink:href="javascript:sym(6849)" xlink:type="simple">Ibar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茨木市</text:p>
          </table:table-cell>
          <table:table-cell office:value-type="float" office:value="27" calcext:value-type="float">
            <text:p>27</text:p>
          </table:table-cell>
          <table:table-cell office:value-type="float" office:value="258233" calcext:value-type="float">
            <text:p>258233</text:p>
          </table:table-cell>
          <table:table-cell office:value-type="float" office:value="260648" calcext:value-type="float">
            <text:p>260648</text:p>
          </table:table-cell>
          <table:table-cell office:value-type="float" office:value="267961" calcext:value-type="float">
            <text:p>267961</text:p>
          </table:table-cell>
          <table:table-cell office:value-type="float" office:value="274822" calcext:value-type="float">
            <text:p>274822</text:p>
          </table:table-cell>
          <table:table-cell office:value-type="float" office:value="280033" calcext:value-type="float">
            <text:p>280033</text:p>
          </table:table-cell>
          <table:table-cell office:value-type="float" office:value="287730" calcext:value-type="float">
            <text:p>287730</text:p>
          </table:table-cell>
        </table:table-row>
        <table:table-row table:style-name="ro2">
          <table:table-cell office:value-type="string" calcext:value-type="string">
            <text:p><text:a xlink:href="javascript:sym(6850)" xlink:type="simple">Ichih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市原市</text:p>
          </table:table-cell>
          <table:table-cell office:value-type="float" office:value="12" calcext:value-type="float">
            <text:p>12</text:p>
          </table:table-cell>
          <table:table-cell office:value-type="float" office:value="277061" calcext:value-type="float">
            <text:p>277061</text:p>
          </table:table-cell>
          <table:table-cell office:value-type="float" office:value="278218" calcext:value-type="float">
            <text:p>278218</text:p>
          </table:table-cell>
          <table:table-cell office:value-type="float" office:value="280255" calcext:value-type="float">
            <text:p>280255</text:p>
          </table:table-cell>
          <table:table-cell office:value-type="float" office:value="280416" calcext:value-type="float">
            <text:p>280416</text:p>
          </table:table-cell>
          <table:table-cell office:value-type="float" office:value="274656" calcext:value-type="float">
            <text:p>274656</text:p>
          </table:table-cell>
          <table:table-cell office:value-type="float" office:value="269524" calcext:value-type="float">
            <text:p>269524</text:p>
          </table:table-cell>
        </table:table-row>
        <table:table-row table:style-name="ro2">
          <table:table-cell office:value-type="string" calcext:value-type="string">
            <text:p><text:a xlink:href="javascript:sym(6851)" xlink:type="simple">Ichik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市川市</text:p>
          </table:table-cell>
          <table:table-cell office:value-type="float" office:value="12" calcext:value-type="float">
            <text:p>12</text:p>
          </table:table-cell>
          <table:table-cell office:value-type="float" office:value="440555" calcext:value-type="float">
            <text:p>440555</text:p>
          </table:table-cell>
          <table:table-cell office:value-type="float" office:value="448642" calcext:value-type="float">
            <text:p>448642</text:p>
          </table:table-cell>
          <table:table-cell office:value-type="float" office:value="466608" calcext:value-type="float">
            <text:p>466608</text:p>
          </table:table-cell>
          <table:table-cell office:value-type="float" office:value="473919" calcext:value-type="float">
            <text:p>473919</text:p>
          </table:table-cell>
          <table:table-cell office:value-type="float" office:value="481732" calcext:value-type="float">
            <text:p>481732</text:p>
          </table:table-cell>
          <table:table-cell office:value-type="float" office:value="496676" calcext:value-type="float">
            <text:p>496676</text:p>
          </table:table-cell>
        </table:table-row>
        <table:table-row table:style-name="ro2">
          <table:table-cell office:value-type="string" calcext:value-type="string">
            <text:p><text:a xlink:href="javascript:sym(6852)" xlink:type="simple">Ichinomi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一宮市</text:p>
          </table:table-cell>
          <table:table-cell office:value-type="float" office:value="23" calcext:value-type="float">
            <text:p>23</text:p>
          </table:table-cell>
          <table:table-cell office:value-type="float" office:value="353999" calcext:value-type="float">
            <text:p>353999</text:p>
          </table:table-cell>
          <table:table-cell office:value-type="float" office:value="362726" calcext:value-type="float">
            <text:p>362726</text:p>
          </table:table-cell>
          <table:table-cell office:value-type="float" office:value="371687" calcext:value-type="float">
            <text:p>371687</text:p>
          </table:table-cell>
          <table:table-cell office:value-type="float" office:value="378566" calcext:value-type="float">
            <text:p>378566</text:p>
          </table:table-cell>
          <table:table-cell office:value-type="float" office:value="380868" calcext:value-type="float">
            <text:p>380868</text:p>
          </table:table-cell>
          <table:table-cell office:value-type="float" office:value="380073" calcext:value-type="float">
            <text:p>380073</text:p>
          </table:table-cell>
        </table:table-row>
        <table:table-row table:style-name="ro2">
          <table:table-cell office:value-type="string" calcext:value-type="string">
            <text:p><text:a xlink:href="javascript:sym(17813)" xlink:type="simple">Ichinose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一関市</text:p>
          </table:table-cell>
          <table:table-cell office:value-type="float" office:value="3" calcext:value-type="float">
            <text:p>3</text:p>
          </table:table-cell>
          <table:table-cell office:value-type="float" office:value="143974" calcext:value-type="float">
            <text:p>143974</text:p>
          </table:table-cell>
          <table:table-cell office:value-type="float" office:value="140825" calcext:value-type="float">
            <text:p>140825</text:p>
          </table:table-cell>
          <table:table-cell office:value-type="float" office:value="135722" calcext:value-type="float">
            <text:p>135722</text:p>
          </table:table-cell>
          <table:table-cell office:value-type="float" office:value="127642" calcext:value-type="float">
            <text:p>127642</text:p>
          </table:table-cell>
          <table:table-cell office:value-type="float" office:value="121583" calcext:value-type="float">
            <text:p>121583</text:p>
          </table:table-cell>
          <table:table-cell office:value-type="float" office:value="111932" calcext:value-type="float">
            <text:p>111932</text:p>
          </table:table-cell>
        </table:table-row>
        <table:table-row table:style-name="ro2">
          <table:table-cell office:value-type="string" calcext:value-type="string">
            <text:p><text:a xlink:href="javascript:sym(18080)" xlink:type="simple">Iizu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飯塚市</text:p>
          </table:table-cell>
          <table:table-cell office:value-type="float" office:value="40" calcext:value-type="float">
            <text:p>40</text:p>
          </table:table-cell>
          <table:table-cell office:value-type="float" office:value="140463" calcext:value-type="float">
            <text:p>140463</text:p>
          </table:table-cell>
          <table:table-cell office:value-type="float" office:value="136701" calcext:value-type="float">
            <text:p>136701</text:p>
          </table:table-cell>
          <table:table-cell office:value-type="float" office:value="133357" calcext:value-type="float">
            <text:p>133357</text:p>
          </table:table-cell>
          <table:table-cell office:value-type="float" office:value="131492" calcext:value-type="float">
            <text:p>131492</text:p>
          </table:table-cell>
          <table:table-cell office:value-type="float" office:value="129146" calcext:value-type="float">
            <text:p>129146</text:p>
          </table:table-cell>
          <table:table-cell office:value-type="float" office:value="126364" calcext:value-type="float">
            <text:p>126364</text:p>
          </table:table-cell>
        </table:table-row>
        <table:table-row table:style-name="ro2">
          <table:table-cell office:value-type="string" calcext:value-type="string">
            <text:p><text:a xlink:href="javascript:sym(6853)" xlink:type="simple">Ike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池田市</text:p>
          </table:table-cell>
          <table:table-cell office:value-type="float" office:value="27" calcext:value-type="float">
            <text:p>27</text:p>
          </table:table-cell>
          <table:table-cell office:value-type="float" office:value="104293" calcext:value-type="float">
            <text:p>104293</text:p>
          </table:table-cell>
          <table:table-cell office:value-type="float" office:value="101516" calcext:value-type="float">
            <text:p>101516</text:p>
          </table:table-cell>
          <table:table-cell office:value-type="float" office:value="101616" calcext:value-type="float">
            <text:p>101616</text:p>
          </table:table-cell>
          <table:table-cell office:value-type="float" office:value="104229" calcext:value-type="float">
            <text:p>104229</text:p>
          </table:table-cell>
          <table:table-cell office:value-type="float" office:value="103069" calcext:value-type="float">
            <text:p>103069</text:p>
          </table:table-cell>
          <table:table-cell office:value-type="float" office:value="104993" calcext:value-type="float">
            <text:p>104993</text:p>
          </table:table-cell>
        </table:table-row>
        <table:table-row table:style-name="ro2">
          <table:table-cell office:value-type="string" calcext:value-type="string">
            <text:p><text:a xlink:href="javascript:sym(8170)" xlink:type="simple">Iko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生駒市</text:p>
          </table:table-cell>
          <table:table-cell office:value-type="float" office:value="29" calcext:value-type="float">
            <text:p>29</text:p>
          </table:table-cell>
          <table:table-cell office:value-type="float" office:value="106726" calcext:value-type="float">
            <text:p>106726</text:p>
          </table:table-cell>
          <table:table-cell office:value-type="float" office:value="112830" calcext:value-type="float">
            <text:p>112830</text:p>
          </table:table-cell>
          <table:table-cell office:value-type="float" office:value="113686" calcext:value-type="float">
            <text:p>113686</text:p>
          </table:table-cell>
          <table:table-cell office:value-type="float" office:value="118113" calcext:value-type="float">
            <text:p>118113</text:p>
          </table:table-cell>
          <table:table-cell office:value-type="float" office:value="118233" calcext:value-type="float">
            <text:p>118233</text:p>
          </table:table-cell>
          <table:table-cell office:value-type="float" office:value="116675" calcext:value-type="float">
            <text:p>116675</text:p>
          </table:table-cell>
        </table:table-row>
        <table:table-row table:style-name="ro2">
          <table:table-cell office:value-type="string" calcext:value-type="string">
            <text:p><text:a xlink:href="javascript:sym(6854)" xlink:type="simple">Imaba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今治市</text:p>
          </table:table-cell>
          <table:table-cell office:value-type="float" office:value="38" calcext:value-type="float">
            <text:p>38</text:p>
          </table:table-cell>
          <table:table-cell office:value-type="float" office:value="185435" calcext:value-type="float">
            <text:p>185435</text:p>
          </table:table-cell>
          <table:table-cell office:value-type="float" office:value="180627" calcext:value-type="float">
            <text:p>180627</text:p>
          </table:table-cell>
          <table:table-cell office:value-type="float" office:value="173983" calcext:value-type="float">
            <text:p>173983</text:p>
          </table:table-cell>
          <table:table-cell office:value-type="float" office:value="166532" calcext:value-type="float">
            <text:p>166532</text:p>
          </table:table-cell>
          <table:table-cell office:value-type="float" office:value="158114" calcext:value-type="float">
            <text:p>158114</text:p>
          </table:table-cell>
          <table:table-cell office:value-type="float" office:value="151672" calcext:value-type="float">
            <text:p>151672</text:p>
          </table:table-cell>
        </table:table-row>
        <table:table-row table:style-name="ro2">
          <table:table-cell office:value-type="string" calcext:value-type="string">
            <text:p><text:a xlink:href="javascript:sym(17784)" xlink:type="simple">Inaz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稲沢市</text:p>
          </table:table-cell>
          <table:table-cell office:value-type="float" office:value="23" calcext:value-type="float">
            <text:p>23</text:p>
          </table:table-cell>
          <table:table-cell office:value-type="float" office:value="135080" calcext:value-type="float">
            <text:p>135080</text:p>
          </table:table-cell>
          <table:table-cell office:value-type="float" office:value="136938" calcext:value-type="float">
            <text:p>136938</text:p>
          </table:table-cell>
          <table:table-cell office:value-type="float" office:value="136965" calcext:value-type="float">
            <text:p>136965</text:p>
          </table:table-cell>
          <table:table-cell office:value-type="float" office:value="136358" calcext:value-type="float">
            <text:p>136358</text:p>
          </table:table-cell>
          <table:table-cell office:value-type="float" office:value="136867" calcext:value-type="float">
            <text:p>136867</text:p>
          </table:table-cell>
          <table:table-cell office:value-type="float" office:value="134751" calcext:value-type="float">
            <text:p>134751</text:p>
          </table:table-cell>
        </table:table-row>
        <table:table-row table:style-name="ro2">
          <table:table-cell office:value-type="string" calcext:value-type="string">
            <text:p><text:a xlink:href="javascript:sym(17907)" xlink:type="simple">Inz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印西市</text:p>
          </table:table-cell>
          <table:table-cell office:value-type="float" office:value="12" calcext:value-type="float">
            <text:p>12</text:p>
          </table:table-cell>
          <table:table-cell office:value-type="float" office:value="72278" calcext:value-type="float">
            <text:p>72278</text:p>
          </table:table-cell>
          <table:table-cell office:value-type="float" office:value="79780" calcext:value-type="float">
            <text:p>79780</text:p>
          </table:table-cell>
          <table:table-cell office:value-type="float" office:value="81102" calcext:value-type="float">
            <text:p>81102</text:p>
          </table:table-cell>
          <table:table-cell office:value-type="float" office:value="88176" calcext:value-type="float">
            <text:p>88176</text:p>
          </table:table-cell>
          <table:table-cell office:value-type="float" office:value="92670" calcext:value-type="float">
            <text:p>92670</text:p>
          </table:table-cell>
          <table:table-cell office:value-type="float" office:value="102609" calcext:value-type="float">
            <text:p>102609</text:p>
          </table:table-cell>
        </table:table-row>
        <table:table-row table:style-name="ro2">
          <table:table-cell office:value-type="string" calcext:value-type="string">
            <text:p><text:a xlink:href="javascript:sym(6855)" xlink:type="simple">Iru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入間市</text:p>
          </table:table-cell>
          <table:table-cell office:value-type="float" office:value="11" calcext:value-type="float">
            <text:p>11</text:p>
          </table:table-cell>
          <table:table-cell office:value-type="float" office:value="144402" calcext:value-type="float">
            <text:p>144402</text:p>
          </table:table-cell>
          <table:table-cell office:value-type="float" office:value="147909" calcext:value-type="float">
            <text:p>147909</text:p>
          </table:table-cell>
          <table:table-cell office:value-type="float" office:value="148576" calcext:value-type="float">
            <text:p>148576</text:p>
          </table:table-cell>
          <table:table-cell office:value-type="float" office:value="149872" calcext:value-type="float">
            <text:p>149872</text:p>
          </table:table-cell>
          <table:table-cell office:value-type="float" office:value="148390" calcext:value-type="float">
            <text:p>148390</text:p>
          </table:table-cell>
          <table:table-cell office:value-type="float" office:value="145651" calcext:value-type="float">
            <text:p>145651</text:p>
          </table:table-cell>
        </table:table-row>
        <table:table-row table:style-name="ro2">
          <table:table-cell office:value-type="string" calcext:value-type="string">
            <text:p><text:a xlink:href="javascript:sym(18100)" xlink:type="simple">Isah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諫早市</text:p>
          </table:table-cell>
          <table:table-cell office:value-type="float" office:value="42" calcext:value-type="float">
            <text:p>42</text:p>
          </table:table-cell>
          <table:table-cell office:value-type="float" office:value="142517" calcext:value-type="float">
            <text:p>142517</text:p>
          </table:table-cell>
          <table:table-cell office:value-type="float" office:value="144299" calcext:value-type="float">
            <text:p>144299</text:p>
          </table:table-cell>
          <table:table-cell office:value-type="float" office:value="144034" calcext:value-type="float">
            <text:p>144034</text:p>
          </table:table-cell>
          <table:table-cell office:value-type="float" office:value="140752" calcext:value-type="float">
            <text:p>140752</text:p>
          </table:table-cell>
          <table:table-cell office:value-type="float" office:value="138078" calcext:value-type="float">
            <text:p>138078</text:p>
          </table:table-cell>
          <table:table-cell office:value-type="float" office:value="133852" calcext:value-type="float">
            <text:p>133852</text:p>
          </table:table-cell>
        </table:table-row>
        <table:table-row table:style-name="ro2">
          <table:table-cell office:value-type="string" calcext:value-type="string">
            <text:p><text:a xlink:href="javascript:sym(6856)" xlink:type="simple">Is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伊勢市</text:p>
          </table:table-cell>
          <table:table-cell office:value-type="float" office:value="24" calcext:value-type="float">
            <text:p>24</text:p>
          </table:table-cell>
          <table:table-cell office:value-type="float" office:value="138404" calcext:value-type="float">
            <text:p>138404</text:p>
          </table:table-cell>
          <table:table-cell office:value-type="float" office:value="136173" calcext:value-type="float">
            <text:p>136173</text:p>
          </table:table-cell>
          <table:table-cell office:value-type="float" office:value="135030" calcext:value-type="float">
            <text:p>135030</text:p>
          </table:table-cell>
          <table:table-cell office:value-type="float" office:value="130271" calcext:value-type="float">
            <text:p>130271</text:p>
          </table:table-cell>
          <table:table-cell office:value-type="float" office:value="127817" calcext:value-type="float">
            <text:p>127817</text:p>
          </table:table-cell>
          <table:table-cell office:value-type="float" office:value="122765" calcext:value-type="float">
            <text:p>122765</text:p>
          </table:table-cell>
        </table:table-row>
        <table:table-row table:style-name="ro2">
          <table:table-cell office:value-type="string" calcext:value-type="string">
            <text:p><text:a xlink:href="javascript:sym(17920)" xlink:type="simple">Iseh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伊勢原市</text:p>
          </table:table-cell>
          <table:table-cell office:value-type="float" office:value="14" calcext:value-type="float">
            <text:p>14</text:p>
          </table:table-cell>
          <table:table-cell office:value-type="float" office:value="98123" calcext:value-type="float">
            <text:p>98123</text:p>
          </table:table-cell>
          <table:table-cell office:value-type="float" office:value="99544" calcext:value-type="float">
            <text:p>99544</text:p>
          </table:table-cell>
          <table:table-cell office:value-type="float" office:value="100579" calcext:value-type="float">
            <text:p>100579</text:p>
          </table:table-cell>
          <table:table-cell office:value-type="float" office:value="101039" calcext:value-type="float">
            <text:p>101039</text:p>
          </table:table-cell>
          <table:table-cell office:value-type="float" office:value="101514" calcext:value-type="float">
            <text:p>101514</text:p>
          </table:table-cell>
          <table:table-cell office:value-type="float" office:value="101780" calcext:value-type="float">
            <text:p>101780</text:p>
          </table:table-cell>
        </table:table-row>
        <table:table-row table:style-name="ro2">
          <table:table-cell office:value-type="string" calcext:value-type="string">
            <text:p><text:a xlink:href="javascript:sym(6857)" xlink:type="simple">Ises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伊勢崎市</text:p>
          </table:table-cell>
          <table:table-cell office:value-type="float" office:value="10" calcext:value-type="float">
            <text:p>10</text:p>
          </table:table-cell>
          <table:table-cell office:value-type="float" office:value="184420" calcext:value-type="float">
            <text:p>184420</text:p>
          </table:table-cell>
          <table:table-cell office:value-type="float" office:value="194393" calcext:value-type="float">
            <text:p>194393</text:p>
          </table:table-cell>
          <table:table-cell office:value-type="float" office:value="202447" calcext:value-type="float">
            <text:p>202447</text:p>
          </table:table-cell>
          <table:table-cell office:value-type="float" office:value="207221" calcext:value-type="float">
            <text:p>207221</text:p>
          </table:table-cell>
          <table:table-cell office:value-type="float" office:value="208814" calcext:value-type="float">
            <text:p>208814</text:p>
          </table:table-cell>
          <table:table-cell office:value-type="float" office:value="211850" calcext:value-type="float">
            <text:p>211850</text:p>
          </table:table-cell>
        </table:table-row>
        <table:table-row table:style-name="ro2">
          <table:table-cell office:value-type="string" calcext:value-type="string">
            <text:p><text:a xlink:href="javascript:sym(6858)" xlink:type="simple">Ishinom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石巻市</text:p>
          </table:table-cell>
          <table:table-cell office:value-type="float" office:value="4" calcext:value-type="float">
            <text:p>4</text:p>
          </table:table-cell>
          <table:table-cell office:value-type="float" office:value="178923" calcext:value-type="float">
            <text:p>178923</text:p>
          </table:table-cell>
          <table:table-cell office:value-type="float" office:value="174778" calcext:value-type="float">
            <text:p>174778</text:p>
          </table:table-cell>
          <table:table-cell office:value-type="float" office:value="167324" calcext:value-type="float">
            <text:p>167324</text:p>
          </table:table-cell>
          <table:table-cell office:value-type="float" office:value="160826" calcext:value-type="float">
            <text:p>160826</text:p>
          </table:table-cell>
          <table:table-cell office:value-type="float" office:value="147214" calcext:value-type="float">
            <text:p>147214</text:p>
          </table:table-cell>
          <table:table-cell office:value-type="float" office:value="140151" calcext:value-type="float">
            <text:p>140151</text:p>
          </table:table-cell>
        </table:table-row>
        <table:table-row table:style-name="ro2">
          <table:table-cell office:value-type="string" calcext:value-type="string">
            <text:p><text:a xlink:href="javascript:sym(6859)" xlink:type="simple">Itam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伊丹市</text:p>
          </table:table-cell>
          <table:table-cell office:value-type="float" office:value="28" calcext:value-type="float">
            <text:p>28</text:p>
          </table:table-cell>
          <table:table-cell office:value-type="float" office:value="188431" calcext:value-type="float">
            <text:p>188431</text:p>
          </table:table-cell>
          <table:table-cell office:value-type="float" office:value="192159" calcext:value-type="float">
            <text:p>192159</text:p>
          </table:table-cell>
          <table:table-cell office:value-type="float" office:value="192250" calcext:value-type="float">
            <text:p>192250</text:p>
          </table:table-cell>
          <table:table-cell office:value-type="float" office:value="196127" calcext:value-type="float">
            <text:p>196127</text:p>
          </table:table-cell>
          <table:table-cell office:value-type="float" office:value="196883" calcext:value-type="float">
            <text:p>196883</text:p>
          </table:table-cell>
          <table:table-cell office:value-type="float" office:value="198138" calcext:value-type="float">
            <text:p>198138</text:p>
          </table:table-cell>
        </table:table-row>
        <table:table-row table:style-name="ro2">
          <table:table-cell office:value-type="string" calcext:value-type="string">
            <text:p><text:a xlink:href="javascript:sym(6860)" xlink:type="simple">Iw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いわき市</text:p>
          </table:table-cell>
          <table:table-cell office:value-type="float" office:value="7" calcext:value-type="float">
            <text:p>7</text:p>
          </table:table-cell>
          <table:table-cell office:value-type="float" office:value="360598" calcext:value-type="float">
            <text:p>360598</text:p>
          </table:table-cell>
          <table:table-cell office:value-type="float" office:value="360138" calcext:value-type="float">
            <text:p>360138</text:p>
          </table:table-cell>
          <table:table-cell office:value-type="float" office:value="354492" calcext:value-type="float">
            <text:p>354492</text:p>
          </table:table-cell>
          <table:table-cell office:value-type="float" office:value="342249" calcext:value-type="float">
            <text:p>342249</text:p>
          </table:table-cell>
          <table:table-cell office:value-type="float" office:value="350237" calcext:value-type="float">
            <text:p>350237</text:p>
          </table:table-cell>
          <table:table-cell office:value-type="float" office:value="332931" calcext:value-type="float">
            <text:p>332931</text:p>
          </table:table-cell>
        </table:table-row>
        <table:table-row table:style-name="ro2">
          <table:table-cell office:value-type="string" calcext:value-type="string">
            <text:p><text:a xlink:href="javascript:sym(6861)" xlink:type="simple">Iwaku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岩国市</text:p>
          </table:table-cell>
          <table:table-cell office:value-type="float" office:value="35" calcext:value-type="float">
            <text:p>35</text:p>
          </table:table-cell>
          <table:table-cell office:value-type="float" office:value="156347" calcext:value-type="float">
            <text:p>156347</text:p>
          </table:table-cell>
          <table:table-cell office:value-type="float" office:value="153985" calcext:value-type="float">
            <text:p>153985</text:p>
          </table:table-cell>
          <table:table-cell office:value-type="float" office:value="149702" calcext:value-type="float">
            <text:p>149702</text:p>
          </table:table-cell>
          <table:table-cell office:value-type="float" office:value="143857" calcext:value-type="float">
            <text:p>143857</text:p>
          </table:table-cell>
          <table:table-cell office:value-type="float" office:value="136757" calcext:value-type="float">
            <text:p>136757</text:p>
          </table:table-cell>
          <table:table-cell office:value-type="float" office:value="129125" calcext:value-type="float">
            <text:p>129125</text:p>
          </table:table-cell>
        </table:table-row>
        <table:table-row table:style-name="ro2">
          <table:table-cell office:value-type="string" calcext:value-type="string">
            <text:p><text:a xlink:href="javascript:sym(17971)" xlink:type="simple">Iwa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磐田市</text:p>
          </table:table-cell>
          <table:table-cell office:value-type="float" office:value="22" calcext:value-type="float">
            <text:p>22</text:p>
          </table:table-cell>
          <table:table-cell office:value-type="float" office:value="162667" calcext:value-type="float">
            <text:p>162667</text:p>
          </table:table-cell>
          <table:table-cell office:value-type="float" office:value="166002" calcext:value-type="float">
            <text:p>166002</text:p>
          </table:table-cell>
          <table:table-cell office:value-type="float" office:value="170899" calcext:value-type="float">
            <text:p>170899</text:p>
          </table:table-cell>
          <table:table-cell office:value-type="float" office:value="168625" calcext:value-type="float">
            <text:p>168625</text:p>
          </table:table-cell>
          <table:table-cell office:value-type="float" office:value="167210" calcext:value-type="float">
            <text:p>167210</text:p>
          </table:table-cell>
          <table:table-cell office:value-type="float" office:value="166672" calcext:value-type="float">
            <text:p>166672</text:p>
          </table:table-cell>
        </table:table-row>
        <table:table-row table:style-name="ro2">
          <table:table-cell office:value-type="string" calcext:value-type="string">
            <text:p><text:a xlink:href="javascript:sym(6864)" xlink:type="simple">Izum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和泉市</text:p>
          </table:table-cell>
          <table:table-cell office:value-type="float" office:value="27" calcext:value-type="float">
            <text:p>27</text:p>
          </table:table-cell>
          <table:table-cell office:value-type="float" office:value="157300" calcext:value-type="float">
            <text:p>157300</text:p>
          </table:table-cell>
          <table:table-cell office:value-type="float" office:value="172974" calcext:value-type="float">
            <text:p>172974</text:p>
          </table:table-cell>
          <table:table-cell office:value-type="float" office:value="177856" calcext:value-type="float">
            <text:p>177856</text:p>
          </table:table-cell>
          <table:table-cell office:value-type="float" office:value="184988" calcext:value-type="float">
            <text:p>184988</text:p>
          </table:table-cell>
          <table:table-cell office:value-type="float" office:value="186109" calcext:value-type="float">
            <text:p>186109</text:p>
          </table:table-cell>
          <table:table-cell office:value-type="float" office:value="184495" calcext:value-type="float">
            <text:p>184495</text:p>
          </table:table-cell>
        </table:table-row>
        <table:table-row table:style-name="ro2">
          <table:table-cell office:value-type="string" calcext:value-type="string">
            <text:p><text:a xlink:href="javascript:sym(18014)" xlink:type="simple">Izumisa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泉佐野市</text:p>
          </table:table-cell>
          <table:table-cell office:value-type="float" office:value="27" calcext:value-type="float">
            <text:p>27</text:p>
          </table:table-cell>
          <table:table-cell office:value-type="float" office:value="92583" calcext:value-type="float">
            <text:p>92583</text:p>
          </table:table-cell>
          <table:table-cell office:value-type="float" office:value="96064" calcext:value-type="float">
            <text:p>96064</text:p>
          </table:table-cell>
          <table:table-cell office:value-type="float" office:value="98889" calcext:value-type="float">
            <text:p>98889</text:p>
          </table:table-cell>
          <table:table-cell office:value-type="float" office:value="100801" calcext:value-type="float">
            <text:p>100801</text:p>
          </table:table-cell>
          <table:table-cell office:value-type="float" office:value="100966" calcext:value-type="float">
            <text:p>100966</text:p>
          </table:table-cell>
          <table:table-cell office:value-type="float" office:value="100131" calcext:value-type="float">
            <text:p>100131</text:p>
          </table:table-cell>
        </table:table-row>
        <table:table-row table:style-name="ro2">
          <table:table-cell office:value-type="string" calcext:value-type="string">
            <text:p><text:a xlink:href="javascript:sym(18049)" xlink:type="simple">Izum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出雲市</text:p>
          </table:table-cell>
          <table:table-cell office:value-type="float" office:value="32" calcext:value-type="float">
            <text:p>32</text:p>
          </table:table-cell>
          <table:table-cell office:value-type="float" office:value="172001" calcext:value-type="float">
            <text:p>172001</text:p>
          </table:table-cell>
          <table:table-cell office:value-type="float" office:value="173776" calcext:value-type="float">
            <text:p>173776</text:p>
          </table:table-cell>
          <table:table-cell office:value-type="float" office:value="173751" calcext:value-type="float">
            <text:p>173751</text:p>
          </table:table-cell>
          <table:table-cell office:value-type="float" office:value="171485" calcext:value-type="float">
            <text:p>171485</text:p>
          </table:table-cell>
          <table:table-cell office:value-type="float" office:value="171938" calcext:value-type="float">
            <text:p>171938</text:p>
          </table:table-cell>
          <table:table-cell office:value-type="float" office:value="172775" calcext:value-type="float">
            <text:p>172775</text:p>
          </table:table-cell>
        </table:table-row>
        <table:table-row table:style-name="ro2">
          <table:table-cell office:value-type="string" calcext:value-type="string">
            <text:p><text:a xlink:href="javascript:sym(6865)" xlink:type="simple">Jōet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上越市</text:p>
          </table:table-cell>
          <table:table-cell office:value-type="float" office:value="15" calcext:value-type="float">
            <text:p>15</text:p>
          </table:table-cell>
          <table:table-cell office:value-type="float" office:value="212060" calcext:value-type="float">
            <text:p>212060</text:p>
          </table:table-cell>
          <table:table-cell office:value-type="float" office:value="211870" calcext:value-type="float">
            <text:p>211870</text:p>
          </table:table-cell>
          <table:table-cell office:value-type="float" office:value="208082" calcext:value-type="float">
            <text:p>208082</text:p>
          </table:table-cell>
          <table:table-cell office:value-type="float" office:value="203899" calcext:value-type="float">
            <text:p>203899</text:p>
          </table:table-cell>
          <table:table-cell office:value-type="float" office:value="196987" calcext:value-type="float">
            <text:p>196987</text:p>
          </table:table-cell>
          <table:table-cell office:value-type="float" office:value="188047" calcext:value-type="float">
            <text:p>188047</text:p>
          </table:table-cell>
        </table:table-row>
        <table:table-row table:style-name="ro2">
          <table:table-cell office:value-type="string" calcext:value-type="string">
            <text:p><text:a xlink:href="javascript:sym(6866)" xlink:type="simple">Kado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門真市</text:p>
          </table:table-cell>
          <table:table-cell office:value-type="float" office:value="27" calcext:value-type="float">
            <text:p>27</text:p>
          </table:table-cell>
          <table:table-cell office:value-type="float" office:value="140506" calcext:value-type="float">
            <text:p>140506</text:p>
          </table:table-cell>
          <table:table-cell office:value-type="float" office:value="135648" calcext:value-type="float">
            <text:p>135648</text:p>
          </table:table-cell>
          <table:table-cell office:value-type="float" office:value="131706" calcext:value-type="float">
            <text:p>131706</text:p>
          </table:table-cell>
          <table:table-cell office:value-type="float" office:value="130282" calcext:value-type="float">
            <text:p>130282</text:p>
          </table:table-cell>
          <table:table-cell office:value-type="float" office:value="123576" calcext:value-type="float">
            <text:p>123576</text:p>
          </table:table-cell>
          <table:table-cell office:value-type="float" office:value="119764" calcext:value-type="float">
            <text:p>119764</text:p>
          </table:table-cell>
        </table:table-row>
        <table:table-row table:style-name="ro2">
          <table:table-cell office:value-type="string" calcext:value-type="string">
            <text:p><text:a xlink:href="javascript:sym(6867)" xlink:type="simple">Kagoshi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鹿児島市</text:p>
          </table:table-cell>
          <table:table-cell office:value-type="float" office:value="46" calcext:value-type="float">
            <text:p>46</text:p>
          </table:table-cell>
          <table:table-cell office:value-type="float" office:value="594430" calcext:value-type="float">
            <text:p>594430</text:p>
          </table:table-cell>
          <table:table-cell office:value-type="float" office:value="601693" calcext:value-type="float">
            <text:p>601693</text:p>
          </table:table-cell>
          <table:table-cell office:value-type="float" office:value="604367" calcext:value-type="float">
            <text:p>604367</text:p>
          </table:table-cell>
          <table:table-cell office:value-type="float" office:value="605846" calcext:value-type="float">
            <text:p>605846</text:p>
          </table:table-cell>
          <table:table-cell office:value-type="float" office:value="599814" calcext:value-type="float">
            <text:p>599814</text:p>
          </table:table-cell>
          <table:table-cell office:value-type="float" office:value="593128" calcext:value-type="float">
            <text:p>593128</text:p>
          </table:table-cell>
        </table:table-row>
        <table:table-row table:style-name="ro2">
          <table:table-cell office:value-type="string" calcext:value-type="string">
            <text:p><text:a xlink:href="javascript:sym(6868)" xlink:type="simple">Kakamigah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各務原市</text:p>
          </table:table-cell>
          <table:table-cell office:value-type="float" office:value="21" calcext:value-type="float">
            <text:p>21</text:p>
          </table:table-cell>
          <table:table-cell office:value-type="float" office:value="141055" calcext:value-type="float">
            <text:p>141055</text:p>
          </table:table-cell>
          <table:table-cell office:value-type="float" office:value="141765" calcext:value-type="float">
            <text:p>141765</text:p>
          </table:table-cell>
          <table:table-cell office:value-type="float" office:value="144174" calcext:value-type="float">
            <text:p>144174</text:p>
          </table:table-cell>
          <table:table-cell office:value-type="float" office:value="145604" calcext:value-type="float">
            <text:p>145604</text:p>
          </table:table-cell>
          <table:table-cell office:value-type="float" office:value="144690" calcext:value-type="float">
            <text:p>144690</text:p>
          </table:table-cell>
          <table:table-cell office:value-type="float" office:value="144521" calcext:value-type="float">
            <text:p>144521</text:p>
          </table:table-cell>
        </table:table-row>
        <table:table-row table:style-name="ro2">
          <table:table-cell office:value-type="string" calcext:value-type="string">
            <text:p><text:a xlink:href="javascript:sym(17972)" xlink:type="simple">Kakeg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掛川市</text:p>
          </table:table-cell>
          <table:table-cell office:value-type="float" office:value="22" calcext:value-type="float">
            <text:p>22</text:p>
          </table:table-cell>
          <table:table-cell office:value-type="float" office:value="109978" calcext:value-type="float">
            <text:p>109978</text:p>
          </table:table-cell>
          <table:table-cell office:value-type="float" office:value="114328" calcext:value-type="float">
            <text:p>114328</text:p>
          </table:table-cell>
          <table:table-cell office:value-type="float" office:value="117857" calcext:value-type="float">
            <text:p>117857</text:p>
          </table:table-cell>
          <table:table-cell office:value-type="float" office:value="116363" calcext:value-type="float">
            <text:p>116363</text:p>
          </table:table-cell>
          <table:table-cell office:value-type="float" office:value="114602" calcext:value-type="float">
            <text:p>114602</text:p>
          </table:table-cell>
          <table:table-cell office:value-type="float" office:value="114954" calcext:value-type="float">
            <text:p>114954</text:p>
          </table:table-cell>
        </table:table-row>
        <table:table-row table:style-name="ro2">
          <table:table-cell office:value-type="string" calcext:value-type="string">
            <text:p><text:a xlink:href="javascript:sym(6869)" xlink:type="simple">Kakog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加古川市</text:p>
          </table:table-cell>
          <table:table-cell office:value-type="float" office:value="28" calcext:value-type="float">
            <text:p>28</text:p>
          </table:table-cell>
          <table:table-cell office:value-type="float" office:value="260567" calcext:value-type="float">
            <text:p>260567</text:p>
          </table:table-cell>
          <table:table-cell office:value-type="float" office:value="266170" calcext:value-type="float">
            <text:p>266170</text:p>
          </table:table-cell>
          <table:table-cell office:value-type="float" office:value="267100" calcext:value-type="float">
            <text:p>267100</text:p>
          </table:table-cell>
          <table:table-cell office:value-type="float" office:value="266937" calcext:value-type="float">
            <text:p>266937</text:p>
          </table:table-cell>
          <table:table-cell office:value-type="float" office:value="267435" calcext:value-type="float">
            <text:p>267435</text:p>
          </table:table-cell>
          <table:table-cell office:value-type="float" office:value="260878" calcext:value-type="float">
            <text:p>260878</text:p>
          </table:table-cell>
        </table:table-row>
        <table:table-row table:style-name="ro2">
          <table:table-cell office:value-type="string" calcext:value-type="string">
            <text:p><text:a xlink:href="javascript:sym(17785)" xlink:type="simple">Kamag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鎌ケ谷市</text:p>
          </table:table-cell>
          <table:table-cell office:value-type="float" office:value="12" calcext:value-type="float">
            <text:p>12</text:p>
          </table:table-cell>
          <table:table-cell office:value-type="float" office:value="99694" calcext:value-type="float">
            <text:p>99694</text:p>
          </table:table-cell>
          <table:table-cell office:value-type="float" office:value="102573" calcext:value-type="float">
            <text:p>102573</text:p>
          </table:table-cell>
          <table:table-cell office:value-type="float" office:value="102812" calcext:value-type="float">
            <text:p>102812</text:p>
          </table:table-cell>
          <table:table-cell office:value-type="float" office:value="107853" calcext:value-type="float">
            <text:p>107853</text:p>
          </table:table-cell>
          <table:table-cell office:value-type="float" office:value="108917" calcext:value-type="float">
            <text:p>108917</text:p>
          </table:table-cell>
          <table:table-cell office:value-type="float" office:value="109932" calcext:value-type="float">
            <text:p>109932</text:p>
          </table:table-cell>
        </table:table-row>
        <table:table-row table:style-name="ro2">
          <table:table-cell office:value-type="string" calcext:value-type="string">
            <text:p><text:a xlink:href="javascript:sym(6870)" xlink:type="simple">Kamaku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鎌倉市</text:p>
          </table:table-cell>
          <table:table-cell office:value-type="float" office:value="14" calcext:value-type="float">
            <text:p>14</text:p>
          </table:table-cell>
          <table:table-cell office:value-type="float" office:value="170329" calcext:value-type="float">
            <text:p>170329</text:p>
          </table:table-cell>
          <table:table-cell office:value-type="float" office:value="167583" calcext:value-type="float">
            <text:p>167583</text:p>
          </table:table-cell>
          <table:table-cell office:value-type="float" office:value="171158" calcext:value-type="float">
            <text:p>171158</text:p>
          </table:table-cell>
          <table:table-cell office:value-type="float" office:value="174314" calcext:value-type="float">
            <text:p>174314</text:p>
          </table:table-cell>
          <table:table-cell office:value-type="float" office:value="173019" calcext:value-type="float">
            <text:p>173019</text:p>
          </table:table-cell>
          <table:table-cell office:value-type="float" office:value="172710" calcext:value-type="float">
            <text:p>172710</text:p>
          </table:table-cell>
        </table:table-row>
        <table:table-row table:style-name="ro2">
          <table:table-cell office:value-type="string" calcext:value-type="string">
            <text:p><text:a xlink:href="javascript:sym(6871)" xlink:type="simple">Kanaz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金沢市</text:p>
          </table:table-cell>
          <table:table-cell office:value-type="float" office:value="17" calcext:value-type="float">
            <text:p>17</text:p>
          </table:table-cell>
          <table:table-cell office:value-type="float" office:value="453975" calcext:value-type="float">
            <text:p>453975</text:p>
          </table:table-cell>
          <table:table-cell office:value-type="float" office:value="456438" calcext:value-type="float">
            <text:p>456438</text:p>
          </table:table-cell>
          <table:table-cell office:value-type="float" office:value="454607" calcext:value-type="float">
            <text:p>454607</text:p>
          </table:table-cell>
          <table:table-cell office:value-type="float" office:value="462361" calcext:value-type="float">
            <text:p>462361</text:p>
          </table:table-cell>
          <table:table-cell office:value-type="float" office:value="465699" calcext:value-type="float">
            <text:p>465699</text:p>
          </table:table-cell>
          <table:table-cell office:value-type="float" office:value="463254" calcext:value-type="float">
            <text:p>463254</text:p>
          </table:table-cell>
        </table:table-row>
        <table:table-row table:style-name="ro2">
          <table:table-cell office:value-type="string" calcext:value-type="string">
            <text:p><text:a xlink:href="javascript:sym(18117)" xlink:type="simple">Kano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鹿屋市</text:p>
          </table:table-cell>
          <table:table-cell office:value-type="float" office:value="46" calcext:value-type="float">
            <text:p>46</text:p>
          </table:table-cell>
          <table:table-cell office:value-type="float" office:value="105059" calcext:value-type="float">
            <text:p>105059</text:p>
          </table:table-cell>
          <table:table-cell office:value-type="float" office:value="106462" calcext:value-type="float">
            <text:p>106462</text:p>
          </table:table-cell>
          <table:table-cell office:value-type="float" office:value="106208" calcext:value-type="float">
            <text:p>106208</text:p>
          </table:table-cell>
          <table:table-cell office:value-type="float" office:value="105070" calcext:value-type="float">
            <text:p>105070</text:p>
          </table:table-cell>
          <table:table-cell office:value-type="float" office:value="103608" calcext:value-type="float">
            <text:p>103608</text:p>
          </table:table-cell>
          <table:table-cell office:value-type="float" office:value="101096" calcext:value-type="float">
            <text:p>101096</text:p>
          </table:table-cell>
        </table:table-row>
        <table:table-row table:style-name="ro2">
          <table:table-cell office:value-type="string" calcext:value-type="string">
            <text:p><text:a xlink:href="javascript:sym(18096)" xlink:type="simple">Karat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唐津市</text:p>
          </table:table-cell>
          <table:table-cell office:value-type="float" office:value="41" calcext:value-type="float">
            <text:p>41</text:p>
          </table:table-cell>
          <table:table-cell office:value-type="float" office:value="137436" calcext:value-type="float">
            <text:p>137436</text:p>
          </table:table-cell>
          <table:table-cell office:value-type="float" office:value="134144" calcext:value-type="float">
            <text:p>134144</text:p>
          </table:table-cell>
          <table:table-cell office:value-type="float" office:value="131116" calcext:value-type="float">
            <text:p>131116</text:p>
          </table:table-cell>
          <table:table-cell office:value-type="float" office:value="126926" calcext:value-type="float">
            <text:p>126926</text:p>
          </table:table-cell>
          <table:table-cell office:value-type="float" office:value="122785" calcext:value-type="float">
            <text:p>122785</text:p>
          </table:table-cell>
          <table:table-cell office:value-type="float" office:value="117373" calcext:value-type="float">
            <text:p>117373</text:p>
          </table:table-cell>
        </table:table-row>
        <table:table-row table:style-name="ro2">
          <table:table-cell office:value-type="string" calcext:value-type="string">
            <text:p><text:a xlink:href="javascript:sym(6872)" xlink:type="simple">Kari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刈谷市</text:p>
          </table:table-cell>
          <table:table-cell office:value-type="float" office:value="23" calcext:value-type="float">
            <text:p>23</text:p>
          </table:table-cell>
          <table:table-cell office:value-type="float" office:value="125305" calcext:value-type="float">
            <text:p>125305</text:p>
          </table:table-cell>
          <table:table-cell office:value-type="float" office:value="132054" calcext:value-type="float">
            <text:p>132054</text:p>
          </table:table-cell>
          <table:table-cell office:value-type="float" office:value="142134" calcext:value-type="float">
            <text:p>142134</text:p>
          </table:table-cell>
          <table:table-cell office:value-type="float" office:value="145781" calcext:value-type="float">
            <text:p>145781</text:p>
          </table:table-cell>
          <table:table-cell office:value-type="float" office:value="149765" calcext:value-type="float">
            <text:p>149765</text:p>
          </table:table-cell>
          <table:table-cell office:value-type="float" office:value="153834" calcext:value-type="float">
            <text:p>153834</text:p>
          </table:table-cell>
        </table:table-row>
        <table:table-row table:style-name="ro2">
          <table:table-cell office:value-type="string" calcext:value-type="string">
            <text:p><text:a xlink:href="javascript:sym(6873)" xlink:type="simple">Kashih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橿原市</text:p>
          </table:table-cell>
          <table:table-cell office:value-type="float" office:value="29" calcext:value-type="float">
            <text:p>29</text:p>
          </table:table-cell>
          <table:table-cell office:value-type="float" office:value="121988" calcext:value-type="float">
            <text:p>121988</text:p>
          </table:table-cell>
          <table:table-cell office:value-type="float" office:value="125005" calcext:value-type="float">
            <text:p>125005</text:p>
          </table:table-cell>
          <table:table-cell office:value-type="float" office:value="124728" calcext:value-type="float">
            <text:p>124728</text:p>
          </table:table-cell>
          <table:table-cell office:value-type="float" office:value="125605" calcext:value-type="float">
            <text:p>125605</text:p>
          </table:table-cell>
          <table:table-cell office:value-type="float" office:value="124111" calcext:value-type="float">
            <text:p>124111</text:p>
          </table:table-cell>
          <table:table-cell office:value-type="float" office:value="120922" calcext:value-type="float">
            <text:p>120922</text:p>
          </table:table-cell>
        </table:table-row>
        <table:table-row table:style-name="ro2">
          <table:table-cell office:value-type="string" calcext:value-type="string">
            <text:p><text:a xlink:href="javascript:sym(6874)" xlink:type="simple">Kashi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柏市</text:p>
          </table:table-cell>
          <table:table-cell office:value-type="float" office:value="12" calcext:value-type="float">
            <text:p>12</text:p>
          </table:table-cell>
          <table:table-cell office:value-type="float" office:value="362880" calcext:value-type="float">
            <text:p>362880</text:p>
          </table:table-cell>
          <table:table-cell office:value-type="float" office:value="373778" calcext:value-type="float">
            <text:p>373778</text:p>
          </table:table-cell>
          <table:table-cell office:value-type="float" office:value="380963" calcext:value-type="float">
            <text:p>380963</text:p>
          </table:table-cell>
          <table:table-cell office:value-type="float" office:value="404012" calcext:value-type="float">
            <text:p>404012</text:p>
          </table:table-cell>
          <table:table-cell office:value-type="float" office:value="413954" calcext:value-type="float">
            <text:p>413954</text:p>
          </table:table-cell>
          <table:table-cell office:value-type="float" office:value="426468" calcext:value-type="float">
            <text:p>426468</text:p>
          </table:table-cell>
        </table:table-row>
        <table:table-row table:style-name="ro2">
          <table:table-cell office:value-type="string" calcext:value-type="string">
            <text:p><text:a xlink:href="javascript:sym(17786)" xlink:type="simple">Kasu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春日市</text:p>
          </table:table-cell>
          <table:table-cell office:value-type="float" office:value="40" calcext:value-type="float">
            <text:p>40</text:p>
          </table:table-cell>
          <table:table-cell office:value-type="float" office:value="99165" calcext:value-type="float">
            <text:p>99165</text:p>
          </table:table-cell>
          <table:table-cell office:value-type="float" office:value="105219" calcext:value-type="float">
            <text:p>105219</text:p>
          </table:table-cell>
          <table:table-cell office:value-type="float" office:value="108402" calcext:value-type="float">
            <text:p>108402</text:p>
          </table:table-cell>
          <table:table-cell office:value-type="float" office:value="106780" calcext:value-type="float">
            <text:p>106780</text:p>
          </table:table-cell>
          <table:table-cell office:value-type="float" office:value="110743" calcext:value-type="float">
            <text:p>110743</text:p>
          </table:table-cell>
          <table:table-cell office:value-type="float" office:value="111023" calcext:value-type="float">
            <text:p>111023</text:p>
          </table:table-cell>
        </table:table-row>
        <table:table-row table:style-name="ro2">
          <table:table-cell office:value-type="string" calcext:value-type="string">
            <text:p><text:a xlink:href="javascript:sym(6875)" xlink:type="simple">Kasug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春日井市</text:p>
          </table:table-cell>
          <table:table-cell office:value-type="float" office:value="23" calcext:value-type="float">
            <text:p>23</text:p>
          </table:table-cell>
          <table:table-cell office:value-type="float" office:value="277589" calcext:value-type="float">
            <text:p>277589</text:p>
          </table:table-cell>
          <table:table-cell office:value-type="float" office:value="287623" calcext:value-type="float">
            <text:p>287623</text:p>
          </table:table-cell>
          <table:table-cell office:value-type="float" office:value="295802" calcext:value-type="float">
            <text:p>295802</text:p>
          </table:table-cell>
          <table:table-cell office:value-type="float" office:value="305569" calcext:value-type="float">
            <text:p>305569</text:p>
          </table:table-cell>
          <table:table-cell office:value-type="float" office:value="306508" calcext:value-type="float">
            <text:p>306508</text:p>
          </table:table-cell>
          <table:table-cell office:value-type="float" office:value="308681" calcext:value-type="float">
            <text:p>308681</text:p>
          </table:table-cell>
        </table:table-row>
        <table:table-row table:style-name="ro2">
          <table:table-cell office:value-type="string" calcext:value-type="string">
            <text:p><text:a xlink:href="javascript:sym(6876)" xlink:type="simple">Kasukab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春日部市</text:p>
          </table:table-cell>
          <table:table-cell office:value-type="float" office:value="11" calcext:value-type="float">
            <text:p>11</text:p>
          </table:table-cell>
          <table:table-cell office:value-type="float" office:value="238598" calcext:value-type="float">
            <text:p>238598</text:p>
          </table:table-cell>
          <table:table-cell office:value-type="float" office:value="240924" calcext:value-type="float">
            <text:p>240924</text:p>
          </table:table-cell>
          <table:table-cell office:value-type="float" office:value="238506" calcext:value-type="float">
            <text:p>238506</text:p>
          </table:table-cell>
          <table:table-cell office:value-type="float" office:value="237171" calcext:value-type="float">
            <text:p>237171</text:p>
          </table:table-cell>
          <table:table-cell office:value-type="float" office:value="232709" calcext:value-type="float">
            <text:p>232709</text:p>
          </table:table-cell>
          <table:table-cell office:value-type="float" office:value="229792" calcext:value-type="float">
            <text:p>229792</text:p>
          </table:table-cell>
        </table:table-row>
        <table:table-row table:style-name="ro2">
          <table:table-cell office:value-type="string" calcext:value-type="string">
            <text:p><text:a xlink:href="javascript:sym(6878)" xlink:type="simple">Kawachinaga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河内長野市</text:p>
          </table:table-cell>
          <table:table-cell office:value-type="float" office:value="27" calcext:value-type="float">
            <text:p>27</text:p>
          </table:table-cell>
          <table:table-cell office:value-type="float" office:value="117082" calcext:value-type="float">
            <text:p>117082</text:p>
          </table:table-cell>
          <table:table-cell office:value-type="float" office:value="121008" calcext:value-type="float">
            <text:p>121008</text:p>
          </table:table-cell>
          <table:table-cell office:value-type="float" office:value="117239" calcext:value-type="float">
            <text:p>117239</text:p>
          </table:table-cell>
          <table:table-cell office:value-type="float" office:value="112490" calcext:value-type="float">
            <text:p>112490</text:p>
          </table:table-cell>
          <table:table-cell office:value-type="float" office:value="106987" calcext:value-type="float">
            <text:p>106987</text:p>
          </table:table-cell>
          <table:table-cell office:value-type="float" office:value="101692" calcext:value-type="float">
            <text:p>101692</text:p>
          </table:table-cell>
        </table:table-row>
        <table:table-row table:style-name="ro2">
          <table:table-cell office:value-type="string" calcext:value-type="string">
            <text:p><text:a xlink:href="javascript:sym(6879)" xlink:type="simple">Kawago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川越市</text:p>
          </table:table-cell>
          <table:table-cell office:value-type="float" office:value="11" calcext:value-type="float">
            <text:p>11</text:p>
          </table:table-cell>
          <table:table-cell office:value-type="float" office:value="323353" calcext:value-type="float">
            <text:p>323353</text:p>
          </table:table-cell>
          <table:table-cell office:value-type="float" office:value="330766" calcext:value-type="float">
            <text:p>330766</text:p>
          </table:table-cell>
          <table:table-cell office:value-type="float" office:value="333795" calcext:value-type="float">
            <text:p>333795</text:p>
          </table:table-cell>
          <table:table-cell office:value-type="float" office:value="342670" calcext:value-type="float">
            <text:p>342670</text:p>
          </table:table-cell>
          <table:table-cell office:value-type="float" office:value="350745" calcext:value-type="float">
            <text:p>350745</text:p>
          </table:table-cell>
          <table:table-cell office:value-type="float" office:value="354571" calcext:value-type="float">
            <text:p>354571</text:p>
          </table:table-cell>
        </table:table-row>
        <table:table-row table:style-name="ro2">
          <table:table-cell office:value-type="string" calcext:value-type="string">
            <text:p><text:a xlink:href="javascript:sym(6880)" xlink:type="simple">Kawaguc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川口市</text:p>
          </table:table-cell>
          <table:table-cell office:value-type="float" office:value="11" calcext:value-type="float">
            <text:p>11</text:p>
          </table:table-cell>
          <table:table-cell office:value-type="float" office:value="504618" calcext:value-type="float">
            <text:p>504618</text:p>
          </table:table-cell>
          <table:table-cell office:value-type="float" office:value="514545" calcext:value-type="float">
            <text:p>514545</text:p>
          </table:table-cell>
          <table:table-cell office:value-type="float" office:value="538434" calcext:value-type="float">
            <text:p>538434</text:p>
          </table:table-cell>
          <table:table-cell office:value-type="float" office:value="561506" calcext:value-type="float">
            <text:p>561506</text:p>
          </table:table-cell>
          <table:table-cell office:value-type="float" office:value="578112" calcext:value-type="float">
            <text:p>578112</text:p>
          </table:table-cell>
          <table:table-cell office:value-type="float" office:value="594274" calcext:value-type="float">
            <text:p>594274</text:p>
          </table:table-cell>
        </table:table-row>
        <table:table-row table:style-name="ro2">
          <table:table-cell office:value-type="string" calcext:value-type="string">
            <text:p><text:a xlink:href="javascript:sym(6881)" xlink:type="simple">Kawanis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川西市</text:p>
          </table:table-cell>
          <table:table-cell office:value-type="float" office:value="28" calcext:value-type="float">
            <text:p>28</text:p>
          </table:table-cell>
          <table:table-cell office:value-type="float" office:value="144539" calcext:value-type="float">
            <text:p>144539</text:p>
          </table:table-cell>
          <table:table-cell office:value-type="float" office:value="153762" calcext:value-type="float">
            <text:p>153762</text:p>
          </table:table-cell>
          <table:table-cell office:value-type="float" office:value="157668" calcext:value-type="float">
            <text:p>157668</text:p>
          </table:table-cell>
          <table:table-cell office:value-type="float" office:value="156423" calcext:value-type="float">
            <text:p>156423</text:p>
          </table:table-cell>
          <table:table-cell office:value-type="float" office:value="156375" calcext:value-type="float">
            <text:p>156375</text:p>
          </table:table-cell>
          <table:table-cell office:value-type="float" office:value="152321" calcext:value-type="float">
            <text:p>152321</text:p>
          </table:table-cell>
        </table:table-row>
        <table:table-row table:style-name="ro2">
          <table:table-cell office:value-type="string" calcext:value-type="string">
            <text:p><text:a xlink:href="javascript:sym(6882)" xlink:type="simple">Kawas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川崎市</text:p>
          </table:table-cell>
          <table:table-cell office:value-type="float" office:value="14" calcext:value-type="float">
            <text:p>14</text:p>
          </table:table-cell>
          <table:table-cell office:value-type="float" office:value="1202820" calcext:value-type="float">
            <text:p>1202820</text:p>
          </table:table-cell>
          <table:table-cell office:value-type="float" office:value="1249905" calcext:value-type="float">
            <text:p>1249905</text:p>
          </table:table-cell>
          <table:table-cell office:value-type="float" office:value="1327011" calcext:value-type="float">
            <text:p>1327011</text:p>
          </table:table-cell>
          <table:table-cell office:value-type="float" office:value="1425512" calcext:value-type="float">
            <text:p>1425512</text:p>
          </table:table-cell>
          <table:table-cell office:value-type="float" office:value="1475213" calcext:value-type="float">
            <text:p>1475213</text:p>
          </table:table-cell>
          <table:table-cell office:value-type="float" office:value="1538262" calcext:value-type="float">
            <text:p>1538262</text:p>
          </table:table-cell>
        </table:table-row>
        <table:table-row table:style-name="ro2">
          <table:table-cell office:value-type="string" calcext:value-type="string">
            <text:p><text:a xlink:href="javascript:sym(17874)" xlink:type="simple">Kaz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加須市</text:p>
          </table:table-cell>
          <table:table-cell office:value-type="float" office:value="11" calcext:value-type="float">
            <text:p>11</text:p>
          </table:table-cell>
          <table:table-cell office:value-type="float" office:value="115198" calcext:value-type="float">
            <text:p>115198</text:p>
          </table:table-cell>
          <table:table-cell office:value-type="float" office:value="117777" calcext:value-type="float">
            <text:p>117777</text:p>
          </table:table-cell>
          <table:table-cell office:value-type="float" office:value="115497" calcext:value-type="float">
            <text:p>115497</text:p>
          </table:table-cell>
          <table:table-cell office:value-type="float" office:value="115002" calcext:value-type="float">
            <text:p>115002</text:p>
          </table:table-cell>
          <table:table-cell office:value-type="float" office:value="112229" calcext:value-type="float">
            <text:p>112229</text:p>
          </table:table-cell>
          <table:table-cell office:value-type="float" office:value="111623" calcext:value-type="float">
            <text:p>111623</text:p>
          </table:table-cell>
        </table:table-row>
        <table:table-row table:style-name="ro3">
          <table:table-cell office:value-type="string" calcext:value-type="string">
            <text:p><text:a xlink:href="javascript:sym(18120)" xlink:type="simple">Kirishima</text:a> (Kokubu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霧島市</text:p>
          </table:table-cell>
          <table:table-cell office:value-type="float" office:value="46" calcext:value-type="float">
            <text:p>46</text:p>
          </table:table-cell>
          <table:table-cell office:value-type="float" office:value="122279" calcext:value-type="float">
            <text:p>122279</text:p>
          </table:table-cell>
          <table:table-cell office:value-type="float" office:value="127912" calcext:value-type="float">
            <text:p>127912</text:p>
          </table:table-cell>
          <table:table-cell office:value-type="float" office:value="127309" calcext:value-type="float">
            <text:p>127309</text:p>
          </table:table-cell>
          <table:table-cell office:value-type="float" office:value="127487" calcext:value-type="float">
            <text:p>127487</text:p>
          </table:table-cell>
          <table:table-cell office:value-type="float" office:value="125857" calcext:value-type="float">
            <text:p>125857</text:p>
          </table:table-cell>
          <table:table-cell office:value-type="float" office:value="123135" calcext:value-type="float">
            <text:p>123135</text:p>
          </table:table-cell>
        </table:table-row>
        <table:table-row table:style-name="ro2">
          <table:table-cell office:value-type="string" calcext:value-type="string">
            <text:p><text:a xlink:href="javascript:sym(6883)" xlink:type="simple">Kiryū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桐生市</text:p>
          </table:table-cell>
          <table:table-cell office:value-type="float" office:value="10" calcext:value-type="float">
            <text:p>10</text:p>
          </table:table-cell>
          <table:table-cell office:value-type="float" office:value="138193" calcext:value-type="float">
            <text:p>138193</text:p>
          </table:table-cell>
          <table:table-cell office:value-type="float" office:value="134298" calcext:value-type="float">
            <text:p>134298</text:p>
          </table:table-cell>
          <table:table-cell office:value-type="float" office:value="128037" calcext:value-type="float">
            <text:p>12803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14714" calcext:value-type="float">
            <text:p>114714</text:p>
          </table:table-cell>
          <table:table-cell office:value-type="float" office:value="106445" calcext:value-type="float">
            <text:p>106445</text:p>
          </table:table-cell>
        </table:table-row>
        <table:table-row table:style-name="ro2">
          <table:table-cell office:value-type="string" calcext:value-type="string">
            <text:p><text:a xlink:href="javascript:sym(6884)" xlink:type="simple">Kisaraz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木更津市</text:p>
          </table:table-cell>
          <table:table-cell office:value-type="float" office:value="12" calcext:value-type="float">
            <text:p>12</text:p>
          </table:table-cell>
          <table:table-cell office:value-type="float" office:value="123499" calcext:value-type="float">
            <text:p>123499</text:p>
          </table:table-cell>
          <table:table-cell office:value-type="float" office:value="122768" calcext:value-type="float">
            <text:p>122768</text:p>
          </table:table-cell>
          <table:table-cell office:value-type="float" office:value="122234" calcext:value-type="float">
            <text:p>122234</text:p>
          </table:table-cell>
          <table:table-cell office:value-type="float" office:value="129312" calcext:value-type="float">
            <text:p>129312</text:p>
          </table:table-cell>
          <table:table-cell office:value-type="float" office:value="134141" calcext:value-type="float">
            <text:p>134141</text:p>
          </table:table-cell>
          <table:table-cell office:value-type="float" office:value="136166" calcext:value-type="float">
            <text:p>136166</text:p>
          </table:table-cell>
        </table:table-row>
        <table:table-row table:style-name="ro2">
          <table:table-cell office:value-type="string" calcext:value-type="string">
            <text:p><text:a xlink:href="javascript:sym(6885)" xlink:type="simple">Kishiwa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岸和田市</text:p>
          </table:table-cell>
          <table:table-cell office:value-type="float" office:value="27" calcext:value-type="float">
            <text:p>27</text:p>
          </table:table-cell>
          <table:table-cell office:value-type="float" office:value="194818" calcext:value-type="float">
            <text:p>194818</text:p>
          </table:table-cell>
          <table:table-cell office:value-type="float" office:value="200104" calcext:value-type="float">
            <text:p>200104</text:p>
          </table:table-cell>
          <table:table-cell office:value-type="float" office:value="201047" calcext:value-type="float">
            <text:p>201047</text:p>
          </table:table-cell>
          <table:table-cell office:value-type="float" office:value="199234" calcext:value-type="float">
            <text:p>199234</text:p>
          </table:table-cell>
          <table:table-cell office:value-type="float" office:value="194911" calcext:value-type="float">
            <text:p>194911</text:p>
          </table:table-cell>
          <table:table-cell office:value-type="float" office:value="190658" calcext:value-type="float">
            <text:p>190658</text:p>
          </table:table-cell>
        </table:table-row>
        <table:table-row table:style-name="ro3">
          <table:table-cell office:value-type="string" calcext:value-type="string">
            <text:p><text:a xlink:href="javascript:sym(6886)" xlink:type="simple">Kitakyūshū</text:a> [Kitakyushu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北九州市</text:p>
          </table:table-cell>
          <table:table-cell office:value-type="float" office:value="40" calcext:value-type="float">
            <text:p>40</text:p>
          </table:table-cell>
          <table:table-cell office:value-type="float" office:value="1019598" calcext:value-type="float">
            <text:p>1019598</text:p>
          </table:table-cell>
          <table:table-cell office:value-type="float" office:value="1011471" calcext:value-type="float">
            <text:p>1011471</text:p>
          </table:table-cell>
          <table:table-cell office:value-type="float" office:value="993525" calcext:value-type="float">
            <text:p>993525</text:p>
          </table:table-cell>
          <table:table-cell office:value-type="float" office:value="976846" calcext:value-type="float">
            <text:p>976846</text:p>
          </table:table-cell>
          <table:table-cell office:value-type="float" office:value="961286" calcext:value-type="float">
            <text:p>961286</text:p>
          </table:table-cell>
          <table:table-cell office:value-type="float" office:value="939029" calcext:value-type="float">
            <text:p>939029</text:p>
          </table:table-cell>
        </table:table-row>
        <table:table-row table:style-name="ro2">
          <table:table-cell office:value-type="string" calcext:value-type="string">
            <text:p><text:a xlink:href="javascript:sym(6887)" xlink:type="simple">Kitam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北見市</text:p>
          </table:table-cell>
          <table:table-cell office:value-type="float" office:value="1" calcext:value-type="float">
            <text:p>1</text:p>
          </table:table-cell>
          <table:table-cell office:value-type="float" office:value="131544" calcext:value-type="float">
            <text:p>131544</text:p>
          </table:table-cell>
          <table:table-cell office:value-type="float" office:value="132125" calcext:value-type="float">
            <text:p>132125</text:p>
          </table:table-cell>
          <table:table-cell office:value-type="float" office:value="129365" calcext:value-type="float">
            <text:p>129365</text:p>
          </table:table-cell>
          <table:table-cell office:value-type="float" office:value="125689" calcext:value-type="float">
            <text:p>125689</text:p>
          </table:table-cell>
          <table:table-cell office:value-type="float" office:value="121226" calcext:value-type="float">
            <text:p>121226</text:p>
          </table:table-cell>
          <table:table-cell office:value-type="float" office:value="115480" calcext:value-type="float">
            <text:p>115480</text:p>
          </table:table-cell>
        </table:table-row>
        <table:table-row table:style-name="ro2">
          <table:table-cell office:value-type="string" calcext:value-type="string">
            <text:p><text:a xlink:href="javascript:sym(6888)" xlink:type="simple">Kōb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神戸市</text:p>
          </table:table-cell>
          <table:table-cell office:value-type="float" office:value="28" calcext:value-type="float">
            <text:p>28</text:p>
          </table:table-cell>
          <table:table-cell office:value-type="float" office:value="1423792" calcext:value-type="float">
            <text:p>1423792</text:p>
          </table:table-cell>
          <table:table-cell office:value-type="float" office:value="1493398" calcext:value-type="float">
            <text:p>1493398</text:p>
          </table:table-cell>
          <table:table-cell office:value-type="float" office:value="1525393" calcext:value-type="float">
            <text:p>1525393</text:p>
          </table:table-cell>
          <table:table-cell office:value-type="float" office:value="1544200" calcext:value-type="float">
            <text:p>1544200</text:p>
          </table:table-cell>
          <table:table-cell office:value-type="float" office:value="1537272" calcext:value-type="float">
            <text:p>1537272</text:p>
          </table:table-cell>
          <table:table-cell office:value-type="float" office:value="1525152" calcext:value-type="float">
            <text:p>1525152</text:p>
          </table:table-cell>
        </table:table-row>
        <table:table-row table:style-name="ro2">
          <table:table-cell office:value-type="string" calcext:value-type="string">
            <text:p><text:a xlink:href="javascript:sym(6889)" xlink:type="simple">Kōc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高知市</text:p>
          </table:table-cell>
          <table:table-cell office:value-type="float" office:value="39" calcext:value-type="float">
            <text:p>39</text:p>
          </table:table-cell>
          <table:table-cell office:value-type="float" office:value="339864" calcext:value-type="float">
            <text:p>339864</text:p>
          </table:table-cell>
          <table:table-cell office:value-type="float" office:value="348979" calcext:value-type="float">
            <text:p>348979</text:p>
          </table:table-cell>
          <table:table-cell office:value-type="float" office:value="348990" calcext:value-type="float">
            <text:p>348990</text:p>
          </table:table-cell>
          <table:table-cell office:value-type="float" office:value="343393" calcext:value-type="float">
            <text:p>343393</text:p>
          </table:table-cell>
          <table:table-cell office:value-type="float" office:value="337190" calcext:value-type="float">
            <text:p>337190</text:p>
          </table:table-cell>
          <table:table-cell office:value-type="float" office:value="326545" calcext:value-type="float">
            <text:p>326545</text:p>
          </table:table-cell>
        </table:table-row>
        <table:table-row table:style-name="ro2">
          <table:table-cell office:value-type="string" calcext:value-type="string">
            <text:p><text:a xlink:href="javascript:sym(6890)" xlink:type="simple">Kodai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小平市</text:p>
          </table:table-cell>
          <table:table-cell office:value-type="float" office:value="13" calcext:value-type="float">
            <text:p>13</text:p>
          </table:table-cell>
          <table:table-cell office:value-type="float" office:value="172946" calcext:value-type="float">
            <text:p>172946</text:p>
          </table:table-cell>
          <table:table-cell office:value-type="float" office:value="178623" calcext:value-type="float">
            <text:p>178623</text:p>
          </table:table-cell>
          <table:table-cell office:value-type="float" office:value="183796" calcext:value-type="float">
            <text:p>183796</text:p>
          </table:table-cell>
          <table:table-cell office:value-type="float" office:value="187035" calcext:value-type="float">
            <text:p>187035</text:p>
          </table:table-cell>
          <table:table-cell office:value-type="float" office:value="190005" calcext:value-type="float">
            <text:p>190005</text:p>
          </table:table-cell>
          <table:table-cell office:value-type="float" office:value="198739" calcext:value-type="float">
            <text:p>198739</text:p>
          </table:table-cell>
        </table:table-row>
        <table:table-row table:style-name="ro2">
          <table:table-cell office:value-type="string" calcext:value-type="string">
            <text:p><text:a xlink:href="javascript:sym(6891)" xlink:type="simple">Kōf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甲府市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06840" calcext:value-type="float">
            <text:p>206840</text:p>
          </table:table-cell>
          <table:table-cell table:style-name="ce3" office:value-type="float" office:value="202120" calcext:value-type="float">
            <text:p>202120</text:p>
          </table:table-cell>
          <table:table-cell office:value-type="float" office:value="200096" calcext:value-type="float">
            <text:p>200096</text:p>
          </table:table-cell>
          <table:table-cell office:value-type="float" office:value="198992" calcext:value-type="float">
            <text:p>198992</text:p>
          </table:table-cell>
          <table:table-cell office:value-type="float" office:value="193125" calcext:value-type="float">
            <text:p>193125</text:p>
          </table:table-cell>
          <table:table-cell office:value-type="float" office:value="189591" calcext:value-type="float">
            <text:p>189591</text:p>
          </table:table-cell>
        </table:table-row>
        <table:table-row table:style-name="ro2">
          <table:table-cell office:value-type="string" calcext:value-type="string">
            <text:p><text:a xlink:href="javascript:sym(17842)" xlink:type="simple">Ko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古河市</text:p>
          </table:table-cell>
          <table:table-cell office:value-type="float" office:value="8" calcext:value-type="float">
            <text:p>8</text:p>
          </table:table-cell>
          <table:table-cell office:value-type="float" office:value="146010" calcext:value-type="float">
            <text:p>146010</text:p>
          </table:table-cell>
          <table:table-cell office:value-type="float" office:value="146452" calcext:value-type="float">
            <text:p>146452</text:p>
          </table:table-cell>
          <table:table-cell office:value-type="float" office:value="145265" calcext:value-type="float">
            <text:p>145265</text:p>
          </table:table-cell>
          <table:table-cell office:value-type="float" office:value="142995" calcext:value-type="float">
            <text:p>142995</text:p>
          </table:table-cell>
          <table:table-cell office:value-type="float" office:value="140946" calcext:value-type="float">
            <text:p>140946</text:p>
          </table:table-cell>
          <table:table-cell office:value-type="float" office:value="139344" calcext:value-type="float">
            <text:p>139344</text:p>
          </table:table-cell>
        </table:table-row>
        <table:table-row table:style-name="ro2">
          <table:table-cell office:value-type="string" calcext:value-type="string">
            <text:p><text:a xlink:href="javascript:sym(6892)" xlink:type="simple">Kogane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小金井市</text:p>
          </table:table-cell>
          <table:table-cell office:value-type="float" office:value="13" calcext:value-type="float">
            <text:p>13</text:p>
          </table:table-cell>
          <table:table-cell office:value-type="float" office:value="109279" calcext:value-type="float">
            <text:p>109279</text:p>
          </table:table-cell>
          <table:table-cell office:value-type="float" office:value="111825" calcext:value-type="float">
            <text:p>111825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8852" calcext:value-type="float">
            <text:p>118852</text:p>
          </table:table-cell>
          <table:table-cell office:value-type="float" office:value="121396" calcext:value-type="float">
            <text:p>121396</text:p>
          </table:table-cell>
          <table:table-cell office:value-type="float" office:value="126074" calcext:value-type="float">
            <text:p>126074</text:p>
          </table:table-cell>
        </table:table-row>
        <table:table-row table:style-name="ro2">
          <table:table-cell office:value-type="string" calcext:value-type="string">
            <text:p><text:a xlink:href="javascript:sym(6893)" xlink:type="simple">Kokubunj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国分寺市</text:p>
          </table:table-cell>
          <table:table-cell office:value-type="float" office:value="13" calcext:value-type="float">
            <text:p>13</text:p>
          </table:table-cell>
          <table:table-cell office:value-type="float" office:value="105786" calcext:value-type="float">
            <text:p>105786</text:p>
          </table:table-cell>
          <table:table-cell office:value-type="float" office:value="111404" calcext:value-type="float">
            <text:p>111404</text:p>
          </table:table-cell>
          <table:table-cell office:value-type="float" office:value="117604" calcext:value-type="float">
            <text:p>117604</text:p>
          </table:table-cell>
          <table:table-cell office:value-type="float" office:value="120650" calcext:value-type="float">
            <text:p>120650</text:p>
          </table:table-cell>
          <table:table-cell office:value-type="float" office:value="122742" calcext:value-type="float">
            <text:p>122742</text:p>
          </table:table-cell>
          <table:table-cell office:value-type="float" office:value="129242" calcext:value-type="float">
            <text:p>129242</text:p>
          </table:table-cell>
        </table:table-row>
        <table:table-row table:style-name="ro2">
          <table:table-cell office:value-type="string" calcext:value-type="string">
            <text:p><text:a xlink:href="javascript:sym(6894)" xlink:type="simple">Kom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小牧市</text:p>
          </table:table-cell>
          <table:table-cell office:value-type="float" office:value="23" calcext:value-type="float">
            <text:p>23</text:p>
          </table:table-cell>
          <table:table-cell office:value-type="float" office:value="137165" calcext:value-type="float">
            <text:p>137165</text:p>
          </table:table-cell>
          <table:table-cell office:value-type="float" office:value="143122" calcext:value-type="float">
            <text:p>143122</text:p>
          </table:table-cell>
          <table:table-cell office:value-type="float" office:value="147182" calcext:value-type="float">
            <text:p>147182</text:p>
          </table:table-cell>
          <table:table-cell office:value-type="float" office:value="147132" calcext:value-type="float">
            <text:p>147132</text:p>
          </table:table-cell>
          <table:table-cell office:value-type="float" office:value="149462" calcext:value-type="float">
            <text:p>149462</text:p>
          </table:table-cell>
          <table:table-cell office:value-type="float" office:value="148831" calcext:value-type="float">
            <text:p>148831</text:p>
          </table:table-cell>
        </table:table-row>
        <table:table-row table:style-name="ro2">
          <table:table-cell office:value-type="string" calcext:value-type="string">
            <text:p><text:a xlink:href="javascript:sym(6895)" xlink:type="simple">Komat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小松市</text:p>
          </table:table-cell>
          <table:table-cell office:value-type="float" office:value="17" calcext:value-type="float">
            <text:p>17</text:p>
          </table:table-cell>
          <table:table-cell office:value-type="float" office:value="107965" calcext:value-type="float">
            <text:p>107965</text:p>
          </table:table-cell>
          <table:table-cell office:value-type="float" office:value="108622" calcext:value-type="float">
            <text:p>108622</text:p>
          </table:table-cell>
          <table:table-cell office:value-type="float" office:value="109084" calcext:value-type="float">
            <text:p>109084</text:p>
          </table:table-cell>
          <table:table-cell office:value-type="float" office:value="108433" calcext:value-type="float">
            <text:p>108433</text:p>
          </table:table-cell>
          <table:table-cell office:value-type="float" office:value="106919" calcext:value-type="float">
            <text:p>106919</text:p>
          </table:table-cell>
          <table:table-cell office:value-type="float" office:value="106216" calcext:value-type="float">
            <text:p>106216</text:p>
          </table:table-cell>
        </table:table-row>
        <table:table-row table:style-name="ro2">
          <table:table-cell office:value-type="string" calcext:value-type="string">
            <text:p><text:a xlink:href="javascript:sym(17878)" xlink:type="simple">Kōno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鴻巣市</text:p>
          </table:table-cell>
          <table:table-cell office:value-type="float" office:value="11" calcext:value-type="float">
            <text:p>11</text:p>
          </table:table-cell>
          <table:table-cell office:value-type="float" office:value="116421" calcext:value-type="float">
            <text:p>116421</text:p>
          </table:table-cell>
          <table:table-cell office:value-type="float" office:value="120271" calcext:value-type="float">
            <text:p>120271</text:p>
          </table:table-cell>
          <table:table-cell office:value-type="float" office:value="119594" calcext:value-type="float">
            <text:p>119594</text:p>
          </table:table-cell>
          <table:table-cell office:value-type="float" office:value="119639" calcext:value-type="float">
            <text:p>119639</text:p>
          </table:table-cell>
          <table:table-cell office:value-type="float" office:value="118072" calcext:value-type="float">
            <text:p>118072</text:p>
          </table:table-cell>
          <table:table-cell office:value-type="float" office:value="116828" calcext:value-type="float">
            <text:p>116828</text:p>
          </table:table-cell>
        </table:table-row>
        <table:table-row table:style-name="ro2">
          <table:table-cell office:value-type="string" calcext:value-type="string">
            <text:p><text:a xlink:href="javascript:sym(6896)" xlink:type="simple">Kōriy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郡山市</text:p>
          </table:table-cell>
          <table:table-cell office:value-type="float" office:value="7" calcext:value-type="float">
            <text:p>7</text:p>
          </table:table-cell>
          <table:table-cell office:value-type="float" office:value="326833" calcext:value-type="float">
            <text:p>326833</text:p>
          </table:table-cell>
          <table:table-cell office:value-type="float" office:value="334824" calcext:value-type="float">
            <text:p>334824</text:p>
          </table:table-cell>
          <table:table-cell office:value-type="float" office:value="338834" calcext:value-type="float">
            <text:p>338834</text:p>
          </table:table-cell>
          <table:table-cell office:value-type="float" office:value="338712" calcext:value-type="float">
            <text:p>338712</text:p>
          </table:table-cell>
          <table:table-cell office:value-type="float" office:value="335444" calcext:value-type="float">
            <text:p>335444</text:p>
          </table:table-cell>
          <table:table-cell office:value-type="float" office:value="327692" calcext:value-type="float">
            <text:p>327692</text:p>
          </table:table-cell>
        </table:table-row>
        <table:table-row table:style-name="ro2">
          <table:table-cell office:value-type="string" calcext:value-type="string">
            <text:p><text:a xlink:href="javascript:sym(6897)" xlink:type="simple">Koshig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越谷市</text:p>
          </table:table-cell>
          <table:table-cell office:value-type="float" office:value="11" calcext:value-type="float">
            <text:p>11</text:p>
          </table:table-cell>
          <table:table-cell office:value-type="float" office:value="298253" calcext:value-type="float">
            <text:p>298253</text:p>
          </table:table-cell>
          <table:table-cell office:value-type="float" office:value="308307" calcext:value-type="float">
            <text:p>308307</text:p>
          </table:table-cell>
          <table:table-cell office:value-type="float" office:value="315792" calcext:value-type="float">
            <text:p>315792</text:p>
          </table:table-cell>
          <table:table-cell office:value-type="float" office:value="326313" calcext:value-type="float">
            <text:p>326313</text:p>
          </table:table-cell>
          <table:table-cell office:value-type="float" office:value="337498" calcext:value-type="float">
            <text:p>337498</text:p>
          </table:table-cell>
          <table:table-cell office:value-type="float" office:value="341621" calcext:value-type="float">
            <text:p>341621</text:p>
          </table:table-cell>
        </table:table-row>
        <table:table-row table:style-name="ro2">
          <table:table-cell office:value-type="string" calcext:value-type="string">
            <text:p><text:a xlink:href="javascript:sym(17885)" xlink:type="simple">Ku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久喜市</text:p>
          </table:table-cell>
          <table:table-cell office:value-type="float" office:value="11" calcext:value-type="float">
            <text:p>11</text:p>
          </table:table-cell>
          <table:table-cell office:value-type="float" office:value="151756" calcext:value-type="float">
            <text:p>151756</text:p>
          </table:table-cell>
          <table:table-cell office:value-type="float" office:value="154292" calcext:value-type="float">
            <text:p>154292</text:p>
          </table:table-cell>
          <table:table-cell office:value-type="float" office:value="154684" calcext:value-type="float">
            <text:p>154684</text:p>
          </table:table-cell>
          <table:table-cell office:value-type="float" office:value="154310" calcext:value-type="float">
            <text:p>154310</text:p>
          </table:table-cell>
          <table:table-cell office:value-type="float" office:value="152311" calcext:value-type="float">
            <text:p>152311</text:p>
          </table:table-cell>
          <table:table-cell office:value-type="float" office:value="150582" calcext:value-type="float">
            <text:p>150582</text:p>
          </table:table-cell>
        </table:table-row>
        <table:table-row table:style-name="ro2">
          <table:table-cell office:value-type="string" calcext:value-type="string">
            <text:p><text:a xlink:href="javascript:sym(6898)" xlink:type="simple">Kumag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熊谷市</text:p>
          </table:table-cell>
          <table:table-cell office:value-type="float" office:value="11" calcext:value-type="float">
            <text:p>11</text:p>
          </table:table-cell>
          <table:table-cell office:value-type="float" office:value="205605" calcext:value-type="float">
            <text:p>205605</text:p>
          </table:table-cell>
          <table:table-cell office:value-type="float" office:value="206446" calcext:value-type="float">
            <text:p>206446</text:p>
          </table:table-cell>
          <table:table-cell office:value-type="float" office:value="204675" calcext:value-type="float">
            <text:p>204675</text:p>
          </table:table-cell>
          <table:table-cell office:value-type="float" office:value="203180" calcext:value-type="float">
            <text:p>203180</text:p>
          </table:table-cell>
          <table:table-cell office:value-type="float" office:value="198742" calcext:value-type="float">
            <text:p>198742</text:p>
          </table:table-cell>
          <table:table-cell office:value-type="float" office:value="194415" calcext:value-type="float">
            <text:p>194415</text:p>
          </table:table-cell>
        </table:table-row>
        <table:table-row table:style-name="ro2">
          <table:table-cell office:value-type="string" calcext:value-type="string">
            <text:p><text:a xlink:href="javascript:sym(6899)" xlink:type="simple">Kumamo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熊本市</text:p>
          </table:table-cell>
          <table:table-cell office:value-type="float" office:value="43" calcext:value-type="float">
            <text:p>43</text:p>
          </table:table-cell>
          <table:table-cell office:value-type="float" office:value="708097" calcext:value-type="float">
            <text:p>708097</text:p>
          </table:table-cell>
          <table:table-cell office:value-type="float" office:value="720816" calcext:value-type="float">
            <text:p>720816</text:p>
          </table:table-cell>
          <table:table-cell office:value-type="float" office:value="727978" calcext:value-type="float">
            <text:p>727978</text:p>
          </table:table-cell>
          <table:table-cell office:value-type="float" office:value="734474" calcext:value-type="float">
            <text:p>734474</text:p>
          </table:table-cell>
          <table:table-cell office:value-type="float" office:value="740822" calcext:value-type="float">
            <text:p>740822</text:p>
          </table:table-cell>
          <table:table-cell office:value-type="float" office:value="738865" calcext:value-type="float">
            <text:p>738865</text:p>
          </table:table-cell>
        </table:table-row>
        <table:table-row table:style-name="ro2">
          <table:table-cell office:value-type="string" calcext:value-type="string">
            <text:p><text:a xlink:href="javascript:sym(6900)" xlink:type="simple">Kurashi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倉敷市</text:p>
          </table:table-cell>
          <table:table-cell office:value-type="float" office:value="33" calcext:value-type="float">
            <text:p>33</text:p>
          </table:table-cell>
          <table:table-cell office:value-type="float" office:value="453618" calcext:value-type="float">
            <text:p>453618</text:p>
          </table:table-cell>
          <table:table-cell office:value-type="float" office:value="460869" calcext:value-type="float">
            <text:p>460869</text:p>
          </table:table-cell>
          <table:table-cell office:value-type="float" office:value="469377" calcext:value-type="float">
            <text:p>469377</text:p>
          </table:table-cell>
          <table:table-cell office:value-type="float" office:value="475513" calcext:value-type="float">
            <text:p>475513</text:p>
          </table:table-cell>
          <table:table-cell office:value-type="float" office:value="477118" calcext:value-type="float">
            <text:p>477118</text:p>
          </table:table-cell>
          <table:table-cell office:value-type="float" office:value="474592" calcext:value-type="float">
            <text:p>474592</text:p>
          </table:table-cell>
        </table:table-row>
        <table:table-row table:style-name="ro2">
          <table:table-cell office:value-type="string" calcext:value-type="string">
            <text:p><text:a xlink:href="javascript:sym(6901)" xlink:type="simple">Ku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呉市</text:p>
          </table:table-cell>
          <table:table-cell office:value-type="float" office:value="34" calcext:value-type="float">
            <text:p>34</text:p>
          </table:table-cell>
          <table:table-cell office:value-type="float" office:value="270179" calcext:value-type="float">
            <text:p>270179</text:p>
          </table:table-cell>
          <table:table-cell office:value-type="float" office:value="259224" calcext:value-type="float">
            <text:p>259224</text:p>
          </table:table-cell>
          <table:table-cell office:value-type="float" office:value="251003" calcext:value-type="float">
            <text:p>251003</text:p>
          </table:table-cell>
          <table:table-cell office:value-type="float" office:value="239973" calcext:value-type="float">
            <text:p>239973</text:p>
          </table:table-cell>
          <table:table-cell office:value-type="float" office:value="228552" calcext:value-type="float">
            <text:p>228552</text:p>
          </table:table-cell>
          <table:table-cell office:value-type="float" office:value="214592" calcext:value-type="float">
            <text:p>214592</text:p>
          </table:table-cell>
        </table:table-row>
        <table:table-row table:style-name="ro2">
          <table:table-cell office:value-type="string" calcext:value-type="string">
            <text:p><text:a xlink:href="javascript:sym(6902)" xlink:type="simple">Kurum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久留米市</text:p>
          </table:table-cell>
          <table:table-cell office:value-type="float" office:value="40" calcext:value-type="float">
            <text:p>40</text:p>
          </table:table-cell>
          <table:table-cell office:value-type="float" office:value="302741" calcext:value-type="float">
            <text:p>302741</text:p>
          </table:table-cell>
          <table:table-cell office:value-type="float" office:value="304884" calcext:value-type="float">
            <text:p>304884</text:p>
          </table:table-cell>
          <table:table-cell office:value-type="float" office:value="306434" calcext:value-type="float">
            <text:p>306434</text:p>
          </table:table-cell>
          <table:table-cell office:value-type="float" office:value="302402" calcext:value-type="float">
            <text:p>302402</text:p>
          </table:table-cell>
          <table:table-cell office:value-type="float" office:value="304552" calcext:value-type="float">
            <text:p>304552</text:p>
          </table:table-cell>
          <table:table-cell office:value-type="float" office:value="303316" calcext:value-type="float">
            <text:p>303316</text:p>
          </table:table-cell>
        </table:table-row>
        <table:table-row table:style-name="ro2">
          <table:table-cell office:value-type="string" calcext:value-type="string">
            <text:p><text:a xlink:href="javascript:sym(8169)" xlink:type="simple">Kusat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草津市</text:p>
          </table:table-cell>
          <table:table-cell office:value-type="float" office:value="25" calcext:value-type="float">
            <text:p>25</text:p>
          </table:table-cell>
          <table:table-cell office:value-type="float" office:value="101828" calcext:value-type="float">
            <text:p>101828</text:p>
          </table:table-cell>
          <table:table-cell office:value-type="float" office:value="115455" calcext:value-type="float">
            <text:p>115455</text:p>
          </table:table-cell>
          <table:table-cell office:value-type="float" office:value="121159" calcext:value-type="float">
            <text:p>121159</text:p>
          </table:table-cell>
          <table:table-cell office:value-type="float" office:value="130874" calcext:value-type="float">
            <text:p>130874</text:p>
          </table:table-cell>
          <table:table-cell office:value-type="float" office:value="137247" calcext:value-type="float">
            <text:p>137247</text:p>
          </table:table-cell>
          <table:table-cell office:value-type="float" office:value="143913" calcext:value-type="float">
            <text:p>143913</text:p>
          </table:table-cell>
        </table:table-row>
        <table:table-row table:style-name="ro2">
          <table:table-cell office:value-type="string" calcext:value-type="string">
            <text:p><text:a xlink:href="javascript:sym(6903)" xlink:type="simple">Kushi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釧路市</text:p>
          </table:table-cell>
          <table:table-cell office:value-type="float" office:value="1" calcext:value-type="float">
            <text:p>1</text:p>
          </table:table-cell>
          <table:table-cell office:value-type="float" office:value="209680" calcext:value-type="float">
            <text:p>209680</text:p>
          </table:table-cell>
          <table:table-cell office:value-type="float" office:value="201566" calcext:value-type="float">
            <text:p>201566</text:p>
          </table:table-cell>
          <table:table-cell office:value-type="float" office:value="190478" calcext:value-type="float">
            <text:p>190478</text:p>
          </table:table-cell>
          <table:table-cell office:value-type="float" office:value="181169" calcext:value-type="float">
            <text:p>181169</text:p>
          </table:table-cell>
          <table:table-cell office:value-type="float" office:value="174742" calcext:value-type="float">
            <text:p>174742</text:p>
          </table:table-cell>
          <table:table-cell office:value-type="float" office:value="165077" calcext:value-type="float">
            <text:p>165077</text:p>
          </table:table-cell>
        </table:table-row>
        <table:table-row table:style-name="ro2">
          <table:table-cell office:value-type="string" calcext:value-type="string">
            <text:p><text:a xlink:href="javascript:sym(8167)" xlink:type="simple">Kuwa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桑名市</text:p>
          </table:table-cell>
          <table:table-cell office:value-type="float" office:value="24" calcext:value-type="float">
            <text:p>24</text:p>
          </table:table-cell>
          <table:table-cell office:value-type="float" office:value="129595" calcext:value-type="float">
            <text:p>129595</text:p>
          </table:table-cell>
          <table:table-cell office:value-type="float" office:value="134856" calcext:value-type="float">
            <text:p>134856</text:p>
          </table:table-cell>
          <table:table-cell office:value-type="float" office:value="138963" calcext:value-type="float">
            <text:p>138963</text:p>
          </table:table-cell>
          <table:table-cell office:value-type="float" office:value="140290" calcext:value-type="float">
            <text:p>140290</text:p>
          </table:table-cell>
          <table:table-cell office:value-type="float" office:value="140303" calcext:value-type="float">
            <text:p>140303</text:p>
          </table:table-cell>
          <table:table-cell office:value-type="float" office:value="138613" calcext:value-type="float">
            <text:p>138613</text:p>
          </table:table-cell>
        </table:table-row>
        <table:table-row table:style-name="ro2">
          <table:table-cell office:value-type="string" calcext:value-type="string">
            <text:p><text:a xlink:href="javascript:sym(6904)" xlink:type="simple">Kyō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京都市</text:p>
          </table:table-cell>
          <table:table-cell office:value-type="float" office:value="26" calcext:value-type="float">
            <text:p>26</text:p>
          </table:table-cell>
          <table:table-cell office:value-type="float" office:value="1470902" calcext:value-type="float">
            <text:p>1470902</text:p>
          </table:table-cell>
          <table:table-cell office:value-type="float" office:value="1474471" calcext:value-type="float">
            <text:p>1474471</text:p>
          </table:table-cell>
          <table:table-cell office:value-type="float" office:value="1474811" calcext:value-type="float">
            <text:p>1474811</text:p>
          </table:table-cell>
          <table:table-cell office:value-type="float" office:value="1474015" calcext:value-type="float">
            <text:p>1474015</text:p>
          </table:table-cell>
          <table:table-cell office:value-type="float" office:value="1475183" calcext:value-type="float">
            <text:p>1475183</text:p>
          </table:table-cell>
          <table:table-cell office:value-type="float" office:value="1463723" calcext:value-type="float">
            <text:p>1463723</text:p>
          </table:table-cell>
        </table:table-row>
        <table:table-row table:style-name="ro2">
          <table:table-cell office:value-type="string" calcext:value-type="string">
            <text:p><text:a xlink:href="javascript:sym(6905)" xlink:type="simple">Machi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町田市</text:p>
          </table:table-cell>
          <table:table-cell office:value-type="float" office:value="13" calcext:value-type="float">
            <text:p>13</text:p>
          </table:table-cell>
          <table:table-cell office:value-type="float" office:value="360522" calcext:value-type="float">
            <text:p>360522</text:p>
          </table:table-cell>
          <table:table-cell office:value-type="float" office:value="377494" calcext:value-type="float">
            <text:p>377494</text:p>
          </table:table-cell>
          <table:table-cell office:value-type="float" office:value="405544" calcext:value-type="float">
            <text:p>405544</text:p>
          </table:table-cell>
          <table:table-cell office:value-type="float" office:value="427016" calcext:value-type="float">
            <text:p>427016</text:p>
          </table:table-cell>
          <table:table-cell office:value-type="float" office:value="432349" calcext:value-type="float">
            <text:p>432349</text:p>
          </table:table-cell>
          <table:table-cell office:value-type="float" office:value="431079" calcext:value-type="float">
            <text:p>431079</text:p>
          </table:table-cell>
        </table:table-row>
        <table:table-row table:style-name="ro2">
          <table:table-cell office:value-type="string" calcext:value-type="string">
            <text:p><text:a xlink:href="javascript:sym(6906)" xlink:type="simple">Maebas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前橋市</text:p>
          </table:table-cell>
          <table:table-cell office:value-type="float" office:value="10" calcext:value-type="float">
            <text:p>10</text:p>
          </table:table-cell>
          <table:table-cell office:value-type="float" office:value="338845" calcext:value-type="float">
            <text:p>338845</text:p>
          </table:table-cell>
          <table:table-cell office:value-type="float" office:value="341738" calcext:value-type="float">
            <text:p>341738</text:p>
          </table:table-cell>
          <table:table-cell office:value-type="float" office:value="340904" calcext:value-type="float">
            <text:p>340904</text:p>
          </table:table-cell>
          <table:table-cell office:value-type="float" office:value="340291" calcext:value-type="float">
            <text:p>340291</text:p>
          </table:table-cell>
          <table:table-cell office:value-type="float" office:value="336154" calcext:value-type="float">
            <text:p>336154</text:p>
          </table:table-cell>
          <table:table-cell office:value-type="float" office:value="332149" calcext:value-type="float">
            <text:p>332149</text:p>
          </table:table-cell>
        </table:table-row>
        <table:table-row table:style-name="ro2">
          <table:table-cell office:value-type="string" calcext:value-type="string">
            <text:p><text:a xlink:href="javascript:sym(18068)" xlink:type="simple">Marugam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丸亀市</text:p>
          </table:table-cell>
          <table:table-cell office:value-type="float" office:value="37" calcext:value-type="float">
            <text:p>37</text:p>
          </table:table-cell>
          <table:table-cell office:value-type="float" office:value="106107" calcext:value-type="float">
            <text:p>106107</text:p>
          </table:table-cell>
          <table:table-cell office:value-type="float" office:value="108356" calcext:value-type="float">
            <text:p>108356</text:p>
          </table:table-cell>
          <table:table-cell office:value-type="float" office:value="110085" calcext:value-type="float">
            <text:p>110085</text:p>
          </table:table-cell>
          <table:table-cell office:value-type="float" office:value="110473" calcext:value-type="float">
            <text:p>110473</text:p>
          </table:table-cell>
          <table:table-cell office:value-type="float" office:value="110010" calcext:value-type="float">
            <text:p>110010</text:p>
          </table:table-cell>
          <table:table-cell office:value-type="float" office:value="109513" calcext:value-type="float">
            <text:p>109513</text:p>
          </table:table-cell>
        </table:table-row>
        <table:table-row table:style-name="ro2">
          <table:table-cell office:value-type="string" calcext:value-type="string">
            <text:p><text:a xlink:href="javascript:sym(6907)" xlink:type="simple">Matsub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松原市</text:p>
          </table:table-cell>
          <table:table-cell office:value-type="float" office:value="27" calcext:value-type="float">
            <text:p>27</text:p>
          </table:table-cell>
          <table:table-cell office:value-type="float" office:value="134457" calcext:value-type="float">
            <text:p>134457</text:p>
          </table:table-cell>
          <table:table-cell office:value-type="float" office:value="132562" calcext:value-type="float">
            <text:p>132562</text:p>
          </table:table-cell>
          <table:table-cell office:value-type="float" office:value="127276" calcext:value-type="float">
            <text:p>127276</text:p>
          </table:table-cell>
          <table:table-cell office:value-type="float" office:value="124594" calcext:value-type="float">
            <text:p>124594</text:p>
          </table:table-cell>
          <table:table-cell office:value-type="float" office:value="120750" calcext:value-type="float">
            <text:p>120750</text:p>
          </table:table-cell>
          <table:table-cell office:value-type="float" office:value="117641" calcext:value-type="float">
            <text:p>117641</text:p>
          </table:table-cell>
        </table:table-row>
        <table:table-row table:style-name="ro2">
          <table:table-cell office:value-type="string" calcext:value-type="string">
            <text:p><text:a xlink:href="javascript:sym(6908)" xlink:type="simple">Matsud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松戸市</text:p>
          </table:table-cell>
          <table:table-cell office:value-type="float" office:value="12" calcext:value-type="float">
            <text:p>12</text:p>
          </table:table-cell>
          <table:table-cell office:value-type="float" office:value="461503" calcext:value-type="float">
            <text:p>461503</text:p>
          </table:table-cell>
          <table:table-cell office:value-type="float" office:value="464841" calcext:value-type="float">
            <text:p>464841</text:p>
          </table:table-cell>
          <table:table-cell office:value-type="float" office:value="472579" calcext:value-type="float">
            <text:p>472579</text:p>
          </table:table-cell>
          <table:table-cell office:value-type="float" office:value="484457" calcext:value-type="float">
            <text:p>484457</text:p>
          </table:table-cell>
          <table:table-cell office:value-type="float" office:value="483480" calcext:value-type="float">
            <text:p>483480</text:p>
          </table:table-cell>
          <table:table-cell office:value-type="float" office:value="498232" calcext:value-type="float">
            <text:p>498232</text:p>
          </table:table-cell>
        </table:table-row>
        <table:table-row table:style-name="ro2">
          <table:table-cell office:value-type="string" calcext:value-type="string">
            <text:p><text:a xlink:href="javascript:sym(6909)" xlink:type="simple">Matsu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松江市</text:p>
          </table:table-cell>
          <table:table-cell office:value-type="float" office:value="32" calcext:value-type="float">
            <text:p>32</text:p>
          </table:table-cell>
          <table:table-cell office:value-type="float" office:value="206718" calcext:value-type="float">
            <text:p>206718</text:p>
          </table:table-cell>
          <table:table-cell office:value-type="float" office:value="211564" calcext:value-type="float">
            <text:p>211564</text:p>
          </table:table-cell>
          <table:table-cell office:value-type="float" office:value="210796" calcext:value-type="float">
            <text:p>210796</text:p>
          </table:table-cell>
          <table:table-cell office:value-type="float" office:value="208613" calcext:value-type="float">
            <text:p>208613</text:p>
          </table:table-cell>
          <table:table-cell office:value-type="float" office:value="206230" calcext:value-type="float">
            <text:p>206230</text:p>
          </table:table-cell>
          <table:table-cell office:value-type="float" office:value="203616" calcext:value-type="float">
            <text:p>203616</text:p>
          </table:table-cell>
        </table:table-row>
        <table:table-row table:style-name="ro2">
          <table:table-cell office:value-type="string" calcext:value-type="string">
            <text:p><text:a xlink:href="javascript:sym(6910)" xlink:type="simple">Matsumo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松本市</text:p>
          </table:table-cell>
          <table:table-cell office:value-type="float" office:value="20" calcext:value-type="float">
            <text:p>20</text:p>
          </table:table-cell>
          <table:table-cell office:value-type="float" office:value="239539" calcext:value-type="float">
            <text:p>239539</text:p>
          </table:table-cell>
          <table:table-cell office:value-type="float" office:value="243465" calcext:value-type="float">
            <text:p>243465</text:p>
          </table:table-cell>
          <table:table-cell office:value-type="float" office:value="242541" calcext:value-type="float">
            <text:p>242541</text:p>
          </table:table-cell>
          <table:table-cell office:value-type="float" office:value="243037" calcext:value-type="float">
            <text:p>243037</text:p>
          </table:table-cell>
          <table:table-cell office:value-type="float" office:value="243293" calcext:value-type="float">
            <text:p>243293</text:p>
          </table:table-cell>
          <table:table-cell office:value-type="float" office:value="241145" calcext:value-type="float">
            <text:p>241145</text:p>
          </table:table-cell>
        </table:table-row>
        <table:table-row table:style-name="ro2">
          <table:table-cell office:value-type="string" calcext:value-type="string">
            <text:p><text:a xlink:href="javascript:sym(6911)" xlink:type="simple">Matsusa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松阪市</text:p>
          </table:table-cell>
          <table:table-cell office:value-type="float" office:value="24" calcext:value-type="float">
            <text:p>24</text:p>
          </table:table-cell>
          <table:table-cell office:value-type="float" office:value="163131" calcext:value-type="float">
            <text:p>163131</text:p>
          </table:table-cell>
          <table:table-cell office:value-type="float" office:value="164504" calcext:value-type="float">
            <text:p>164504</text:p>
          </table:table-cell>
          <table:table-cell office:value-type="float" office:value="168973" calcext:value-type="float">
            <text:p>168973</text:p>
          </table:table-cell>
          <table:table-cell office:value-type="float" office:value="168017" calcext:value-type="float">
            <text:p>168017</text:p>
          </table:table-cell>
          <table:table-cell office:value-type="float" office:value="163863" calcext:value-type="float">
            <text:p>163863</text:p>
          </table:table-cell>
          <table:table-cell office:value-type="float" office:value="159145" calcext:value-type="float">
            <text:p>159145</text:p>
          </table:table-cell>
        </table:table-row>
        <table:table-row table:style-name="ro2">
          <table:table-cell office:value-type="string" calcext:value-type="string">
            <text:p><text:a xlink:href="javascript:sym(6912)" xlink:type="simple">Matsuy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松山市</text:p>
          </table:table-cell>
          <table:table-cell office:value-type="float" office:value="38" calcext:value-type="float">
            <text:p>38</text:p>
          </table:table-cell>
          <table:table-cell office:value-type="float" office:value="497203" calcext:value-type="float">
            <text:p>497203</text:p>
          </table:table-cell>
          <table:table-cell office:value-type="float" office:value="508266" calcext:value-type="float">
            <text:p>508266</text:p>
          </table:table-cell>
          <table:table-cell office:value-type="float" office:value="514937" calcext:value-type="float">
            <text:p>514937</text:p>
          </table:table-cell>
          <table:table-cell office:value-type="float" office:value="517231" calcext:value-type="float">
            <text:p>517231</text:p>
          </table:table-cell>
          <table:table-cell office:value-type="float" office:value="514865" calcext:value-type="float">
            <text:p>514865</text:p>
          </table:table-cell>
          <table:table-cell office:value-type="float" office:value="511192" calcext:value-type="float">
            <text:p>511192</text:p>
          </table:table-cell>
        </table:table-row>
        <table:table-row table:style-name="ro2">
          <table:table-cell office:value-type="string" calcext:value-type="string">
            <text:p><text:a xlink:href="javascript:sym(6913)" xlink:type="simple">Minō</text:a> (Minoh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箕面市</text:p>
          </table:table-cell>
          <table:table-cell office:value-type="float" office:value="27" calcext:value-type="float">
            <text:p>27</text:p>
          </table:table-cell>
          <table:table-cell office:value-type="float" office:value="127542" calcext:value-type="float">
            <text:p>127542</text:p>
          </table:table-cell>
          <table:table-cell office:value-type="float" office:value="124898" calcext:value-type="float">
            <text:p>124898</text:p>
          </table:table-cell>
          <table:table-cell office:value-type="float" office:value="127135" calcext:value-type="float">
            <text:p>127135</text:p>
          </table:table-cell>
          <table:table-cell office:value-type="float" office:value="129895" calcext:value-type="float">
            <text:p>129895</text:p>
          </table:table-cell>
          <table:table-cell office:value-type="float" office:value="133411" calcext:value-type="float">
            <text:p>133411</text:p>
          </table:table-cell>
          <table:table-cell office:value-type="float" office:value="136868" calcext:value-type="float">
            <text:p>136868</text:p>
          </table:table-cell>
        </table:table-row>
        <table:table-row table:style-name="ro2">
          <table:table-cell office:value-type="string" calcext:value-type="string">
            <text:p><text:a xlink:href="javascript:sym(6914)" xlink:type="simple">Misa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三郷市</text:p>
          </table:table-cell>
          <table:table-cell office:value-type="float" office:value="11" calcext:value-type="float">
            <text:p>11</text:p>
          </table:table-cell>
          <table:table-cell office:value-type="float" office:value="133600" calcext:value-type="float">
            <text:p>133600</text:p>
          </table:table-cell>
          <table:table-cell office:value-type="float" office:value="131047" calcext:value-type="float">
            <text:p>131047</text:p>
          </table:table-cell>
          <table:table-cell office:value-type="float" office:value="128278" calcext:value-type="float">
            <text:p>128278</text:p>
          </table:table-cell>
          <table:table-cell office:value-type="float" office:value="131415" calcext:value-type="float">
            <text:p>131415</text:p>
          </table:table-cell>
          <table:table-cell office:value-type="float" office:value="136521" calcext:value-type="float">
            <text:p>136521</text:p>
          </table:table-cell>
          <table:table-cell office:value-type="float" office:value="142145" calcext:value-type="float">
            <text:p>142145</text:p>
          </table:table-cell>
        </table:table-row>
        <table:table-row table:style-name="ro2">
          <table:table-cell office:value-type="string" calcext:value-type="string">
            <text:p><text:a xlink:href="javascript:sym(6915)" xlink:type="simple">Mishi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三島市</text:p>
          </table:table-cell>
          <table:table-cell office:value-type="float" office:value="22" calcext:value-type="float">
            <text:p>22</text:p>
          </table:table-cell>
          <table:table-cell office:value-type="float" office:value="107890" calcext:value-type="float">
            <text:p>107890</text:p>
          </table:table-cell>
          <table:table-cell office:value-type="float" office:value="110519" calcext:value-type="float">
            <text:p>110519</text:p>
          </table:table-cell>
          <table:table-cell office:value-type="float" office:value="112241" calcext:value-type="float">
            <text:p>112241</text:p>
          </table:table-cell>
          <table:table-cell office:value-type="float" office:value="111838" calcext:value-type="float">
            <text:p>111838</text:p>
          </table:table-cell>
          <table:table-cell office:value-type="float" office:value="110046" calcext:value-type="float">
            <text:p>110046</text:p>
          </table:table-cell>
          <table:table-cell office:value-type="float" office:value="107783" calcext:value-type="float">
            <text:p>107783</text:p>
          </table:table-cell>
        </table:table-row>
        <table:table-row table:style-name="ro2">
          <table:table-cell office:value-type="string" calcext:value-type="string">
            <text:p><text:a xlink:href="javascript:sym(6916)" xlink:type="simple">Mita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三鷹市</text:p>
          </table:table-cell>
          <table:table-cell office:value-type="float" office:value="13" calcext:value-type="float">
            <text:p>13</text:p>
          </table:table-cell>
          <table:table-cell office:value-type="float" office:value="165721" calcext:value-type="float">
            <text:p>165721</text:p>
          </table:table-cell>
          <table:table-cell office:value-type="float" office:value="171612" calcext:value-type="float">
            <text:p>171612</text:p>
          </table:table-cell>
          <table:table-cell office:value-type="float" office:value="177016" calcext:value-type="float">
            <text:p>177016</text:p>
          </table:table-cell>
          <table:table-cell office:value-type="float" office:value="186083" calcext:value-type="float">
            <text:p>186083</text:p>
          </table:table-cell>
          <table:table-cell office:value-type="float" office:value="186936" calcext:value-type="float">
            <text:p>186936</text:p>
          </table:table-cell>
          <table:table-cell office:value-type="float" office:value="195391" calcext:value-type="float">
            <text:p>195391</text:p>
          </table:table-cell>
        </table:table-row>
        <table:table-row table:style-name="ro2">
          <table:table-cell office:value-type="string" calcext:value-type="string">
            <text:p><text:a xlink:href="javascript:sym(6917)" xlink:type="simple">Mi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水戸市</text:p>
          </table:table-cell>
          <table:table-cell office:value-type="float" office:value="8" calcext:value-type="float">
            <text:p>8</text:p>
          </table:table-cell>
          <table:table-cell office:value-type="float" office:value="261275" calcext:value-type="float">
            <text:p>261275</text:p>
          </table:table-cell>
          <table:table-cell office:value-type="float" office:value="261562" calcext:value-type="float">
            <text:p>261562</text:p>
          </table:table-cell>
          <table:table-cell office:value-type="float" office:value="262603" calcext:value-type="float">
            <text:p>262603</text:p>
          </table:table-cell>
          <table:table-cell office:value-type="float" office:value="268750" calcext:value-type="float">
            <text:p>268750</text:p>
          </table:table-cell>
          <table:table-cell office:value-type="float" office:value="270783" calcext:value-type="float">
            <text:p>270783</text:p>
          </table:table-cell>
          <table:table-cell office:value-type="float" office:value="270685" calcext:value-type="float">
            <text:p>270685</text:p>
          </table:table-cell>
        </table:table-row>
        <table:table-row table:style-name="ro2">
          <table:table-cell office:value-type="string" calcext:value-type="string">
            <text:p><text:a xlink:href="javascript:sym(6918)" xlink:type="simple">Miyakonojō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都城市</text:p>
          </table:table-cell>
          <table:table-cell office:value-type="float" office:value="45" calcext:value-type="float">
            <text:p>45</text:p>
          </table:table-cell>
          <table:table-cell office:value-type="float" office:value="174054" calcext:value-type="float">
            <text:p>174054</text:p>
          </table:table-cell>
          <table:table-cell office:value-type="float" office:value="171812" calcext:value-type="float">
            <text:p>171812</text:p>
          </table:table-cell>
          <table:table-cell office:value-type="float" office:value="170955" calcext:value-type="float">
            <text:p>170955</text:p>
          </table:table-cell>
          <table:table-cell office:value-type="float" office:value="169602" calcext:value-type="float">
            <text:p>169602</text:p>
          </table:table-cell>
          <table:table-cell office:value-type="float" office:value="165029" calcext:value-type="float">
            <text:p>165029</text:p>
          </table:table-cell>
          <table:table-cell office:value-type="float" office:value="160640" calcext:value-type="float">
            <text:p>160640</text:p>
          </table:table-cell>
        </table:table-row>
        <table:table-row table:style-name="ro2">
          <table:table-cell office:value-type="string" calcext:value-type="string">
            <text:p><text:a xlink:href="javascript:sym(6919)" xlink:type="simple">Miyaz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宮崎市</text:p>
          </table:table-cell>
          <table:table-cell office:value-type="float" office:value="45" calcext:value-type="float">
            <text:p>45</text:p>
          </table:table-cell>
          <table:table-cell office:value-type="float" office:value="384391" calcext:value-type="float">
            <text:p>384391</text:p>
          </table:table-cell>
          <table:table-cell office:value-type="float" office:value="392178" calcext:value-type="float">
            <text:p>392178</text:p>
          </table:table-cell>
          <table:table-cell office:value-type="float" office:value="395593" calcext:value-type="float">
            <text:p>395593</text:p>
          </table:table-cell>
          <table:table-cell office:value-type="float" office:value="400583" calcext:value-type="float">
            <text:p>400583</text:p>
          </table:table-cell>
          <table:table-cell office:value-type="float" office:value="401138" calcext:value-type="float">
            <text:p>401138</text:p>
          </table:table-cell>
          <table:table-cell office:value-type="float" office:value="401339" calcext:value-type="float">
            <text:p>401339</text:p>
          </table:table-cell>
        </table:table-row>
        <table:table-row table:style-name="ro2">
          <table:table-cell office:value-type="string" calcext:value-type="string">
            <text:p><text:a xlink:href="javascript:sym(6920)" xlink:type="simple">Moriguc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守口市</text:p>
          </table:table-cell>
          <table:table-cell office:value-type="float" office:value="27" calcext:value-type="float">
            <text:p>27</text:p>
          </table:table-cell>
          <table:table-cell office:value-type="float" office:value="157306" calcext:value-type="float">
            <text:p>157306</text:p>
          </table:table-cell>
          <table:table-cell office:value-type="float" office:value="152298" calcext:value-type="float">
            <text:p>152298</text:p>
          </table:table-cell>
          <table:table-cell office:value-type="float" office:value="147465" calcext:value-type="float">
            <text:p>147465</text:p>
          </table:table-cell>
          <table:table-cell office:value-type="float" office:value="146697" calcext:value-type="float">
            <text:p>146697</text:p>
          </table:table-cell>
          <table:table-cell office:value-type="float" office:value="143042" calcext:value-type="float">
            <text:p>143042</text:p>
          </table:table-cell>
          <table:table-cell office:value-type="float" office:value="143096" calcext:value-type="float">
            <text:p>143096</text:p>
          </table:table-cell>
        </table:table-row>
        <table:table-row table:style-name="ro2">
          <table:table-cell office:value-type="string" calcext:value-type="string">
            <text:p><text:a xlink:href="javascript:sym(6921)" xlink:type="simple">Morio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盛岡市</text:p>
          </table:table-cell>
          <table:table-cell office:value-type="float" office:value="3" calcext:value-type="float">
            <text:p>3</text:p>
          </table:table-cell>
          <table:table-cell office:value-type="float" office:value="300723" calcext:value-type="float">
            <text:p>300723</text:p>
          </table:table-cell>
          <table:table-cell office:value-type="float" office:value="302857" calcext:value-type="float">
            <text:p>302857</text:p>
          </table:table-cell>
          <table:table-cell office:value-type="float" office:value="300746" calcext:value-type="float">
            <text:p>300746</text:p>
          </table:table-cell>
          <table:table-cell office:value-type="float" office:value="298348" calcext:value-type="float">
            <text:p>298348</text:p>
          </table:table-cell>
          <table:table-cell office:value-type="float" office:value="297631" calcext:value-type="float">
            <text:p>297631</text:p>
          </table:table-cell>
          <table:table-cell office:value-type="float" office:value="289731" calcext:value-type="float">
            <text:p>289731</text:p>
          </table:table-cell>
        </table:table-row>
        <table:table-row table:style-name="ro2">
          <table:table-cell office:value-type="string" calcext:value-type="string">
            <text:p><text:a xlink:href="javascript:sym(6923)" xlink:type="simple">Musashi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武蔵野市</text:p>
          </table:table-cell>
          <table:table-cell office:value-type="float" office:value="13" calcext:value-type="float">
            <text:p>13</text:p>
          </table:table-cell>
          <table:table-cell office:value-type="float" office:value="135051" calcext:value-type="float">
            <text:p>135051</text:p>
          </table:table-cell>
          <table:table-cell office:value-type="float" office:value="135746" calcext:value-type="float">
            <text:p>135746</text:p>
          </table:table-cell>
          <table:table-cell office:value-type="float" office:value="137525" calcext:value-type="float">
            <text:p>137525</text:p>
          </table:table-cell>
          <table:table-cell office:value-type="float" office:value="138734" calcext:value-type="float">
            <text:p>138734</text:p>
          </table:table-cell>
          <table:table-cell office:value-type="float" office:value="144730" calcext:value-type="float">
            <text:p>144730</text:p>
          </table:table-cell>
          <table:table-cell office:value-type="float" office:value="150149" calcext:value-type="float">
            <text:p>150149</text:p>
          </table:table-cell>
        </table:table-row>
        <table:table-row table:style-name="ro2">
          <table:table-cell office:value-type="string" calcext:value-type="string">
            <text:p><text:a xlink:href="javascript:sym(17999)" xlink:type="simple">Nagah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長浜市</text:p>
          </table:table-cell>
          <table:table-cell office:value-type="float" office:value="25" calcext:value-type="float">
            <text:p>25</text:p>
          </table:table-cell>
          <table:table-cell office:value-type="float" office:value="122415" calcext:value-type="float">
            <text:p>122415</text:p>
          </table:table-cell>
          <table:table-cell office:value-type="float" office:value="123862" calcext:value-type="float">
            <text:p>123862</text:p>
          </table:table-cell>
          <table:table-cell office:value-type="float" office:value="124498" calcext:value-type="float">
            <text:p>124498</text:p>
          </table:table-cell>
          <table:table-cell office:value-type="float" office:value="124131" calcext:value-type="float">
            <text:p>124131</text:p>
          </table:table-cell>
          <table:table-cell office:value-type="float" office:value="118193" calcext:value-type="float">
            <text:p>118193</text:p>
          </table:table-cell>
          <table:table-cell office:value-type="float" office:value="113636" calcext:value-type="float">
            <text:p>113636</text:p>
          </table:table-cell>
        </table:table-row>
        <table:table-row table:style-name="ro2">
          <table:table-cell office:value-type="string" calcext:value-type="string">
            <text:p><text:a xlink:href="javascript:sym(6924)" xlink:type="simple">Naga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長野市</text:p>
          </table:table-cell>
          <table:table-cell office:value-type="float" office:value="20" calcext:value-type="float">
            <text:p>20</text:p>
          </table:table-cell>
          <table:table-cell office:value-type="float" office:value="387359" calcext:value-type="float">
            <text:p>387359</text:p>
          </table:table-cell>
          <table:table-cell office:value-type="float" office:value="387911" calcext:value-type="float">
            <text:p>387911</text:p>
          </table:table-cell>
          <table:table-cell office:value-type="float" office:value="386572" calcext:value-type="float">
            <text:p>386572</text:p>
          </table:table-cell>
          <table:table-cell office:value-type="float" office:value="381511" calcext:value-type="float">
            <text:p>381511</text:p>
          </table:table-cell>
          <table:table-cell office:value-type="float" office:value="377598" calcext:value-type="float">
            <text:p>377598</text:p>
          </table:table-cell>
          <table:table-cell office:value-type="float" office:value="372760" calcext:value-type="float">
            <text:p>372760</text:p>
          </table:table-cell>
        </table:table-row>
        <table:table-row table:style-name="ro2">
          <table:table-cell office:value-type="string" calcext:value-type="string">
            <text:p><text:a xlink:href="javascript:sym(6925)" xlink:type="simple">Nagao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長岡市</text:p>
          </table:table-cell>
          <table:table-cell office:value-type="float" office:value="15" calcext:value-type="float">
            <text:p>15</text:p>
          </table:table-cell>
          <table:table-cell office:value-type="float" office:value="293250" calcext:value-type="float">
            <text:p>293250</text:p>
          </table:table-cell>
          <table:table-cell office:value-type="float" office:value="292887" calcext:value-type="float">
            <text:p>292887</text:p>
          </table:table-cell>
          <table:table-cell office:value-type="float" office:value="288457" calcext:value-type="float">
            <text:p>288457</text:p>
          </table:table-cell>
          <table:table-cell office:value-type="float" office:value="282674" calcext:value-type="float">
            <text:p>282674</text:p>
          </table:table-cell>
          <table:table-cell office:value-type="float" office:value="275133" calcext:value-type="float">
            <text:p>275133</text:p>
          </table:table-cell>
          <table:table-cell office:value-type="float" office:value="266936" calcext:value-type="float">
            <text:p>266936</text:p>
          </table:table-cell>
        </table:table-row>
        <table:table-row table:style-name="ro2">
          <table:table-cell office:value-type="string" calcext:value-type="string">
            <text:p><text:a xlink:href="javascript:sym(6926)" xlink:type="simple">Nagarey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流山市</text:p>
          </table:table-cell>
          <table:table-cell office:value-type="float" office:value="12" calcext:value-type="float">
            <text:p>12</text:p>
          </table:table-cell>
          <table:table-cell office:value-type="float" office:value="146245" calcext:value-type="float">
            <text:p>146245</text:p>
          </table:table-cell>
          <table:table-cell office:value-type="float" office:value="150527" calcext:value-type="float">
            <text:p>150527</text:p>
          </table:table-cell>
          <table:table-cell office:value-type="float" office:value="152641" calcext:value-type="float">
            <text:p>152641</text:p>
          </table:table-cell>
          <table:table-cell office:value-type="float" office:value="163984" calcext:value-type="float">
            <text:p>163984</text:p>
          </table:table-cell>
          <table:table-cell office:value-type="float" office:value="174373" calcext:value-type="float">
            <text:p>174373</text:p>
          </table:table-cell>
          <table:table-cell office:value-type="float" office:value="199849" calcext:value-type="float">
            <text:p>199849</text:p>
          </table:table-cell>
        </table:table-row>
        <table:table-row table:style-name="ro2">
          <table:table-cell office:value-type="string" calcext:value-type="string">
            <text:p><text:a xlink:href="javascript:sym(6927)" xlink:type="simple">Nagas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長崎市</text:p>
          </table:table-cell>
          <table:table-cell office:value-type="float" office:value="42" calcext:value-type="float">
            <text:p>42</text:p>
          </table:table-cell>
          <table:table-cell office:value-type="float" office:value="487063" calcext:value-type="float">
            <text:p>487063</text:p>
          </table:table-cell>
          <table:table-cell office:value-type="float" office:value="470135" calcext:value-type="float">
            <text:p>470135</text:p>
          </table:table-cell>
          <table:table-cell office:value-type="float" office:value="455206" calcext:value-type="float">
            <text:p>455206</text:p>
          </table:table-cell>
          <table:table-cell office:value-type="float" office:value="443766" calcext:value-type="float">
            <text:p>443766</text:p>
          </table:table-cell>
          <table:table-cell office:value-type="float" office:value="429508" calcext:value-type="float">
            <text:p>429508</text:p>
          </table:table-cell>
          <table:table-cell office:value-type="float" office:value="409118" calcext:value-type="float">
            <text:p>409118</text:p>
          </table:table-cell>
        </table:table-row>
        <table:table-row table:style-name="ro2">
          <table:table-cell office:value-type="string" calcext:value-type="string">
            <text:p><text:a xlink:href="javascript:sym(6928)" xlink:type="simple">Nago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名古屋市</text:p>
          </table:table-cell>
          <table:table-cell office:value-type="float" office:value="23" calcext:value-type="float">
            <text:p>23</text:p>
          </table:table-cell>
          <table:table-cell office:value-type="float" office:value="2152184" calcext:value-type="float">
            <text:p>2152184</text:p>
          </table:table-cell>
          <table:table-cell office:value-type="float" office:value="2171557" calcext:value-type="float">
            <text:p>2171557</text:p>
          </table:table-cell>
          <table:table-cell office:value-type="float" office:value="2215062" calcext:value-type="float">
            <text:p>2215062</text:p>
          </table:table-cell>
          <table:table-cell office:value-type="float" office:value="2263894" calcext:value-type="float">
            <text:p>2263894</text:p>
          </table:table-cell>
          <table:table-cell office:value-type="float" office:value="2295638" calcext:value-type="float">
            <text:p>2295638</text:p>
          </table:table-cell>
          <table:table-cell office:value-type="float" office:value="2332176" calcext:value-type="float">
            <text:p>2332176</text:p>
          </table:table-cell>
        </table:table-row>
        <table:table-row table:style-name="ro2">
          <table:table-cell office:value-type="string" calcext:value-type="string">
            <text:p><text:a xlink:href="javascript:sym(6929)" xlink:type="simple">Nah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那覇市</text:p>
          </table:table-cell>
          <table:table-cell office:value-type="float" office:value="47" calcext:value-type="float">
            <text:p>47</text:p>
          </table:table-cell>
          <table:table-cell office:value-type="float" office:value="301890" calcext:value-type="float">
            <text:p>301890</text:p>
          </table:table-cell>
          <table:table-cell office:value-type="float" office:value="301032" calcext:value-type="float">
            <text:p>301032</text:p>
          </table:table-cell>
          <table:table-cell office:value-type="float" office:value="312393" calcext:value-type="float">
            <text:p>312393</text:p>
          </table:table-cell>
          <table:table-cell office:value-type="float" office:value="315954" calcext:value-type="float">
            <text:p>315954</text:p>
          </table:table-cell>
          <table:table-cell office:value-type="float" office:value="319435" calcext:value-type="float">
            <text:p>319435</text:p>
          </table:table-cell>
          <table:table-cell office:value-type="float" office:value="317625" calcext:value-type="float">
            <text:p>317625</text:p>
          </table:table-cell>
        </table:table-row>
        <table:table-row table:style-name="ro2">
          <table:table-cell office:value-type="string" calcext:value-type="string">
            <text:p><text:a xlink:href="javascript:sym(6930)" xlink:type="simple">N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奈良市</text:p>
          </table:table-cell>
          <table:table-cell office:value-type="float" office:value="29" calcext:value-type="float">
            <text:p>29</text:p>
          </table:table-cell>
          <table:table-cell office:value-type="float" office:value="368039" calcext:value-type="float">
            <text:p>368039</text:p>
          </table:table-cell>
          <table:table-cell office:value-type="float" office:value="374944" calcext:value-type="float">
            <text:p>374944</text:p>
          </table:table-cell>
          <table:table-cell office:value-type="float" office:value="370102" calcext:value-type="float">
            <text:p>370102</text:p>
          </table:table-cell>
          <table:table-cell office:value-type="float" office:value="366591" calcext:value-type="float">
            <text:p>366591</text:p>
          </table:table-cell>
          <table:table-cell office:value-type="float" office:value="360310" calcext:value-type="float">
            <text:p>360310</text:p>
          </table:table-cell>
          <table:table-cell office:value-type="float" office:value="354630" calcext:value-type="float">
            <text:p>354630</text:p>
          </table:table-cell>
        </table:table-row>
        <table:table-row table:style-name="ro2">
          <table:table-cell office:value-type="string" calcext:value-type="string">
            <text:p><text:a xlink:href="javascript:sym(6931)" xlink:type="simple">Narashi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習志野市</text:p>
          </table:table-cell>
          <table:table-cell office:value-type="float" office:value="12" calcext:value-type="float">
            <text:p>12</text:p>
          </table:table-cell>
          <table:table-cell office:value-type="float" office:value="152887" calcext:value-type="float">
            <text:p>152887</text:p>
          </table:table-cell>
          <table:table-cell office:value-type="float" office:value="154036" calcext:value-type="float">
            <text:p>154036</text:p>
          </table:table-cell>
          <table:table-cell office:value-type="float" office:value="158785" calcext:value-type="float">
            <text:p>158785</text:p>
          </table:table-cell>
          <table:table-cell office:value-type="float" office:value="164530" calcext:value-type="float">
            <text:p>164530</text:p>
          </table:table-cell>
          <table:table-cell office:value-type="float" office:value="167909" calcext:value-type="float">
            <text:p>167909</text:p>
          </table:table-cell>
          <table:table-cell office:value-type="float" office:value="176197" calcext:value-type="float">
            <text:p>176197</text:p>
          </table:table-cell>
        </table:table-row>
        <table:table-row table:style-name="ro2">
          <table:table-cell office:value-type="string" calcext:value-type="string">
            <text:p><text:a xlink:href="javascript:sym(17899)" xlink:type="simple">Nari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成田市</text:p>
          </table:table-cell>
          <table:table-cell office:value-type="float" office:value="12" calcext:value-type="float">
            <text:p>12</text:p>
          </table:table-cell>
          <table:table-cell office:value-type="float" office:value="112662" calcext:value-type="float">
            <text:p>112662</text:p>
          </table:table-cell>
          <table:table-cell office:value-type="float" office:value="116898" calcext:value-type="float">
            <text:p>116898</text:p>
          </table:table-cell>
          <table:table-cell office:value-type="float" office:value="121139" calcext:value-type="float">
            <text:p>121139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1190" calcext:value-type="float">
            <text:p>131190</text:p>
          </table:table-cell>
          <table:table-cell office:value-type="float" office:value="132906" calcext:value-type="float">
            <text:p>132906</text:p>
          </table:table-cell>
        </table:table-row>
        <table:table-row table:style-name="ro1">
          <table:table-cell office:value-type="string" calcext:value-type="string">
            <text:p><text:a xlink:href="javascript:sym(17864)" xlink:type="simple">Nasushiobara</text:a> (Kuroiso - Nishinasuno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那須塩原市</text:p>
          </table:table-cell>
          <table:table-cell office:value-type="float" office:value="9" calcext:value-type="float">
            <text:p>9</text:p>
          </table:table-cell>
          <table:table-cell office:value-type="float" office:value="105127" calcext:value-type="float">
            <text:p>105127</text:p>
          </table:table-cell>
          <table:table-cell office:value-type="float" office:value="110828" calcext:value-type="float">
            <text:p>110828</text:p>
          </table:table-cell>
          <table:table-cell office:value-type="float" office:value="115032" calcext:value-type="float">
            <text:p>115032</text:p>
          </table:table-cell>
          <table:table-cell office:value-type="float" office:value="117812" calcext:value-type="float">
            <text:p>117812</text:p>
          </table:table-cell>
          <table:table-cell office:value-type="float" office:value="117146" calcext:value-type="float">
            <text:p>117146</text:p>
          </table:table-cell>
          <table:table-cell office:value-type="float" office:value="115210" calcext:value-type="float">
            <text:p>115210</text:p>
          </table:table-cell>
        </table:table-row>
        <table:table-row table:style-name="ro2">
          <table:table-cell office:value-type="string" calcext:value-type="string">
            <text:p><text:a xlink:href="javascript:sym(6932)" xlink:type="simple">Neyag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寝屋川市</text:p>
          </table:table-cell>
          <table:table-cell office:value-type="float" office:value="27" calcext:value-type="float">
            <text:p>27</text:p>
          </table:table-cell>
          <table:table-cell office:value-type="float" office:value="258443" calcext:value-type="float">
            <text:p>258443</text:p>
          </table:table-cell>
          <table:table-cell office:value-type="float" office:value="250806" calcext:value-type="float">
            <text:p>250806</text:p>
          </table:table-cell>
          <table:table-cell office:value-type="float" office:value="241816" calcext:value-type="float">
            <text:p>241816</text:p>
          </table:table-cell>
          <table:table-cell office:value-type="float" office:value="238204" calcext:value-type="float">
            <text:p>238204</text:p>
          </table:table-cell>
          <table:table-cell office:value-type="float" office:value="237518" calcext:value-type="float">
            <text:p>237518</text:p>
          </table:table-cell>
          <table:table-cell office:value-type="float" office:value="229733" calcext:value-type="float">
            <text:p>229733</text:p>
          </table:table-cell>
        </table:table-row>
        <table:table-row table:style-name="ro2">
          <table:table-cell office:value-type="string" calcext:value-type="string">
            <text:p><text:a xlink:href="javascript:sym(6933)" xlink:type="simple">Niiga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新潟市</text:p>
          </table:table-cell>
          <table:table-cell office:value-type="float" office:value="15" calcext:value-type="float">
            <text:p>15</text:p>
          </table:table-cell>
          <table:table-cell office:value-type="float" office:value="796456" calcext:value-type="float">
            <text:p>796456</text:p>
          </table:table-cell>
          <table:table-cell office:value-type="float" office:value="808969" calcext:value-type="float">
            <text:p>808969</text:p>
          </table:table-cell>
          <table:table-cell office:value-type="float" office:value="813847" calcext:value-type="float">
            <text:p>813847</text:p>
          </table:table-cell>
          <table:table-cell office:value-type="float" office:value="811901" calcext:value-type="float">
            <text:p>811901</text:p>
          </table:table-cell>
          <table:table-cell office:value-type="float" office:value="810157" calcext:value-type="float">
            <text:p>810157</text:p>
          </table:table-cell>
          <table:table-cell office:value-type="float" office:value="789275" calcext:value-type="float">
            <text:p>789275</text:p>
          </table:table-cell>
        </table:table-row>
        <table:table-row table:style-name="ro2">
          <table:table-cell office:value-type="string" calcext:value-type="string">
            <text:p><text:a xlink:href="javascript:sym(6934)" xlink:type="simple">Niih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新居浜市</text:p>
          </table:table-cell>
          <table:table-cell office:value-type="float" office:value="38" calcext:value-type="float">
            <text:p>38</text:p>
          </table:table-cell>
          <table:table-cell office:value-type="float" office:value="128236" calcext:value-type="float">
            <text:p>128236</text:p>
          </table:table-cell>
          <table:table-cell office:value-type="float" office:value="125814" calcext:value-type="float">
            <text:p>125814</text:p>
          </table:table-cell>
          <table:table-cell office:value-type="float" office:value="123952" calcext:value-type="float">
            <text:p>123952</text:p>
          </table:table-cell>
          <table:table-cell office:value-type="float" office:value="121735" calcext:value-type="float">
            <text:p>121735</text:p>
          </table:table-cell>
          <table:table-cell office:value-type="float" office:value="119903" calcext:value-type="float">
            <text:p>119903</text:p>
          </table:table-cell>
          <table:table-cell office:value-type="float" office:value="115938" calcext:value-type="float">
            <text:p>115938</text:p>
          </table:table-cell>
        </table:table-row>
        <table:table-row table:style-name="ro2">
          <table:table-cell office:value-type="string" calcext:value-type="string">
            <text:p><text:a xlink:href="javascript:sym(6935)" xlink:type="simple">Niiz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新座市</text:p>
          </table:table-cell>
          <table:table-cell office:value-type="float" office:value="11" calcext:value-type="float">
            <text:p>11</text:p>
          </table:table-cell>
          <table:table-cell office:value-type="float" office:value="144726" calcext:value-type="float">
            <text:p>144726</text:p>
          </table:table-cell>
          <table:table-cell office:value-type="float" office:value="149511" calcext:value-type="float">
            <text:p>149511</text:p>
          </table:table-cell>
          <table:table-cell office:value-type="float" office:value="153305" calcext:value-type="float">
            <text:p>153305</text:p>
          </table:table-cell>
          <table:table-cell office:value-type="float" office:value="158777" calcext:value-type="float">
            <text:p>158777</text:p>
          </table:table-cell>
          <table:table-cell office:value-type="float" office:value="162122" calcext:value-type="float">
            <text:p>162122</text:p>
          </table:table-cell>
          <table:table-cell office:value-type="float" office:value="166017" calcext:value-type="float">
            <text:p>166017</text:p>
          </table:table-cell>
        </table:table-row>
        <table:table-row table:style-name="ro2">
          <table:table-cell office:value-type="string" calcext:value-type="string">
            <text:p><text:a xlink:href="javascript:sym(6936)" xlink:type="simple">Nishinomi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西宮市</text:p>
          </table:table-cell>
          <table:table-cell office:value-type="float" office:value="28" calcext:value-type="float">
            <text:p>28</text:p>
          </table:table-cell>
          <table:table-cell office:value-type="float" office:value="390389" calcext:value-type="float">
            <text:p>390389</text:p>
          </table:table-cell>
          <table:table-cell office:value-type="float" office:value="438105" calcext:value-type="float">
            <text:p>438105</text:p>
          </table:table-cell>
          <table:table-cell office:value-type="float" office:value="465337" calcext:value-type="float">
            <text:p>465337</text:p>
          </table:table-cell>
          <table:table-cell office:value-type="float" office:value="482640" calcext:value-type="float">
            <text:p>482640</text:p>
          </table:table-cell>
          <table:table-cell office:value-type="float" office:value="487850" calcext:value-type="float">
            <text:p>487850</text:p>
          </table:table-cell>
          <table:table-cell office:value-type="float" office:value="485587" calcext:value-type="float">
            <text:p>485587</text:p>
          </table:table-cell>
        </table:table-row>
        <table:table-row table:style-name="ro2">
          <table:table-cell office:value-type="string" calcext:value-type="string">
            <text:p><text:a xlink:href="javascript:sym(17788)" xlink:type="simple">Nishi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西尾市</text:p>
          </table:table-cell>
          <table:table-cell office:value-type="float" office:value="23" calcext:value-type="float">
            <text:p>23</text:p>
          </table:table-cell>
          <table:table-cell office:value-type="float" office:value="158693" calcext:value-type="float">
            <text:p>158693</text:p>
          </table:table-cell>
          <table:table-cell office:value-type="float" office:value="159788" calcext:value-type="float">
            <text:p>159788</text:p>
          </table:table-cell>
          <table:table-cell office:value-type="float" office:value="163232" calcext:value-type="float">
            <text:p>163232</text:p>
          </table:table-cell>
          <table:table-cell office:value-type="float" office:value="165298" calcext:value-type="float">
            <text:p>165298</text:p>
          </table:table-cell>
          <table:table-cell office:value-type="float" office:value="167990" calcext:value-type="float">
            <text:p>167990</text:p>
          </table:table-cell>
          <table:table-cell office:value-type="float" office:value="169046" calcext:value-type="float">
            <text:p>169046</text:p>
          </table:table-cell>
        </table:table-row>
        <table:table-row table:style-name="ro1">
          <table:table-cell office:value-type="string" calcext:value-type="string">
            <text:p><text:a xlink:href="javascript:sym(8163)" xlink:type="simple">Nishitōkyō</text:a> (Hoya - Tanash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西東京市</text:p>
          </table:table-cell>
          <table:table-cell office:value-type="float" office:value="13" calcext:value-type="float">
            <text:p>13</text:p>
          </table:table-cell>
          <table:table-cell office:value-type="float" office:value="175073" calcext:value-type="float">
            <text:p>175073</text:p>
          </table:table-cell>
          <table:table-cell office:value-type="float" office:value="180885" calcext:value-type="float">
            <text:p>180885</text:p>
          </table:table-cell>
          <table:table-cell office:value-type="float" office:value="189735" calcext:value-type="float">
            <text:p>189735</text:p>
          </table:table-cell>
          <table:table-cell office:value-type="float" office:value="196511" calcext:value-type="float">
            <text:p>196511</text:p>
          </table:table-cell>
          <table:table-cell office:value-type="float" office:value="200012" calcext:value-type="float">
            <text:p>200012</text:p>
          </table:table-cell>
          <table:table-cell office:value-type="float" office:value="207388" calcext:value-type="float">
            <text:p>207388</text:p>
          </table:table-cell>
        </table:table-row>
        <table:table-row table:style-name="ro2">
          <table:table-cell office:value-type="string" calcext:value-type="string">
            <text:p><text:a xlink:href="javascript:sym(6937)" xlink:type="simple">Nobeo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延岡市</text:p>
          </table:table-cell>
          <table:table-cell office:value-type="float" office:value="45" calcext:value-type="float">
            <text:p>45</text:p>
          </table:table-cell>
          <table:table-cell office:value-type="float" office:value="141751" calcext:value-type="float">
            <text:p>141751</text:p>
          </table:table-cell>
          <table:table-cell office:value-type="float" office:value="139176" calcext:value-type="float">
            <text:p>139176</text:p>
          </table:table-cell>
          <table:table-cell office:value-type="float" office:value="135182" calcext:value-type="float">
            <text:p>135182</text:p>
          </table:table-cell>
          <table:table-cell office:value-type="float" office:value="131182" calcext:value-type="float">
            <text:p>131182</text:p>
          </table:table-cell>
          <table:table-cell office:value-type="float" office:value="125159" calcext:value-type="float">
            <text:p>125159</text:p>
          </table:table-cell>
          <table:table-cell office:value-type="float" office:value="118394" calcext:value-type="float">
            <text:p>118394</text:p>
          </table:table-cell>
        </table:table-row>
        <table:table-row table:style-name="ro2">
          <table:table-cell office:value-type="string" calcext:value-type="string">
            <text:p><text:a xlink:href="javascript:sym(6938)" xlink:type="simple">No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野田市</text:p>
          </table:table-cell>
          <table:table-cell office:value-type="float" office:value="12" calcext:value-type="float">
            <text:p>12</text:p>
          </table:table-cell>
          <table:table-cell office:value-type="float" office:value="152245" calcext:value-type="float">
            <text:p>152245</text:p>
          </table:table-cell>
          <table:table-cell office:value-type="float" office:value="151197" calcext:value-type="float">
            <text:p>151197</text:p>
          </table:table-cell>
          <table:table-cell office:value-type="float" office:value="151240" calcext:value-type="float">
            <text:p>151240</text:p>
          </table:table-cell>
          <table:table-cell office:value-type="float" office:value="155491" calcext:value-type="float">
            <text:p>155491</text:p>
          </table:table-cell>
          <table:table-cell office:value-type="float" office:value="153583" calcext:value-type="float">
            <text:p>153583</text:p>
          </table:table-cell>
          <table:table-cell office:value-type="float" office:value="152638" calcext:value-type="float">
            <text:p>152638</text:p>
          </table:table-cell>
        </table:table-row>
        <table:table-row table:style-name="ro2">
          <table:table-cell office:value-type="string" calcext:value-type="string">
            <text:p><text:a xlink:href="javascript:sym(6939)" xlink:type="simple">Numaz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沼津市</text:p>
          </table:table-cell>
          <table:table-cell office:value-type="float" office:value="22" calcext:value-type="float">
            <text:p>22</text:p>
          </table:table-cell>
          <table:table-cell office:value-type="float" office:value="216470" calcext:value-type="float">
            <text:p>216470</text:p>
          </table:table-cell>
          <table:table-cell office:value-type="float" office:value="211559" calcext:value-type="float">
            <text:p>211559</text:p>
          </table:table-cell>
          <table:table-cell office:value-type="float" office:value="208005" calcext:value-type="float">
            <text:p>208005</text:p>
          </table:table-cell>
          <table:table-cell office:value-type="float" office:value="202304" calcext:value-type="float">
            <text:p>202304</text:p>
          </table:table-cell>
          <table:table-cell office:value-type="float" office:value="195633" calcext:value-type="float">
            <text:p>195633</text:p>
          </table:table-cell>
          <table:table-cell office:value-type="float" office:value="189386" calcext:value-type="float">
            <text:p>189386</text:p>
          </table:table-cell>
        </table:table-row>
        <table:table-row table:style-name="ro2">
          <table:table-cell office:value-type="string" calcext:value-type="string">
            <text:p><text:a xlink:href="javascript:sym(6940)" xlink:type="simple">Obihi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帯広市</text:p>
          </table:table-cell>
          <table:table-cell office:value-type="float" office:value="1" calcext:value-type="float">
            <text:p>1</text:p>
          </table:table-cell>
          <table:table-cell office:value-type="float" office:value="171715" calcext:value-type="float">
            <text:p>171715</text:p>
          </table:table-cell>
          <table:table-cell office:value-type="float" office:value="173030" calcext:value-type="float">
            <text:p>173030</text:p>
          </table:table-cell>
          <table:table-cell office:value-type="float" office:value="170580" calcext:value-type="float">
            <text:p>170580</text:p>
          </table:table-cell>
          <table:table-cell office:value-type="float" office:value="168057" calcext:value-type="float">
            <text:p>168057</text:p>
          </table:table-cell>
          <table:table-cell office:value-type="float" office:value="169327" calcext:value-type="float">
            <text:p>169327</text:p>
          </table:table-cell>
          <table:table-cell office:value-type="float" office:value="166536" calcext:value-type="float">
            <text:p>166536</text:p>
          </table:table-cell>
        </table:table-row>
        <table:table-row table:style-name="ro2">
          <table:table-cell office:value-type="string" calcext:value-type="string">
            <text:p><text:a xlink:href="javascript:sym(6941)" xlink:type="simple">Odaw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小田原市</text:p>
          </table:table-cell>
          <table:table-cell office:value-type="float" office:value="14" calcext:value-type="float">
            <text:p>14</text:p>
          </table:table-cell>
          <table:table-cell office:value-type="float" office:value="200103" calcext:value-type="float">
            <text:p>200103</text:p>
          </table:table-cell>
          <table:table-cell office:value-type="float" office:value="200173" calcext:value-type="float">
            <text:p>200173</text:p>
          </table:table-cell>
          <table:table-cell office:value-type="float" office:value="198741" calcext:value-type="float">
            <text:p>198741</text:p>
          </table:table-cell>
          <table:table-cell office:value-type="float" office:value="198327" calcext:value-type="float">
            <text:p>198327</text:p>
          </table:table-cell>
          <table:table-cell office:value-type="float" office:value="194086" calcext:value-type="float">
            <text:p>194086</text:p>
          </table:table-cell>
          <table:table-cell office:value-type="float" office:value="188856" calcext:value-type="float">
            <text:p>188856</text:p>
          </table:table-cell>
        </table:table-row>
        <table:table-row table:style-name="ro2">
          <table:table-cell office:value-type="string" calcext:value-type="string">
            <text:p><text:a xlink:href="javascript:sym(6942)" xlink:type="simple">Ōg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垣市</text:p>
          </table:table-cell>
          <table:table-cell office:value-type="float" office:value="21" calcext:value-type="float">
            <text:p>21</text:p>
          </table:table-cell>
          <table:table-cell office:value-type="float" office:value="161679" calcext:value-type="float">
            <text:p>161679</text:p>
          </table:table-cell>
          <table:table-cell office:value-type="float" office:value="161827" calcext:value-type="float">
            <text:p>161827</text:p>
          </table:table-cell>
          <table:table-cell office:value-type="float" office:value="162070" calcext:value-type="float">
            <text:p>162070</text:p>
          </table:table-cell>
          <table:table-cell office:value-type="float" office:value="161160" calcext:value-type="float">
            <text:p>161160</text:p>
          </table:table-cell>
          <table:table-cell office:value-type="float" office:value="159879" calcext:value-type="float">
            <text:p>159879</text:p>
          </table:table-cell>
          <table:table-cell office:value-type="float" office:value="158286" calcext:value-type="float">
            <text:p>158286</text:p>
          </table:table-cell>
        </table:table-row>
        <table:table-row table:style-name="ro2">
          <table:table-cell office:value-type="string" calcext:value-type="string">
            <text:p><text:a xlink:href="javascript:sym(6943)" xlink:type="simple">Ōi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分市</text:p>
          </table:table-cell>
          <table:table-cell office:value-type="float" office:value="44" calcext:value-type="float">
            <text:p>44</text:p>
          </table:table-cell>
          <table:table-cell office:value-type="float" office:value="446581" calcext:value-type="float">
            <text:p>446581</text:p>
          </table:table-cell>
          <table:table-cell office:value-type="float" office:value="454424" calcext:value-type="float">
            <text:p>454424</text:p>
          </table:table-cell>
          <table:table-cell office:value-type="float" office:value="462317" calcext:value-type="float">
            <text:p>462317</text:p>
          </table:table-cell>
          <table:table-cell office:value-type="float" office:value="474094" calcext:value-type="float">
            <text:p>474094</text:p>
          </table:table-cell>
          <table:table-cell office:value-type="float" office:value="478146" calcext:value-type="float">
            <text:p>478146</text:p>
          </table:table-cell>
          <table:table-cell office:value-type="float" office:value="475614" calcext:value-type="float">
            <text:p>475614</text:p>
          </table:table-cell>
        </table:table-row>
        <table:table-row table:style-name="ro2">
          <table:table-cell office:value-type="string" calcext:value-type="string">
            <text:p><text:a xlink:href="javascript:sym(6944)" xlink:type="simple">Okay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岡山市</text:p>
          </table:table-cell>
          <table:table-cell office:value-type="float" office:value="33" calcext:value-type="float">
            <text:p>33</text:p>
          </table:table-cell>
          <table:table-cell office:value-type="float" office:value="663346" calcext:value-type="float">
            <text:p>663346</text:p>
          </table:table-cell>
          <table:table-cell office:value-type="float" office:value="674375" calcext:value-type="float">
            <text:p>674375</text:p>
          </table:table-cell>
          <table:table-cell office:value-type="float" office:value="696172" calcext:value-type="float">
            <text:p>696172</text:p>
          </table:table-cell>
          <table:table-cell office:value-type="float" office:value="709584" calcext:value-type="float">
            <text:p>709584</text:p>
          </table:table-cell>
          <table:table-cell office:value-type="float" office:value="719474" calcext:value-type="float">
            <text:p>719474</text:p>
          </table:table-cell>
          <table:table-cell office:value-type="float" office:value="724691" calcext:value-type="float">
            <text:p>724691</text:p>
          </table:table-cell>
        </table:table-row>
        <table:table-row table:style-name="ro2">
          <table:table-cell office:value-type="string" calcext:value-type="string">
            <text:p><text:a xlink:href="javascript:sym(6945)" xlink:type="simple">Okaz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岡崎市</text:p>
          </table:table-cell>
          <table:table-cell office:value-type="float" office:value="23" calcext:value-type="float">
            <text:p>23</text:p>
          </table:table-cell>
          <table:table-cell office:value-type="float" office:value="332136" calcext:value-type="float">
            <text:p>332136</text:p>
          </table:table-cell>
          <table:table-cell office:value-type="float" office:value="345997" calcext:value-type="float">
            <text:p>345997</text:p>
          </table:table-cell>
          <table:table-cell office:value-type="float" office:value="363807" calcext:value-type="float">
            <text:p>363807</text:p>
          </table:table-cell>
          <table:table-cell office:value-type="float" office:value="372357" calcext:value-type="float">
            <text:p>372357</text:p>
          </table:table-cell>
          <table:table-cell office:value-type="float" office:value="381051" calcext:value-type="float">
            <text:p>381051</text:p>
          </table:table-cell>
          <table:table-cell office:value-type="float" office:value="384654" calcext:value-type="float">
            <text:p>384654</text:p>
          </table:table-cell>
        </table:table-row>
        <table:table-row table:style-name="ro2">
          <table:table-cell office:value-type="string" calcext:value-type="string">
            <text:p><text:a xlink:href="javascript:sym(6946)" xlink:type="simple">Okin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沖縄市</text:p>
          </table:table-cell>
          <table:table-cell office:value-type="float" office:value="47" calcext:value-type="float">
            <text:p>47</text:p>
          </table:table-cell>
          <table:table-cell office:value-type="float" office:value="115336" calcext:value-type="float">
            <text:p>115336</text:p>
          </table:table-cell>
          <table:table-cell office:value-type="float" office:value="119686" calcext:value-type="float">
            <text:p>119686</text:p>
          </table:table-cell>
          <table:table-cell office:value-type="float" office:value="126400" calcext:value-type="float">
            <text:p>126400</text:p>
          </table:table-cell>
          <table:table-cell office:value-type="float" office:value="130249" calcext:value-type="float">
            <text:p>130249</text:p>
          </table:table-cell>
          <table:table-cell office:value-type="float" office:value="139279" calcext:value-type="float">
            <text:p>139279</text:p>
          </table:table-cell>
          <table:table-cell office:value-type="float" office:value="142752" calcext:value-type="float">
            <text:p>142752</text:p>
          </table:table-cell>
        </table:table-row>
        <table:table-row table:style-name="ro2">
          <table:table-cell office:value-type="string" calcext:value-type="string">
            <text:p><text:a xlink:href="javascript:sym(6947)" xlink:type="simple">Ōm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青梅市</text:p>
          </table:table-cell>
          <table:table-cell office:value-type="float" office:value="13" calcext:value-type="float">
            <text:p>13</text:p>
          </table:table-cell>
          <table:table-cell office:value-type="float" office:value="137234" calcext:value-type="float">
            <text:p>137234</text:p>
          </table:table-cell>
          <table:table-cell office:value-type="float" office:value="141394" calcext:value-type="float">
            <text:p>141394</text:p>
          </table:table-cell>
          <table:table-cell office:value-type="float" office:value="142354" calcext:value-type="float">
            <text:p>142354</text:p>
          </table:table-cell>
          <table:table-cell office:value-type="float" office:value="139339" calcext:value-type="float">
            <text:p>139339</text:p>
          </table:table-cell>
          <table:table-cell office:value-type="float" office:value="137381" calcext:value-type="float">
            <text:p>137381</text:p>
          </table:table-cell>
          <table:table-cell office:value-type="float" office:value="133535" calcext:value-type="float">
            <text:p>133535</text:p>
          </table:table-cell>
        </table:table-row>
        <table:table-row table:style-name="ro2">
          <table:table-cell office:value-type="string" calcext:value-type="string">
            <text:p><text:a xlink:href="javascript:sym(6949)" xlink:type="simple">Ōmu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牟田市</text:p>
          </table:table-cell>
          <table:table-cell office:value-type="float" office:value="40" calcext:value-type="float">
            <text:p>40</text:p>
          </table:table-cell>
          <table:table-cell office:value-type="float" office:value="145085" calcext:value-type="float">
            <text:p>145085</text:p>
          </table:table-cell>
          <table:table-cell office:value-type="float" office:value="138629" calcext:value-type="float">
            <text:p>138629</text:p>
          </table:table-cell>
          <table:table-cell office:value-type="float" office:value="131090" calcext:value-type="float">
            <text:p>131090</text:p>
          </table:table-cell>
          <table:table-cell office:value-type="float" office:value="123638" calcext:value-type="float">
            <text:p>123638</text:p>
          </table:table-cell>
          <table:table-cell office:value-type="float" office:value="117360" calcext:value-type="float">
            <text:p>117360</text:p>
          </table:table-cell>
          <table:table-cell office:value-type="float" office:value="111281" calcext:value-type="float">
            <text:p>111281</text:p>
          </table:table-cell>
        </table:table-row>
        <table:table-row table:style-name="ro2">
          <table:table-cell office:value-type="string" calcext:value-type="string">
            <text:p><text:a xlink:href="javascript:sym(18091)" xlink:type="simple">Ōnojō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野城市</text:p>
          </table:table-cell>
          <table:table-cell office:value-type="float" office:value="40" calcext:value-type="float">
            <text:p>40</text:p>
          </table:table-cell>
          <table:table-cell office:value-type="float" office:value="82903" calcext:value-type="float">
            <text:p>82903</text:p>
          </table:table-cell>
          <table:table-cell office:value-type="float" office:value="89414" calcext:value-type="float">
            <text:p>89414</text:p>
          </table:table-cell>
          <table:table-cell office:value-type="float" office:value="92748" calcext:value-type="float">
            <text:p>92748</text:p>
          </table:table-cell>
          <table:table-cell office:value-type="float" office:value="95087" calcext:value-type="float">
            <text:p>95087</text:p>
          </table:table-cell>
          <table:table-cell office:value-type="float" office:value="99525" calcext:value-type="float">
            <text:p>99525</text:p>
          </table:table-cell>
          <table:table-cell office:value-type="float" office:value="102085" calcext:value-type="float">
            <text:p>102085</text:p>
          </table:table-cell>
        </table:table-row>
        <table:table-row table:style-name="ro2">
          <table:table-cell office:value-type="string" calcext:value-type="string">
            <text:p><text:a xlink:href="javascript:sym(18057)" xlink:type="simple">Onomic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尾道市</text:p>
          </table:table-cell>
          <table:table-cell office:value-type="float" office:value="34" calcext:value-type="float">
            <text:p>34</text:p>
          </table:table-cell>
          <table:table-cell office:value-type="float" office:value="159890" calcext:value-type="float">
            <text:p>159890</text:p>
          </table:table-cell>
          <table:table-cell office:value-type="float" office:value="155200" calcext:value-type="float">
            <text:p>155200</text:p>
          </table:table-cell>
          <table:table-cell office:value-type="float" office:value="150225" calcext:value-type="float">
            <text:p>150225</text:p>
          </table:table-cell>
          <table:table-cell office:value-type="float" office:value="145202" calcext:value-type="float">
            <text:p>145202</text:p>
          </table:table-cell>
          <table:table-cell office:value-type="float" office:value="138626" calcext:value-type="float">
            <text:p>138626</text:p>
          </table:table-cell>
          <table:table-cell office:value-type="float" office:value="131170" calcext:value-type="float">
            <text:p>131170</text:p>
          </table:table-cell>
        </table:table-row>
        <table:table-row table:style-name="ro2">
          <table:table-cell office:value-type="string" calcext:value-type="string">
            <text:p><text:a xlink:href="javascript:sym(6951)" xlink:type="simple">Ōsaka</text:a> [Osak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阪市</text:p>
          </table:table-cell>
          <table:table-cell office:value-type="float" office:value="27" calcext:value-type="float">
            <text:p>27</text:p>
          </table:table-cell>
          <table:table-cell office:value-type="float" office:value="2602421" calcext:value-type="float">
            <text:p>2602421</text:p>
          </table:table-cell>
          <table:table-cell office:value-type="float" office:value="2598774" calcext:value-type="float">
            <text:p>2598774</text:p>
          </table:table-cell>
          <table:table-cell office:value-type="float" office:value="2628811" calcext:value-type="float">
            <text:p>2628811</text:p>
          </table:table-cell>
          <table:table-cell office:value-type="float" office:value="2665314" calcext:value-type="float">
            <text:p>2665314</text:p>
          </table:table-cell>
          <table:table-cell office:value-type="float" office:value="2691185" calcext:value-type="float">
            <text:p>2691185</text:p>
          </table:table-cell>
          <table:table-cell office:value-type="float" office:value="2752412" calcext:value-type="float">
            <text:p>2752412</text:p>
          </table:table-cell>
        </table:table-row>
        <table:table-row table:style-name="ro3">
          <table:table-cell office:value-type="string" calcext:value-type="string">
            <text:p><text:a xlink:href="javascript:sym(17816)" xlink:type="simple">Ōsaki</text:a> (Furukaw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崎市</text:p>
          </table:table-cell>
          <table:table-cell office:value-type="float" office:value="4" calcext:value-type="float">
            <text:p>4</text:p>
          </table:table-cell>
          <table:table-cell office:value-type="float" office:value="138068" calcext:value-type="float">
            <text:p>138068</text:p>
          </table:table-cell>
          <table:table-cell office:value-type="float" office:value="139313" calcext:value-type="float">
            <text:p>139313</text:p>
          </table:table-cell>
          <table:table-cell office:value-type="float" office:value="138491" calcext:value-type="float">
            <text:p>138491</text:p>
          </table:table-cell>
          <table:table-cell office:value-type="float" office:value="135147" calcext:value-type="float">
            <text:p>135147</text:p>
          </table:table-cell>
          <table:table-cell office:value-type="float" office:value="133391" calcext:value-type="float">
            <text:p>133391</text:p>
          </table:table-cell>
          <table:table-cell office:value-type="float" office:value="127330" calcext:value-type="float">
            <text:p>127330</text:p>
          </table:table-cell>
        </table:table-row>
        <table:table-row table:style-name="ro1">
          <table:table-cell office:value-type="string" calcext:value-type="string">
            <text:p><text:a xlink:href="javascript:sym(17809)" xlink:type="simple">Ōshū</text:a> (Mizusawa - Esash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奥州市</text:p>
          </table:table-cell>
          <table:table-cell office:value-type="float" office:value="3" calcext:value-type="float">
            <text:p>3</text:p>
          </table:table-cell>
          <table:table-cell office:value-type="float" office:value="133228" calcext:value-type="float">
            <text:p>133228</text:p>
          </table:table-cell>
          <table:table-cell office:value-type="float" office:value="133056" calcext:value-type="float">
            <text:p>133056</text:p>
          </table:table-cell>
          <table:table-cell office:value-type="float" office:value="130171" calcext:value-type="float">
            <text:p>130171</text:p>
          </table:table-cell>
          <table:table-cell office:value-type="float" office:value="124746" calcext:value-type="float">
            <text:p>124746</text:p>
          </table:table-cell>
          <table:table-cell office:value-type="float" office:value="119422" calcext:value-type="float">
            <text:p>119422</text:p>
          </table:table-cell>
          <table:table-cell office:value-type="float" office:value="112937" calcext:value-type="float">
            <text:p>112937</text:p>
          </table:table-cell>
        </table:table-row>
        <table:table-row table:style-name="ro2">
          <table:table-cell office:value-type="string" calcext:value-type="string">
            <text:p><text:a xlink:href="javascript:sym(6952)" xlink:type="simple">Ō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太田市</text:p>
          </table:table-cell>
          <table:table-cell office:value-type="float" office:value="10" calcext:value-type="float">
            <text:p>10</text:p>
          </table:table-cell>
          <table:table-cell office:value-type="float" office:value="203599" calcext:value-type="float">
            <text:p>203599</text:p>
          </table:table-cell>
          <table:table-cell office:value-type="float" office:value="210022" calcext:value-type="float">
            <text:p>210022</text:p>
          </table:table-cell>
          <table:table-cell office:value-type="float" office:value="213160" calcext:value-type="float">
            <text:p>213160</text:p>
          </table:table-cell>
          <table:table-cell office:value-type="float" office:value="216465" calcext:value-type="float">
            <text:p>216465</text:p>
          </table:table-cell>
          <table:table-cell office:value-type="float" office:value="219807" calcext:value-type="float">
            <text:p>219807</text:p>
          </table:table-cell>
          <table:table-cell office:value-type="float" office:value="223014" calcext:value-type="float">
            <text:p>223014</text:p>
          </table:table-cell>
        </table:table-row>
        <table:table-row table:style-name="ro2">
          <table:table-cell office:value-type="string" calcext:value-type="string">
            <text:p><text:a xlink:href="javascript:sym(6953)" xlink:type="simple">Otar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小樽市</text:p>
          </table:table-cell>
          <table:table-cell office:value-type="float" office:value="1" calcext:value-type="float">
            <text:p>1</text:p>
          </table:table-cell>
          <table:table-cell office:value-type="float" office:value="157022" calcext:value-type="float">
            <text:p>157022</text:p>
          </table:table-cell>
          <table:table-cell office:value-type="float" office:value="150687" calcext:value-type="float">
            <text:p>150687</text:p>
          </table:table-cell>
          <table:table-cell office:value-type="float" office:value="142161" calcext:value-type="float">
            <text:p>142161</text:p>
          </table:table-cell>
          <table:table-cell office:value-type="float" office:value="131928" calcext:value-type="float">
            <text:p>131928</text:p>
          </table:table-cell>
          <table:table-cell office:value-type="float" office:value="121924" calcext:value-type="float">
            <text:p>121924</text:p>
          </table:table-cell>
          <table:table-cell office:value-type="float" office:value="111299" calcext:value-type="float">
            <text:p>111299</text:p>
          </table:table-cell>
        </table:table-row>
        <table:table-row table:style-name="ro2">
          <table:table-cell office:value-type="string" calcext:value-type="string">
            <text:p><text:a xlink:href="javascript:sym(6954)" xlink:type="simple">Ōt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津市</text:p>
          </table:table-cell>
          <table:table-cell office:value-type="float" office:value="25" calcext:value-type="float">
            <text:p>25</text:p>
          </table:table-cell>
          <table:table-cell office:value-type="float" office:value="295574" calcext:value-type="float">
            <text:p>295574</text:p>
          </table:table-cell>
          <table:table-cell office:value-type="float" office:value="309793" calcext:value-type="float">
            <text:p>309793</text:p>
          </table:table-cell>
          <table:table-cell office:value-type="float" office:value="323719" calcext:value-type="float">
            <text:p>323719</text:p>
          </table:table-cell>
          <table:table-cell office:value-type="float" office:value="337634" calcext:value-type="float">
            <text:p>337634</text:p>
          </table:table-cell>
          <table:table-cell office:value-type="float" office:value="340973" calcext:value-type="float">
            <text:p>340973</text:p>
          </table:table-cell>
          <table:table-cell office:value-type="float" office:value="345070" calcext:value-type="float">
            <text:p>345070</text:p>
          </table:table-cell>
        </table:table-row>
        <table:table-row table:style-name="ro2">
          <table:table-cell office:value-type="string" calcext:value-type="string">
            <text:p><text:a xlink:href="javascript:sym(6955)" xlink:type="simple">Oy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小山市</text:p>
          </table:table-cell>
          <table:table-cell office:value-type="float" office:value="9" calcext:value-type="float">
            <text:p>9</text:p>
          </table:table-cell>
          <table:table-cell office:value-type="float" office:value="150115" calcext:value-type="float">
            <text:p>150115</text:p>
          </table:table-cell>
          <table:table-cell office:value-type="float" office:value="155198" calcext:value-type="float">
            <text:p>155198</text:p>
          </table:table-cell>
          <table:table-cell office:value-type="float" office:value="160150" calcext:value-type="float">
            <text:p>160150</text:p>
          </table:table-cell>
          <table:table-cell office:value-type="float" office:value="164454" calcext:value-type="float">
            <text:p>164454</text:p>
          </table:table-cell>
          <table:table-cell office:value-type="float" office:value="166760" calcext:value-type="float">
            <text:p>166760</text:p>
          </table:table-cell>
          <table:table-cell office:value-type="float" office:value="166666" calcext:value-type="float">
            <text:p>166666</text:p>
          </table:table-cell>
        </table:table-row>
        <table:table-row table:style-name="ro2">
          <table:table-cell office:value-type="string" calcext:value-type="string">
            <text:p><text:a xlink:href="javascript:sym(6956)" xlink:type="simple">Sa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佐賀市</text:p>
          </table:table-cell>
          <table:table-cell office:value-type="float" office:value="41" calcext:value-type="float">
            <text:p>41</text:p>
          </table:table-cell>
          <table:table-cell office:value-type="float" office:value="246674" calcext:value-type="float">
            <text:p>246674</text:p>
          </table:table-cell>
          <table:table-cell office:value-type="float" office:value="243076" calcext:value-type="float">
            <text:p>243076</text:p>
          </table:table-cell>
          <table:table-cell office:value-type="float" office:value="241361" calcext:value-type="float">
            <text:p>241361</text:p>
          </table:table-cell>
          <table:table-cell office:value-type="float" office:value="237506" calcext:value-type="float">
            <text:p>237506</text:p>
          </table:table-cell>
          <table:table-cell office:value-type="float" office:value="236372" calcext:value-type="float">
            <text:p>236372</text:p>
          </table:table-cell>
          <table:table-cell office:value-type="float" office:value="233301" calcext:value-type="float">
            <text:p>233301</text:p>
          </table:table-cell>
        </table:table-row>
        <table:table-row table:style-name="ro2">
          <table:table-cell office:value-type="string" calcext:value-type="string">
            <text:p><text:a xlink:href="javascript:sym(6957)" xlink:type="simple">Sagamih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相模原市</text:p>
          </table:table-cell>
          <table:table-cell office:value-type="float" office:value="14" calcext:value-type="float">
            <text:p>14</text:p>
          </table:table-cell>
          <table:table-cell office:value-type="float" office:value="646516" calcext:value-type="float">
            <text:p>646516</text:p>
          </table:table-cell>
          <table:table-cell office:value-type="float" office:value="681150" calcext:value-type="float">
            <text:p>681150</text:p>
          </table:table-cell>
          <table:table-cell office:value-type="float" office:value="701620" calcext:value-type="float">
            <text:p>701620</text:p>
          </table:table-cell>
          <table:table-cell office:value-type="float" office:value="717515" calcext:value-type="float">
            <text:p>717515</text:p>
          </table:table-cell>
          <table:table-cell office:value-type="float" office:value="720779" calcext:value-type="float">
            <text:p>720779</text:p>
          </table:table-cell>
          <table:table-cell office:value-type="float" office:value="725493" calcext:value-type="float">
            <text:p>725493</text:p>
          </table:table-cell>
        </table:table-row>
        <table:table-row table:style-name="ro2">
          <table:table-cell office:value-type="string" calcext:value-type="string">
            <text:p><text:a xlink:href="javascript:sym(18073)" xlink:type="simple">Saijō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西条市</text:p>
          </table:table-cell>
          <table:table-cell office:value-type="float" office:value="38" calcext:value-type="float">
            <text:p>38</text:p>
          </table:table-cell>
          <table:table-cell office:value-type="float" office:value="114706" calcext:value-type="float">
            <text:p>114706</text:p>
          </table:table-cell>
          <table:table-cell office:value-type="float" office:value="114548" calcext:value-type="float">
            <text:p>114548</text:p>
          </table:table-cell>
          <table:table-cell office:value-type="float" office:value="113371" calcext:value-type="float">
            <text:p>113371</text:p>
          </table:table-cell>
          <table:table-cell office:value-type="float" office:value="112091" calcext:value-type="float">
            <text:p>112091</text:p>
          </table:table-cell>
          <table:table-cell office:value-type="float" office:value="108174" calcext:value-type="float">
            <text:p>108174</text:p>
          </table:table-cell>
          <table:table-cell office:value-type="float" office:value="104791" calcext:value-type="float">
            <text:p>104791</text:p>
          </table:table-cell>
        </table:table-row>
        <table:table-row table:style-name="ro4">
          <table:table-cell office:value-type="string" calcext:value-type="string">
            <text:p><text:a xlink:href="javascript:sym(6998)" xlink:type="simple">Saitama</text:a> (Urawa, Ōmiya, Yono, Iwatsuk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さいたま市</text:p>
          </table:table-cell>
          <table:table-cell office:value-type="float" office:value="11" calcext:value-type="float">
            <text:p>11</text:p>
          </table:table-cell>
          <table:table-cell office:value-type="float" office:value="1078545" calcext:value-type="float">
            <text:p>1078545</text:p>
          </table:table-cell>
          <table:table-cell office:value-type="float" office:value="1133300" calcext:value-type="float">
            <text:p>1133300</text:p>
          </table:table-cell>
          <table:table-cell office:value-type="float" office:value="1176314" calcext:value-type="float">
            <text:p>1176314</text:p>
          </table:table-cell>
          <table:table-cell office:value-type="float" office:value="1222434" calcext:value-type="float">
            <text:p>1222434</text:p>
          </table:table-cell>
          <table:table-cell office:value-type="float" office:value="1263979" calcext:value-type="float">
            <text:p>1263979</text:p>
          </table:table-cell>
          <table:table-cell office:value-type="float" office:value="1324025" calcext:value-type="float">
            <text:p>1324025</text:p>
          </table:table-cell>
        </table:table-row>
        <table:table-row table:style-name="ro2">
          <table:table-cell office:value-type="string" calcext:value-type="string">
            <text:p><text:a xlink:href="javascript:sym(17890)" xlink:type="simple">Sakad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坂戸市</text:p>
          </table:table-cell>
          <table:table-cell office:value-type="float" office:value="11" calcext:value-type="float">
            <text:p>11</text:p>
          </table:table-cell>
          <table:table-cell office:value-type="float" office:value="98221" calcext:value-type="float">
            <text:p>98221</text:p>
          </table:table-cell>
          <table:table-cell office:value-type="float" office:value="97381" calcext:value-type="float">
            <text:p>97381</text:p>
          </table:table-cell>
          <table:table-cell office:value-type="float" office:value="98964" calcext:value-type="float">
            <text:p>98964</text:p>
          </table:table-cell>
          <table:table-cell office:value-type="float" office:value="101700" calcext:value-type="float">
            <text:p>101700</text:p>
          </table:table-cell>
          <table:table-cell office:value-type="float" office:value="101679" calcext:value-type="float">
            <text:p>101679</text:p>
          </table:table-cell>
          <table:table-cell office:value-type="float" office:value="100275" calcext:value-type="float">
            <text:p>100275</text:p>
          </table:table-cell>
        </table:table-row>
        <table:table-row table:style-name="ro2">
          <table:table-cell office:value-type="string" calcext:value-type="string">
            <text:p><text:a xlink:href="javascript:sym(6958)" xlink:type="simple">Sak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堺市</text:p>
          </table:table-cell>
          <table:table-cell office:value-type="float" office:value="27" calcext:value-type="float">
            <text:p>27</text:p>
          </table:table-cell>
          <table:table-cell office:value-type="float" office:value="840384" calcext:value-type="float">
            <text:p>840384</text:p>
          </table:table-cell>
          <table:table-cell office:value-type="float" office:value="829636" calcext:value-type="float">
            <text:p>829636</text:p>
          </table:table-cell>
          <table:table-cell office:value-type="float" office:value="830966" calcext:value-type="float">
            <text:p>830966</text:p>
          </table:table-cell>
          <table:table-cell office:value-type="float" office:value="841966" calcext:value-type="float">
            <text:p>841966</text:p>
          </table:table-cell>
          <table:table-cell office:value-type="float" office:value="839310" calcext:value-type="float">
            <text:p>839310</text:p>
          </table:table-cell>
          <table:table-cell office:value-type="float" office:value="826161" calcext:value-type="float">
            <text:p>826161</text:p>
          </table:table-cell>
        </table:table-row>
        <table:table-row table:style-name="ro2">
          <table:table-cell office:value-type="string" calcext:value-type="string">
            <text:p><text:a xlink:href="javascript:sym(6959)" xlink:type="simple">Saka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酒田市</text:p>
          </table:table-cell>
          <table:table-cell office:value-type="float" office:value="6" calcext:value-type="float">
            <text:p>6</text:p>
          </table:table-cell>
          <table:table-cell office:value-type="float" office:value="122536" calcext:value-type="float">
            <text:p>122536</text:p>
          </table:table-cell>
          <table:table-cell office:value-type="float" office:value="121614" calcext:value-type="float">
            <text:p>121614</text:p>
          </table:table-cell>
          <table:table-cell office:value-type="float" office:value="117577" calcext:value-type="float">
            <text:p>117577</text:p>
          </table:table-cell>
          <table:table-cell office:value-type="float" office:value="111151" calcext:value-type="float">
            <text:p>111151</text:p>
          </table:table-cell>
          <table:table-cell office:value-type="float" office:value="106244" calcext:value-type="float">
            <text:p>106244</text:p>
          </table:table-cell>
          <table:table-cell office:value-type="float" office:value="100273" calcext:value-type="float">
            <text:p>100273</text:p>
          </table:table-cell>
        </table:table-row>
        <table:table-row table:style-name="ro2">
          <table:table-cell office:value-type="string" calcext:value-type="string">
            <text:p><text:a xlink:href="javascript:sym(6960)" xlink:type="simple">Saku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佐倉市</text:p>
          </table:table-cell>
          <table:table-cell office:value-type="float" office:value="12" calcext:value-type="float">
            <text:p>12</text:p>
          </table:table-cell>
          <table:table-cell office:value-type="float" office:value="162624" calcext:value-type="float">
            <text:p>162624</text:p>
          </table:table-cell>
          <table:table-cell office:value-type="float" office:value="170934" calcext:value-type="float">
            <text:p>170934</text:p>
          </table:table-cell>
          <table:table-cell office:value-type="float" office:value="171246" calcext:value-type="float">
            <text:p>171246</text:p>
          </table:table-cell>
          <table:table-cell office:value-type="float" office:value="172183" calcext:value-type="float">
            <text:p>172183</text:p>
          </table:table-cell>
          <table:table-cell office:value-type="float" office:value="172739" calcext:value-type="float">
            <text:p>172739</text:p>
          </table:table-cell>
          <table:table-cell office:value-type="float" office:value="168743" calcext:value-type="float">
            <text:p>168743</text:p>
          </table:table-cell>
        </table:table-row>
        <table:table-row table:style-name="ro2">
          <table:table-cell office:value-type="string" calcext:value-type="string">
            <text:p><text:a xlink:href="javascript:sym(17789)" xlink:type="simple">San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三田市</text:p>
          </table:table-cell>
          <table:table-cell office:value-type="float" office:value="28" calcext:value-type="float">
            <text:p>28</text:p>
          </table:table-cell>
          <table:table-cell office:value-type="float" office:value="96279" calcext:value-type="float">
            <text:p>96279</text:p>
          </table:table-cell>
          <table:table-cell office:value-type="float" office:value="111737" calcext:value-type="float">
            <text:p>111737</text:p>
          </table:table-cell>
          <table:table-cell office:value-type="float" office:value="113572" calcext:value-type="float">
            <text:p>113572</text:p>
          </table:table-cell>
          <table:table-cell office:value-type="float" office:value="114216" calcext:value-type="float">
            <text:p>114216</text:p>
          </table:table-cell>
          <table:table-cell office:value-type="float" office:value="112691" calcext:value-type="float">
            <text:p>112691</text:p>
          </table:table-cell>
          <table:table-cell office:value-type="float" office:value="109238" calcext:value-type="float">
            <text:p>109238</text:p>
          </table:table-cell>
        </table:table-row>
        <table:table-row table:style-name="ro2">
          <table:table-cell office:value-type="string" calcext:value-type="string">
            <text:p><text:a xlink:href="javascript:sym(17858)" xlink:type="simple">Sa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佐野市</text:p>
          </table:table-cell>
          <table:table-cell office:value-type="float" office:value="9" calcext:value-type="float">
            <text:p>9</text:p>
          </table:table-cell>
          <table:table-cell office:value-type="float" office:value="128099" calcext:value-type="float">
            <text:p>128099</text:p>
          </table:table-cell>
          <table:table-cell office:value-type="float" office:value="125671" calcext:value-type="float">
            <text:p>125671</text:p>
          </table:table-cell>
          <table:table-cell office:value-type="float" office:value="123926" calcext:value-type="float">
            <text:p>123926</text:p>
          </table:table-cell>
          <table:table-cell office:value-type="float" office:value="121249" calcext:value-type="float">
            <text:p>121249</text:p>
          </table:table-cell>
          <table:table-cell office:value-type="float" office:value="118919" calcext:value-type="float">
            <text:p>118919</text:p>
          </table:table-cell>
          <table:table-cell office:value-type="float" office:value="116228" calcext:value-type="float">
            <text:p>116228</text:p>
          </table:table-cell>
        </table:table-row>
        <table:table-row table:style-name="ro2">
          <table:table-cell office:value-type="string" calcext:value-type="string">
            <text:p><text:a xlink:href="javascript:sym(6961)" xlink:type="simple">Sappo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札幌市</text:p>
          </table:table-cell>
          <table:table-cell office:value-type="float" office:value="1" calcext:value-type="float">
            <text:p>1</text:p>
          </table:table-cell>
          <table:table-cell office:value-type="float" office:value="1757025" calcext:value-type="float">
            <text:p>1757025</text:p>
          </table:table-cell>
          <table:table-cell office:value-type="float" office:value="1822368" calcext:value-type="float">
            <text:p>1822368</text:p>
          </table:table-cell>
          <table:table-cell office:value-type="float" office:value="1880863" calcext:value-type="float">
            <text:p>1880863</text:p>
          </table:table-cell>
          <table:table-cell office:value-type="float" office:value="1913545" calcext:value-type="float">
            <text:p>1913545</text:p>
          </table:table-cell>
          <table:table-cell office:value-type="float" office:value="1952356" calcext:value-type="float">
            <text:p>1952356</text:p>
          </table:table-cell>
          <table:table-cell office:value-type="float" office:value="1973395" calcext:value-type="float">
            <text:p>1973395</text:p>
          </table:table-cell>
        </table:table-row>
        <table:table-row table:style-name="ro2">
          <table:table-cell office:value-type="string" calcext:value-type="string">
            <text:p><text:a xlink:href="javascript:sym(6962)" xlink:type="simple">Saseb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佐世保市</text:p>
          </table:table-cell>
          <table:table-cell office:value-type="float" office:value="42" calcext:value-type="float">
            <text:p>42</text:p>
          </table:table-cell>
          <table:table-cell office:value-type="float" office:value="279551" calcext:value-type="float">
            <text:p>279551</text:p>
          </table:table-cell>
          <table:table-cell office:value-type="float" office:value="274399" calcext:value-type="float">
            <text:p>274399</text:p>
          </table:table-cell>
          <table:table-cell office:value-type="float" office:value="269574" calcext:value-type="float">
            <text:p>269574</text:p>
          </table:table-cell>
          <table:table-cell office:value-type="float" office:value="261101" calcext:value-type="float">
            <text:p>261101</text:p>
          </table:table-cell>
          <table:table-cell office:value-type="float" office:value="255439" calcext:value-type="float">
            <text:p>255439</text:p>
          </table:table-cell>
          <table:table-cell office:value-type="float" office:value="243223" calcext:value-type="float">
            <text:p>243223</text:p>
          </table:table-cell>
        </table:table-row>
        <table:table-row table:style-name="ro2">
          <table:table-cell office:value-type="string" calcext:value-type="string">
            <text:p><text:a xlink:href="javascript:sym(6963)" xlink:type="simple">Say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狭山市</text:p>
          </table:table-cell>
          <table:table-cell office:value-type="float" office:value="11" calcext:value-type="float">
            <text:p>11</text:p>
          </table:table-cell>
          <table:table-cell office:value-type="float" office:value="162240" calcext:value-type="float">
            <text:p>162240</text:p>
          </table:table-cell>
          <table:table-cell office:value-type="float" office:value="161460" calcext:value-type="float">
            <text:p>161460</text:p>
          </table:table-cell>
          <table:table-cell office:value-type="float" office:value="158074" calcext:value-type="float">
            <text:p>158074</text:p>
          </table:table-cell>
          <table:table-cell office:value-type="float" office:value="155727" calcext:value-type="float">
            <text:p>155727</text:p>
          </table:table-cell>
          <table:table-cell office:value-type="float" office:value="152405" calcext:value-type="float">
            <text:p>152405</text:p>
          </table:table-cell>
          <table:table-cell office:value-type="float" office:value="148699" calcext:value-type="float">
            <text:p>148699</text:p>
          </table:table-cell>
        </table:table-row>
        <table:table-row table:style-name="ro2">
          <table:table-cell office:value-type="string" calcext:value-type="string">
            <text:p><text:a xlink:href="javascript:sym(6964)" xlink:type="simple">Send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仙台市</text:p>
          </table:table-cell>
          <table:table-cell office:value-type="float" office:value="4" calcext:value-type="float">
            <text:p>4</text:p>
          </table:table-cell>
          <table:table-cell office:value-type="float" office:value="971297" calcext:value-type="float">
            <text:p>971297</text:p>
          </table:table-cell>
          <table:table-cell office:value-type="float" office:value="1008130" calcext:value-type="float">
            <text:p>1008130</text:p>
          </table:table-cell>
          <table:table-cell office:value-type="float" office:value="1025126" calcext:value-type="float">
            <text:p>1025126</text:p>
          </table:table-cell>
          <table:table-cell office:value-type="float" office:value="1045986" calcext:value-type="float">
            <text:p>1045986</text:p>
          </table:table-cell>
          <table:table-cell office:value-type="float" office:value="1082159" calcext:value-type="float">
            <text:p>1082159</text:p>
          </table:table-cell>
          <table:table-cell office:value-type="float" office:value="1096704" calcext:value-type="float">
            <text:p>1096704</text:p>
          </table:table-cell>
        </table:table-row>
        <table:table-row table:style-name="ro2">
          <table:table-cell office:value-type="string" calcext:value-type="string">
            <text:p><text:a xlink:href="javascript:sym(6965)" xlink:type="simple">Se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瀬戸市</text:p>
          </table:table-cell>
          <table:table-cell office:value-type="float" office:value="23" calcext:value-type="float">
            <text:p>23</text:p>
          </table:table-cell>
          <table:table-cell office:value-type="float" office:value="129393" calcext:value-type="float">
            <text:p>129393</text:p>
          </table:table-cell>
          <table:table-cell office:value-type="float" office:value="131650" calcext:value-type="float">
            <text:p>131650</text:p>
          </table:table-cell>
          <table:table-cell office:value-type="float" office:value="131925" calcext:value-type="float">
            <text:p>131925</text:p>
          </table:table-cell>
          <table:table-cell office:value-type="float" office:value="132224" calcext:value-type="float">
            <text:p>132224</text:p>
          </table:table-cell>
          <table:table-cell office:value-type="float" office:value="129046" calcext:value-type="float">
            <text:p>129046</text:p>
          </table:table-cell>
          <table:table-cell office:value-type="float" office:value="127792" calcext:value-type="float">
            <text:p>127792</text:p>
          </table:table-cell>
        </table:table-row>
        <table:table-row table:style-name="ro2">
          <table:table-cell office:value-type="string" calcext:value-type="string">
            <text:p><text:a xlink:href="javascript:sym(6967)" xlink:type="simple">Shimonose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下関市</text:p>
          </table:table-cell>
          <table:table-cell office:value-type="float" office:value="35" calcext:value-type="float">
            <text:p>35</text:p>
          </table:table-cell>
          <table:table-cell office:value-type="float" office:value="310717" calcext:value-type="float">
            <text:p>310717</text:p>
          </table:table-cell>
          <table:table-cell office:value-type="float" office:value="301097" calcext:value-type="float">
            <text:p>301097</text:p>
          </table:table-cell>
          <table:table-cell office:value-type="float" office:value="290693" calcext:value-type="float">
            <text:p>290693</text:p>
          </table:table-cell>
          <table:table-cell office:value-type="float" office:value="280947" calcext:value-type="float">
            <text:p>280947</text:p>
          </table:table-cell>
          <table:table-cell office:value-type="float" office:value="268517" calcext:value-type="float">
            <text:p>268517</text:p>
          </table:table-cell>
          <table:table-cell office:value-type="float" office:value="255051" calcext:value-type="float">
            <text:p>255051</text:p>
          </table:table-cell>
        </table:table-row>
        <table:table-row table:style-name="ro2">
          <table:table-cell office:value-type="string" calcext:value-type="string">
            <text:p><text:a xlink:href="javascript:sym(6968)" xlink:type="simple">Shizuo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静岡市</text:p>
          </table:table-cell>
          <table:table-cell office:value-type="float" office:value="22" calcext:value-type="float">
            <text:p>22</text:p>
          </table:table-cell>
          <table:table-cell office:value-type="float" office:value="738674" calcext:value-type="float">
            <text:p>738674</text:p>
          </table:table-cell>
          <table:table-cell office:value-type="float" office:value="729980" calcext:value-type="float">
            <text:p>729980</text:p>
          </table:table-cell>
          <table:table-cell office:value-type="float" office:value="723323" calcext:value-type="float">
            <text:p>723323</text:p>
          </table:table-cell>
          <table:table-cell office:value-type="float" office:value="716197" calcext:value-type="float">
            <text:p>716197</text:p>
          </table:table-cell>
          <table:table-cell office:value-type="float" office:value="704989" calcext:value-type="float">
            <text:p>704989</text:p>
          </table:table-cell>
          <table:table-cell office:value-type="float" office:value="693389" calcext:value-type="float">
            <text:p>693389</text:p>
          </table:table-cell>
        </table:table-row>
        <table:table-row table:style-name="ro3">
          <table:table-cell office:value-type="string" calcext:value-type="string">
            <text:p><text:a xlink:href="javascript:sym(6981)" xlink:type="simple">Shūnan</text:a> (Tokuyam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周南市</text:p>
          </table:table-cell>
          <table:table-cell office:value-type="float" office:value="35" calcext:value-type="float">
            <text:p>35</text:p>
          </table:table-cell>
          <table:table-cell office:value-type="float" office:value="161562" calcext:value-type="float">
            <text:p>161562</text:p>
          </table:table-cell>
          <table:table-cell office:value-type="float" office:value="157383" calcext:value-type="float">
            <text:p>157383</text:p>
          </table:table-cell>
          <table:table-cell office:value-type="float" office:value="152387" calcext:value-type="float">
            <text:p>152387</text:p>
          </table:table-cell>
          <table:table-cell office:value-type="float" office:value="149487" calcext:value-type="float">
            <text:p>149487</text:p>
          </table:table-cell>
          <table:table-cell office:value-type="float" office:value="144842" calcext:value-type="float">
            <text:p>144842</text:p>
          </table:table-cell>
          <table:table-cell office:value-type="float" office:value="137540" calcext:value-type="float">
            <text:p>137540</text:p>
          </table:table-cell>
        </table:table-row>
        <table:table-row table:style-name="ro2">
          <table:table-cell office:value-type="string" calcext:value-type="string">
            <text:p><text:a xlink:href="javascript:sym(6969)" xlink:type="simple">Sō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草加市</text:p>
          </table:table-cell>
          <table:table-cell office:value-type="float" office:value="11" calcext:value-type="float">
            <text:p>11</text:p>
          </table:table-cell>
          <table:table-cell office:value-type="float" office:value="217930" calcext:value-type="float">
            <text:p>217930</text:p>
          </table:table-cell>
          <table:table-cell office:value-type="float" office:value="225018" calcext:value-type="float">
            <text:p>225018</text:p>
          </table:table-cell>
          <table:table-cell office:value-type="float" office:value="236316" calcext:value-type="float">
            <text:p>236316</text:p>
          </table:table-cell>
          <table:table-cell office:value-type="float" office:value="243855" calcext:value-type="float">
            <text:p>243855</text:p>
          </table:table-cell>
          <table:table-cell office:value-type="float" office:value="247034" calcext:value-type="float">
            <text:p>247034</text:p>
          </table:table-cell>
          <table:table-cell office:value-type="float" office:value="248304" calcext:value-type="float">
            <text:p>248304</text:p>
          </table:table-cell>
        </table:table-row>
        <table:table-row table:style-name="ro2">
          <table:table-cell office:value-type="string" calcext:value-type="string">
            <text:p><text:a xlink:href="javascript:sym(6970)" xlink:type="simple">Sui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吹田市</text:p>
          </table:table-cell>
          <table:table-cell office:value-type="float" office:value="27" calcext:value-type="float">
            <text:p>27</text:p>
          </table:table-cell>
          <table:table-cell office:value-type="float" office:value="342760" calcext:value-type="float">
            <text:p>342760</text:p>
          </table:table-cell>
          <table:table-cell office:value-type="float" office:value="347929" calcext:value-type="float">
            <text:p>347929</text:p>
          </table:table-cell>
          <table:table-cell office:value-type="float" office:value="353885" calcext:value-type="float">
            <text:p>353885</text:p>
          </table:table-cell>
          <table:table-cell office:value-type="float" office:value="355798" calcext:value-type="float">
            <text:p>355798</text:p>
          </table:table-cell>
          <table:table-cell office:value-type="float" office:value="374468" calcext:value-type="float">
            <text:p>374468</text:p>
          </table:table-cell>
          <table:table-cell office:value-type="float" office:value="385567" calcext:value-type="float">
            <text:p>385567</text:p>
          </table:table-cell>
        </table:table-row>
        <table:table-row table:style-name="ro2">
          <table:table-cell office:value-type="string" calcext:value-type="string">
            <text:p><text:a xlink:href="javascript:sym(6971)" xlink:type="simple">Suzu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鈴鹿市</text:p>
          </table:table-cell>
          <table:table-cell office:value-type="float" office:value="24" calcext:value-type="float">
            <text:p>24</text:p>
          </table:table-cell>
          <table:table-cell office:value-type="float" office:value="179800" calcext:value-type="float">
            <text:p>179800</text:p>
          </table:table-cell>
          <table:table-cell office:value-type="float" office:value="186151" calcext:value-type="float">
            <text:p>186151</text:p>
          </table:table-cell>
          <table:table-cell office:value-type="float" office:value="193114" calcext:value-type="float">
            <text:p>193114</text:p>
          </table:table-cell>
          <table:table-cell office:value-type="float" office:value="199293" calcext:value-type="float">
            <text:p>199293</text:p>
          </table:table-cell>
          <table:table-cell office:value-type="float" office:value="196403" calcext:value-type="float">
            <text:p>196403</text:p>
          </table:table-cell>
          <table:table-cell office:value-type="float" office:value="195670" calcext:value-type="float">
            <text:p>195670</text:p>
          </table:table-cell>
        </table:table-row>
        <table:table-row table:style-name="ro2">
          <table:table-cell office:value-type="string" calcext:value-type="string">
            <text:p><text:a xlink:href="javascript:sym(6972)" xlink:type="simple">Tachik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立川市</text:p>
          </table:table-cell>
          <table:table-cell office:value-type="float" office:value="13" calcext:value-type="float">
            <text:p>13</text:p>
          </table:table-cell>
          <table:table-cell office:value-type="float" office:value="157884" calcext:value-type="float">
            <text:p>157884</text:p>
          </table:table-cell>
          <table:table-cell office:value-type="float" office:value="164709" calcext:value-type="float">
            <text:p>164709</text:p>
          </table:table-cell>
          <table:table-cell office:value-type="float" office:value="172566" calcext:value-type="float">
            <text:p>172566</text:p>
          </table:table-cell>
          <table:table-cell office:value-type="float" office:value="179668" calcext:value-type="float">
            <text:p>179668</text:p>
          </table:table-cell>
          <table:table-cell office:value-type="float" office:value="176295" calcext:value-type="float">
            <text:p>176295</text:p>
          </table:table-cell>
          <table:table-cell office:value-type="float" office:value="183581" calcext:value-type="float">
            <text:p>183581</text:p>
          </table:table-cell>
        </table:table-row>
        <table:table-row table:style-name="ro2">
          <table:table-cell office:value-type="string" calcext:value-type="string">
            <text:p><text:a xlink:href="javascript:sym(8165)" xlink:type="simple">Tajim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多治見市</text:p>
          </table:table-cell>
          <table:table-cell office:value-type="float" office:value="21" calcext:value-type="float">
            <text:p>21</text:p>
          </table:table-cell>
          <table:table-cell office:value-type="float" office:value="113079" calcext:value-type="float">
            <text:p>113079</text:p>
          </table:table-cell>
          <table:table-cell office:value-type="float" office:value="115740" calcext:value-type="float">
            <text:p>115740</text:p>
          </table:table-cell>
          <table:table-cell office:value-type="float" office:value="114876" calcext:value-type="float">
            <text:p>114876</text:p>
          </table:table-cell>
          <table:table-cell office:value-type="float" office:value="112595" calcext:value-type="float">
            <text:p>112595</text:p>
          </table:table-cell>
          <table:table-cell office:value-type="float" office:value="110441" calcext:value-type="float">
            <text:p>110441</text:p>
          </table:table-cell>
          <table:table-cell office:value-type="float" office:value="106732" calcext:value-type="float">
            <text:p>106732</text:p>
          </table:table-cell>
        </table:table-row>
        <table:table-row table:style-name="ro2">
          <table:table-cell office:value-type="string" calcext:value-type="string">
            <text:p><text:a xlink:href="javascript:sym(6973)" xlink:type="simple">Takamat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高松市</text:p>
          </table:table-cell>
          <table:table-cell office:value-type="float" office:value="37" calcext:value-type="float">
            <text:p>37</text:p>
          </table:table-cell>
          <table:table-cell office:value-type="float" office:value="412626" calcext:value-type="float">
            <text:p>412626</text:p>
          </table:table-cell>
          <table:table-cell office:value-type="float" office:value="416680" calcext:value-type="float">
            <text:p>416680</text:p>
          </table:table-cell>
          <table:table-cell office:value-type="float" office:value="418125" calcext:value-type="float">
            <text:p>418125</text:p>
          </table:table-cell>
          <table:table-cell office:value-type="float" office:value="419429" calcext:value-type="float">
            <text:p>419429</text:p>
          </table:table-cell>
          <table:table-cell office:value-type="float" office:value="420748" calcext:value-type="float">
            <text:p>420748</text:p>
          </table:table-cell>
          <table:table-cell office:value-type="float" office:value="417496" calcext:value-type="float">
            <text:p>417496</text:p>
          </table:table-cell>
        </table:table-row>
        <table:table-row table:style-name="ro2">
          <table:table-cell office:value-type="string" calcext:value-type="string">
            <text:p><text:a xlink:href="javascript:sym(6974)" xlink:type="simple">Takao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高岡市</text:p>
          </table:table-cell>
          <table:table-cell office:value-type="float" office:value="16" calcext:value-type="float">
            <text:p>16</text:p>
          </table:table-cell>
          <table:table-cell office:value-type="float" office:value="186827" calcext:value-type="float">
            <text:p>186827</text:p>
          </table:table-cell>
          <table:table-cell office:value-type="float" office:value="185682" calcext:value-type="float">
            <text:p>185682</text:p>
          </table:table-cell>
          <table:table-cell office:value-type="float" office:value="181229" calcext:value-type="float">
            <text:p>181229</text:p>
          </table:table-cell>
          <table:table-cell office:value-type="float" office:value="176061" calcext:value-type="float">
            <text:p>176061</text:p>
          </table:table-cell>
          <table:table-cell office:value-type="float" office:value="172125" calcext:value-type="float">
            <text:p>172125</text:p>
          </table:table-cell>
          <table:table-cell office:value-type="float" office:value="166393" calcext:value-type="float">
            <text:p>166393</text:p>
          </table:table-cell>
        </table:table-row>
        <table:table-row table:style-name="ro2">
          <table:table-cell office:value-type="string" calcext:value-type="string">
            <text:p><text:a xlink:href="javascript:sym(6975)" xlink:type="simple">Takarazu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宝塚市</text:p>
          </table:table-cell>
          <table:table-cell office:value-type="float" office:value="28" calcext:value-type="float">
            <text:p>28</text:p>
          </table:table-cell>
          <table:table-cell office:value-type="float" office:value="202544" calcext:value-type="float">
            <text:p>202544</text:p>
          </table:table-cell>
          <table:table-cell office:value-type="float" office:value="213037" calcext:value-type="float">
            <text:p>213037</text:p>
          </table:table-cell>
          <table:table-cell office:value-type="float" office:value="219862" calcext:value-type="float">
            <text:p>219862</text:p>
          </table:table-cell>
          <table:table-cell office:value-type="float" office:value="225700" calcext:value-type="float">
            <text:p>225700</text:p>
          </table:table-cell>
          <table:table-cell office:value-type="float" office:value="224903" calcext:value-type="float">
            <text:p>224903</text:p>
          </table:table-cell>
          <table:table-cell office:value-type="float" office:value="226432" calcext:value-type="float">
            <text:p>226432</text:p>
          </table:table-cell>
        </table:table-row>
        <table:table-row table:style-name="ro2">
          <table:table-cell office:value-type="string" calcext:value-type="string">
            <text:p><text:a xlink:href="javascript:sym(6976)" xlink:type="simple">Takasa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高崎市</text:p>
          </table:table-cell>
          <table:table-cell office:value-type="float" office:value="10" calcext:value-type="float">
            <text:p>10</text:p>
          </table:table-cell>
          <table:table-cell office:value-type="float" office:value="353879" calcext:value-type="float">
            <text:p>353879</text:p>
          </table:table-cell>
          <table:table-cell office:value-type="float" office:value="358465" calcext:value-type="float">
            <text:p>358465</text:p>
          </table:table-cell>
          <table:table-cell office:value-type="float" office:value="364919" calcext:value-type="float">
            <text:p>364919</text:p>
          </table:table-cell>
          <table:table-cell office:value-type="float" office:value="371302" calcext:value-type="float">
            <text:p>371302</text:p>
          </table:table-cell>
          <table:table-cell office:value-type="float" office:value="370884" calcext:value-type="float">
            <text:p>370884</text:p>
          </table:table-cell>
          <table:table-cell office:value-type="float" office:value="372973" calcext:value-type="float">
            <text:p>372973</text:p>
          </table:table-cell>
        </table:table-row>
        <table:table-row table:style-name="ro2">
          <table:table-cell office:value-type="string" calcext:value-type="string">
            <text:p><text:a xlink:href="javascript:sym(6977)" xlink:type="simple">Takatsuk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高槻市</text:p>
          </table:table-cell>
          <table:table-cell office:value-type="float" office:value="27" calcext:value-type="float">
            <text:p>27</text:p>
          </table:table-cell>
          <table:table-cell office:value-type="float" office:value="362270" calcext:value-type="float">
            <text:p>362270</text:p>
          </table:table-cell>
          <table:table-cell office:value-type="float" office:value="357438" calcext:value-type="float">
            <text:p>357438</text:p>
          </table:table-cell>
          <table:table-cell office:value-type="float" office:value="351826" calcext:value-type="float">
            <text:p>351826</text:p>
          </table:table-cell>
          <table:table-cell office:value-type="float" office:value="357359" calcext:value-type="float">
            <text:p>357359</text:p>
          </table:table-cell>
          <table:table-cell office:value-type="float" office:value="351829" calcext:value-type="float">
            <text:p>351829</text:p>
          </table:table-cell>
          <table:table-cell office:value-type="float" office:value="352698" calcext:value-type="float">
            <text:p>352698</text:p>
          </table:table-cell>
        </table:table-row>
        <table:table-row table:style-name="ro2">
          <table:table-cell office:value-type="string" calcext:value-type="string">
            <text:p><text:a xlink:href="javascript:sym(6978)" xlink:type="simple">T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多摩市</text:p>
          </table:table-cell>
          <table:table-cell office:value-type="float" office:value="13" calcext:value-type="float">
            <text:p>13</text:p>
          </table:table-cell>
          <table:table-cell office:value-type="float" office:value="148113" calcext:value-type="float">
            <text:p>148113</text:p>
          </table:table-cell>
          <table:table-cell office:value-type="float" office:value="145862" calcext:value-type="float">
            <text:p>145862</text:p>
          </table:table-cell>
          <table:table-cell office:value-type="float" office:value="145877" calcext:value-type="float">
            <text:p>145877</text:p>
          </table:table-cell>
          <table:table-cell office:value-type="float" office:value="147648" calcext:value-type="float">
            <text:p>147648</text:p>
          </table:table-cell>
          <table:table-cell office:value-type="float" office:value="146631" calcext:value-type="float">
            <text:p>146631</text:p>
          </table:table-cell>
          <table:table-cell office:value-type="float" office:value="146951" calcext:value-type="float">
            <text:p>146951</text:p>
          </table:table-cell>
        </table:table-row>
        <table:table-row table:style-name="ro2">
          <table:table-cell office:value-type="string" calcext:value-type="string">
            <text:p><text:a xlink:href="javascript:sym(17857)" xlink:type="simple">Tochig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栃木市</text:p>
          </table:table-cell>
          <table:table-cell office:value-type="float" office:value="9" calcext:value-type="float">
            <text:p>9</text:p>
          </table:table-cell>
          <table:table-cell office:value-type="float" office:value="174305" calcext:value-type="float">
            <text:p>174305</text:p>
          </table:table-cell>
          <table:table-cell office:value-type="float" office:value="171755" calcext:value-type="float">
            <text:p>171755</text:p>
          </table:table-cell>
          <table:table-cell office:value-type="float" office:value="168763" calcext:value-type="float">
            <text:p>168763</text:p>
          </table:table-cell>
          <table:table-cell office:value-type="float" office:value="164024" calcext:value-type="float">
            <text:p>164024</text:p>
          </table:table-cell>
          <table:table-cell office:value-type="float" office:value="159211" calcext:value-type="float">
            <text:p>159211</text:p>
          </table:table-cell>
          <table:table-cell office:value-type="float" office:value="155549" calcext:value-type="float">
            <text:p>155549</text:p>
          </table:table-cell>
        </table:table-row>
        <table:table-row table:style-name="ro2">
          <table:table-cell office:value-type="string" calcext:value-type="string">
            <text:p><text:a xlink:href="javascript:sym(17790)" xlink:type="simple">To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戸田市</text:p>
          </table:table-cell>
          <table:table-cell office:value-type="float" office:value="11" calcext:value-type="float">
            <text:p>11</text:p>
          </table:table-cell>
          <table:table-cell office:value-type="float" office:value="97571" calcext:value-type="float">
            <text:p>97571</text:p>
          </table:table-cell>
          <table:table-cell office:value-type="float" office:value="108039" calcext:value-type="float">
            <text:p>108039</text:p>
          </table:table-cell>
          <table:table-cell office:value-type="float" office:value="116696" calcext:value-type="float">
            <text:p>116696</text:p>
          </table:table-cell>
          <table:table-cell office:value-type="float" office:value="123079" calcext:value-type="float">
            <text:p>123079</text:p>
          </table:table-cell>
          <table:table-cell office:value-type="float" office:value="136150" calcext:value-type="float">
            <text:p>136150</text:p>
          </table:table-cell>
          <table:table-cell office:value-type="float" office:value="140899" calcext:value-type="float">
            <text:p>140899</text:p>
          </table:table-cell>
        </table:table-row>
        <table:table-row table:style-name="ro2">
          <table:table-cell office:value-type="string" calcext:value-type="string">
            <text:p><text:a xlink:href="javascript:sym(17986)" xlink:type="simple">Tōk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東海市</text:p>
          </table:table-cell>
          <table:table-cell office:value-type="float" office:value="23" calcext:value-type="float">
            <text:p>23</text:p>
          </table:table-cell>
          <table:table-cell office:value-type="float" office:value="99738" calcext:value-type="float">
            <text:p>99738</text:p>
          </table:table-cell>
          <table:table-cell office:value-type="float" office:value="99921" calcext:value-type="float">
            <text:p>99921</text:p>
          </table:table-cell>
          <table:table-cell office:value-type="float" office:value="104339" calcext:value-type="float">
            <text:p>104339</text:p>
          </table:table-cell>
          <table:table-cell office:value-type="float" office:value="107690" calcext:value-type="float">
            <text:p>107690</text:p>
          </table:table-cell>
          <table:table-cell office:value-type="float" office:value="111944" calcext:value-type="float">
            <text:p>111944</text:p>
          </table:table-cell>
          <table:table-cell office:value-type="float" office:value="113787" calcext:value-type="float">
            <text:p>113787</text:p>
          </table:table-cell>
        </table:table-row>
        <table:table-row table:style-name="ro2">
          <table:table-cell office:value-type="string" calcext:value-type="string">
            <text:p><text:a xlink:href="javascript:sym(6979)" xlink:type="simple">Tokoroz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所沢市</text:p>
          </table:table-cell>
          <table:table-cell office:value-type="float" office:value="11" calcext:value-type="float">
            <text:p>11</text:p>
          </table:table-cell>
          <table:table-cell office:value-type="float" office:value="320406" calcext:value-type="float">
            <text:p>320406</text:p>
          </table:table-cell>
          <table:table-cell office:value-type="float" office:value="330100" calcext:value-type="float">
            <text:p>330100</text:p>
          </table:table-cell>
          <table:table-cell office:value-type="float" office:value="336100" calcext:value-type="float">
            <text:p>336100</text:p>
          </table:table-cell>
          <table:table-cell office:value-type="float" office:value="341924" calcext:value-type="float">
            <text:p>341924</text:p>
          </table:table-cell>
          <table:table-cell office:value-type="float" office:value="340386" calcext:value-type="float">
            <text:p>340386</text:p>
          </table:table-cell>
          <table:table-cell office:value-type="float" office:value="342464" calcext:value-type="float">
            <text:p>342464</text:p>
          </table:table-cell>
        </table:table-row>
        <table:table-row table:style-name="ro2">
          <table:table-cell office:value-type="string" calcext:value-type="string">
            <text:p><text:a xlink:href="javascript:sym(6980)" xlink:type="simple">Tokushi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徳島市</text:p>
          </table:table-cell>
          <table:table-cell office:value-type="float" office:value="36" calcext:value-type="float">
            <text:p>36</text:p>
          </table:table-cell>
          <table:table-cell office:value-type="float" office:value="268706" calcext:value-type="float">
            <text:p>268706</text:p>
          </table:table-cell>
          <table:table-cell office:value-type="float" office:value="268218" calcext:value-type="float">
            <text:p>268218</text:p>
          </table:table-cell>
          <table:table-cell office:value-type="float" office:value="267833" calcext:value-type="float">
            <text:p>267833</text:p>
          </table:table-cell>
          <table:table-cell office:value-type="float" office:value="264548" calcext:value-type="float">
            <text:p>264548</text:p>
          </table:table-cell>
          <table:table-cell office:value-type="float" office:value="258554" calcext:value-type="float">
            <text:p>258554</text:p>
          </table:table-cell>
          <table:table-cell office:value-type="float" office:value="252391" calcext:value-type="float">
            <text:p>252391</text:p>
          </table:table-cell>
        </table:table-row>
        <table:table-row table:style-name="ro3">
          <table:table-cell office:value-type="string" calcext:value-type="string">
            <text:p><text:a xlink:href="javascript:sym(6982)" xlink:type="simple">Tōkyō</text:a> [Tokyo]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東京都区部</text:p>
          </table:table-cell>
          <table:table-cell office:value-type="float" office:value="13" calcext:value-type="float">
            <text:p>13</text:p>
          </table:table-cell>
          <table:table-cell office:value-type="float" office:value="7967614" calcext:value-type="float">
            <text:p>7967614</text:p>
          </table:table-cell>
          <table:table-cell office:value-type="float" office:value="8134688" calcext:value-type="float">
            <text:p>8134688</text:p>
          </table:table-cell>
          <table:table-cell office:value-type="float" office:value="8489653" calcext:value-type="float">
            <text:p>8489653</text:p>
          </table:table-cell>
          <table:table-cell office:value-type="float" office:value="8945695" calcext:value-type="float">
            <text:p>8945695</text:p>
          </table:table-cell>
          <table:table-cell office:value-type="float" office:value="9272740" calcext:value-type="float">
            <text:p>9272740</text:p>
          </table:table-cell>
          <table:table-cell office:value-type="float" office:value="9733276" calcext:value-type="float">
            <text:p>9733276</text:p>
          </table:table-cell>
        </table:table-row>
        <table:table-row table:style-name="ro2">
          <table:table-cell office:value-type="string" calcext:value-type="string">
            <text:p><text:a xlink:href="javascript:sym(6983)" xlink:type="simple">Tomakom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苫小牧市</text:p>
          </table:table-cell>
          <table:table-cell office:value-type="float" office:value="1" calcext:value-type="float">
            <text:p>1</text:p>
          </table:table-cell>
          <table:table-cell office:value-type="float" office:value="169328" calcext:value-type="float">
            <text:p>169328</text:p>
          </table:table-cell>
          <table:table-cell office:value-type="float" office:value="172086" calcext:value-type="float">
            <text:p>172086</text:p>
          </table:table-cell>
          <table:table-cell office:value-type="float" office:value="172758" calcext:value-type="float">
            <text:p>172758</text:p>
          </table:table-cell>
          <table:table-cell office:value-type="float" office:value="173320" calcext:value-type="float">
            <text:p>173320</text:p>
          </table:table-cell>
          <table:table-cell office:value-type="float" office:value="172737" calcext:value-type="float">
            <text:p>172737</text:p>
          </table:table-cell>
          <table:table-cell office:value-type="float" office:value="170113" calcext:value-type="float">
            <text:p>170113</text:p>
          </table:table-cell>
        </table:table-row>
        <table:table-row table:style-name="ro2">
          <table:table-cell office:value-type="string" calcext:value-type="string">
            <text:p><text:a xlink:href="javascript:sym(6984)" xlink:type="simple">Tondabayas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富田林市</text:p>
          </table:table-cell>
          <table:table-cell office:value-type="float" office:value="27" calcext:value-type="float">
            <text:p>27</text:p>
          </table:table-cell>
          <table:table-cell office:value-type="float" office:value="121690" calcext:value-type="float">
            <text:p>121690</text:p>
          </table:table-cell>
          <table:table-cell office:value-type="float" office:value="126558" calcext:value-type="float">
            <text:p>126558</text:p>
          </table:table-cell>
          <table:table-cell office:value-type="float" office:value="123934" calcext:value-type="float">
            <text:p>123934</text:p>
          </table:table-cell>
          <table:table-cell office:value-type="float" office:value="119576" calcext:value-type="float">
            <text:p>119576</text:p>
          </table:table-cell>
          <table:table-cell office:value-type="float" office:value="113984" calcext:value-type="float">
            <text:p>113984</text:p>
          </table:table-cell>
          <table:table-cell office:value-type="float" office:value="108699" calcext:value-type="float">
            <text:p>108699</text:p>
          </table:table-cell>
        </table:table-row>
        <table:table-row table:style-name="ro2">
          <table:table-cell office:value-type="string" calcext:value-type="string">
            <text:p><text:a xlink:href="javascript:sym(17853)" xlink:type="simple">Torid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取手市</text:p>
          </table:table-cell>
          <table:table-cell office:value-type="float" office:value="8" calcext:value-type="float">
            <text:p>8</text:p>
          </table:table-cell>
          <table:table-cell office:value-type="float" office:value="118282" calcext:value-type="float">
            <text:p>118282</text:p>
          </table:table-cell>
          <table:table-cell office:value-type="float" office:value="115993" calcext:value-type="float">
            <text:p>115993</text:p>
          </table:table-cell>
          <table:table-cell office:value-type="float" office:value="111327" calcext:value-type="float">
            <text:p>111327</text:p>
          </table:table-cell>
          <table:table-cell office:value-type="float" office:value="109651" calcext:value-type="float">
            <text:p>109651</text:p>
          </table:table-cell>
          <table:table-cell office:value-type="float" office:value="106570" calcext:value-type="float">
            <text:p>106570</text:p>
          </table:table-cell>
          <table:table-cell office:value-type="float" office:value="104524" calcext:value-type="float">
            <text:p>104524</text:p>
          </table:table-cell>
        </table:table-row>
        <table:table-row table:style-name="ro2">
          <table:table-cell office:value-type="string" calcext:value-type="string">
            <text:p><text:a xlink:href="javascript:sym(6985)" xlink:type="simple">Totto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鳥取市</text:p>
          </table:table-cell>
          <table:table-cell office:value-type="float" office:value="31" calcext:value-type="float">
            <text:p>31</text:p>
          </table:table-cell>
          <table:table-cell office:value-type="float" office:value="197959" calcext:value-type="float">
            <text:p>197959</text:p>
          </table:table-cell>
          <table:table-cell office:value-type="float" office:value="200744" calcext:value-type="float">
            <text:p>200744</text:p>
          </table:table-cell>
          <table:table-cell office:value-type="float" office:value="201740" calcext:value-type="float">
            <text:p>201740</text:p>
          </table:table-cell>
          <table:table-cell office:value-type="float" office:value="197449" calcext:value-type="float">
            <text:p>197449</text:p>
          </table:table-cell>
          <table:table-cell office:value-type="float" office:value="193717" calcext:value-type="float">
            <text:p>193717</text:p>
          </table:table-cell>
          <table:table-cell office:value-type="float" office:value="188465" calcext:value-type="float">
            <text:p>188465</text:p>
          </table:table-cell>
        </table:table-row>
        <table:table-row table:style-name="ro2">
          <table:table-cell office:value-type="string" calcext:value-type="string">
            <text:p><text:a xlink:href="javascript:sym(6986)" xlink:type="simple">Toy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富山市</text:p>
          </table:table-cell>
          <table:table-cell office:value-type="float" office:value="16" calcext:value-type="float">
            <text:p>16</text:p>
          </table:table-cell>
          <table:table-cell office:value-type="float" office:value="417595" calcext:value-type="float">
            <text:p>417595</text:p>
          </table:table-cell>
          <table:table-cell office:value-type="float" office:value="420804" calcext:value-type="float">
            <text:p>420804</text:p>
          </table:table-cell>
          <table:table-cell office:value-type="float" office:value="421239" calcext:value-type="float">
            <text:p>421239</text:p>
          </table:table-cell>
          <table:table-cell office:value-type="float" office:value="421953" calcext:value-type="float">
            <text:p>421953</text:p>
          </table:table-cell>
          <table:table-cell office:value-type="float" office:value="418686" calcext:value-type="float">
            <text:p>418686</text:p>
          </table:table-cell>
          <table:table-cell office:value-type="float" office:value="413938" calcext:value-type="float">
            <text:p>413938</text:p>
          </table:table-cell>
        </table:table-row>
        <table:table-row table:style-name="ro2">
          <table:table-cell office:value-type="string" calcext:value-type="string">
            <text:p><text:a xlink:href="javascript:sym(6987)" xlink:type="simple">Toyohas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豊橋市</text:p>
          </table:table-cell>
          <table:table-cell office:value-type="float" office:value="23" calcext:value-type="float">
            <text:p>23</text:p>
          </table:table-cell>
          <table:table-cell office:value-type="float" office:value="352982" calcext:value-type="float">
            <text:p>352982</text:p>
          </table:table-cell>
          <table:table-cell office:value-type="float" office:value="364856" calcext:value-type="float">
            <text:p>364856</text:p>
          </table:table-cell>
          <table:table-cell office:value-type="float" office:value="372479" calcext:value-type="float">
            <text:p>372479</text:p>
          </table:table-cell>
          <table:table-cell office:value-type="float" office:value="376665" calcext:value-type="float">
            <text:p>376665</text:p>
          </table:table-cell>
          <table:table-cell office:value-type="float" office:value="374765" calcext:value-type="float">
            <text:p>374765</text:p>
          </table:table-cell>
          <table:table-cell office:value-type="float" office:value="371920" calcext:value-type="float">
            <text:p>371920</text:p>
          </table:table-cell>
        </table:table-row>
        <table:table-row table:style-name="ro2">
          <table:table-cell office:value-type="string" calcext:value-type="string">
            <text:p><text:a xlink:href="javascript:sym(6988)" xlink:type="simple">Toyoka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豊川市</text:p>
          </table:table-cell>
          <table:table-cell office:value-type="float" office:value="23" calcext:value-type="float">
            <text:p>23</text:p>
          </table:table-cell>
          <table:table-cell office:value-type="float" office:value="172509" calcext:value-type="float">
            <text:p>172509</text:p>
          </table:table-cell>
          <table:table-cell office:value-type="float" office:value="176698" calcext:value-type="float">
            <text:p>176698</text:p>
          </table:table-cell>
          <table:table-cell office:value-type="float" office:value="181444" calcext:value-type="float">
            <text:p>181444</text:p>
          </table:table-cell>
          <table:table-cell office:value-type="float" office:value="181928" calcext:value-type="float">
            <text:p>181928</text:p>
          </table:table-cell>
          <table:table-cell office:value-type="float" office:value="182436" calcext:value-type="float">
            <text:p>182436</text:p>
          </table:table-cell>
          <table:table-cell office:value-type="float" office:value="184661" calcext:value-type="float">
            <text:p>184661</text:p>
          </table:table-cell>
        </table:table-row>
        <table:table-row table:style-name="ro2">
          <table:table-cell office:value-type="string" calcext:value-type="string">
            <text:p><text:a xlink:href="javascript:sym(6989)" xlink:type="simple">Toyona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豊中市</text:p>
          </table:table-cell>
          <table:table-cell office:value-type="float" office:value="27" calcext:value-type="float">
            <text:p>27</text:p>
          </table:table-cell>
          <table:table-cell office:value-type="float" office:value="398908" calcext:value-type="float">
            <text:p>398908</text:p>
          </table:table-cell>
          <table:table-cell office:value-type="float" office:value="391726" calcext:value-type="float">
            <text:p>391726</text:p>
          </table:table-cell>
          <table:table-cell office:value-type="float" office:value="386623" calcext:value-type="float">
            <text:p>386623</text:p>
          </table:table-cell>
          <table:table-cell office:value-type="float" office:value="389341" calcext:value-type="float">
            <text:p>389341</text:p>
          </table:table-cell>
          <table:table-cell office:value-type="float" office:value="395479" calcext:value-type="float">
            <text:p>395479</text:p>
          </table:table-cell>
          <table:table-cell office:value-type="float" office:value="401558" calcext:value-type="float">
            <text:p>401558</text:p>
          </table:table-cell>
        </table:table-row>
        <table:table-row table:style-name="ro2">
          <table:table-cell office:value-type="string" calcext:value-type="string">
            <text:p><text:a xlink:href="javascript:sym(6990)" xlink:type="simple">Toyo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豊田市</text:p>
          </table:table-cell>
          <table:table-cell office:value-type="float" office:value="23" calcext:value-type="float">
            <text:p>23</text:p>
          </table:table-cell>
          <table:table-cell office:value-type="float" office:value="383800" calcext:value-type="float">
            <text:p>383800</text:p>
          </table:table-cell>
          <table:table-cell office:value-type="float" office:value="395224" calcext:value-type="float">
            <text:p>395224</text:p>
          </table:table-cell>
          <table:table-cell office:value-type="float" office:value="412141" calcext:value-type="float">
            <text:p>412141</text:p>
          </table:table-cell>
          <table:table-cell office:value-type="float" office:value="421487" calcext:value-type="float">
            <text:p>421487</text:p>
          </table:table-cell>
          <table:table-cell office:value-type="float" office:value="422542" calcext:value-type="float">
            <text:p>422542</text:p>
          </table:table-cell>
          <table:table-cell office:value-type="float" office:value="422330" calcext:value-type="float">
            <text:p>422330</text:p>
          </table:table-cell>
        </table:table-row>
        <table:table-row table:style-name="ro2">
          <table:table-cell office:value-type="string" calcext:value-type="string">
            <text:p><text:a xlink:href="javascript:sym(6991)" xlink:type="simple">T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津市</text:p>
          </table:table-cell>
          <table:table-cell office:value-type="float" office:value="24" calcext:value-type="float">
            <text:p>24</text:p>
          </table:table-cell>
          <table:table-cell office:value-type="float" office:value="286519" calcext:value-type="float">
            <text:p>286519</text:p>
          </table:table-cell>
          <table:table-cell office:value-type="float" office:value="286521" calcext:value-type="float">
            <text:p>286521</text:p>
          </table:table-cell>
          <table:table-cell office:value-type="float" office:value="288538" calcext:value-type="float">
            <text:p>288538</text:p>
          </table:table-cell>
          <table:table-cell office:value-type="float" office:value="285746" calcext:value-type="float">
            <text:p>285746</text:p>
          </table:table-cell>
          <table:table-cell office:value-type="float" office:value="279886" calcext:value-type="float">
            <text:p>279886</text:p>
          </table:table-cell>
          <table:table-cell office:value-type="float" office:value="274537" calcext:value-type="float">
            <text:p>274537</text:p>
          </table:table-cell>
        </table:table-row>
        <table:table-row table:style-name="ro2">
          <table:table-cell office:value-type="string" calcext:value-type="string">
            <text:p><text:a xlink:href="javascript:sym(6992)" xlink:type="simple">Tsuchiu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土浦市</text:p>
          </table:table-cell>
          <table:table-cell office:value-type="float" office:value="8" calcext:value-type="float">
            <text:p>8</text:p>
          </table:table-cell>
          <table:table-cell office:value-type="float" office:value="141862" calcext:value-type="float">
            <text:p>141862</text:p>
          </table:table-cell>
          <table:table-cell office:value-type="float" office:value="144106" calcext:value-type="float">
            <text:p>144106</text:p>
          </table:table-cell>
          <table:table-cell office:value-type="float" office:value="144060" calcext:value-type="float">
            <text:p>144060</text:p>
          </table:table-cell>
          <table:table-cell office:value-type="float" office:value="143839" calcext:value-type="float">
            <text:p>143839</text:p>
          </table:table-cell>
          <table:table-cell office:value-type="float" office:value="140804" calcext:value-type="float">
            <text:p>140804</text:p>
          </table:table-cell>
          <table:table-cell office:value-type="float" office:value="142074" calcext:value-type="float">
            <text:p>142074</text:p>
          </table:table-cell>
        </table:table-row>
        <table:table-row table:style-name="ro2">
          <table:table-cell office:value-type="string" calcext:value-type="string">
            <text:p><text:a xlink:href="javascript:sym(6993)" xlink:type="simple">Tsukub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つくば市</text:p>
          </table:table-cell>
          <table:table-cell office:value-type="float" office:value="8" calcext:value-type="float">
            <text:p>8</text:p>
          </table:table-cell>
          <table:table-cell office:value-type="float" office:value="182327" calcext:value-type="float">
            <text:p>182327</text:p>
          </table:table-cell>
          <table:table-cell office:value-type="float" office:value="191814" calcext:value-type="float">
            <text:p>191814</text:p>
          </table:table-cell>
          <table:table-cell office:value-type="float" office:value="200528" calcext:value-type="float">
            <text:p>200528</text:p>
          </table:table-cell>
          <table:table-cell office:value-type="float" office:value="214590" calcext:value-type="float">
            <text:p>214590</text:p>
          </table:table-cell>
          <table:table-cell office:value-type="float" office:value="226963" calcext:value-type="float">
            <text:p>226963</text:p>
          </table:table-cell>
          <table:table-cell office:value-type="float" office:value="241656" calcext:value-type="float">
            <text:p>241656</text:p>
          </table:table-cell>
        </table:table-row>
        <table:table-row table:style-name="ro2">
          <table:table-cell office:value-type="string" calcext:value-type="string">
            <text:p><text:a xlink:href="javascript:sym(6994)" xlink:type="simple">Tsuruo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鶴岡市</text:p>
          </table:table-cell>
          <table:table-cell office:value-type="float" office:value="6" calcext:value-type="float">
            <text:p>6</text:p>
          </table:table-cell>
          <table:table-cell office:value-type="float" office:value="149509" calcext:value-type="float">
            <text:p>149509</text:p>
          </table:table-cell>
          <table:table-cell office:value-type="float" office:value="147546" calcext:value-type="float">
            <text:p>147546</text:p>
          </table:table-cell>
          <table:table-cell office:value-type="float" office:value="142384" calcext:value-type="float">
            <text:p>142384</text:p>
          </table:table-cell>
          <table:table-cell office:value-type="float" office:value="136623" calcext:value-type="float">
            <text:p>136623</text:p>
          </table:table-cell>
          <table:table-cell office:value-type="float" office:value="129652" calcext:value-type="float">
            <text:p>129652</text:p>
          </table:table-cell>
          <table:table-cell office:value-type="float" office:value="122347" calcext:value-type="float">
            <text:p>122347</text:p>
          </table:table-cell>
        </table:table-row>
        <table:table-row table:style-name="ro2">
          <table:table-cell office:value-type="string" calcext:value-type="string">
            <text:p><text:a xlink:href="javascript:sym(6995)" xlink:type="simple">Ub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宇部市</text:p>
          </table:table-cell>
          <table:table-cell office:value-type="float" office:value="35" calcext:value-type="float">
            <text:p>35</text:p>
          </table:table-cell>
          <table:table-cell office:value-type="float" office:value="182771" calcext:value-type="float">
            <text:p>182771</text:p>
          </table:table-cell>
          <table:table-cell office:value-type="float" office:value="182031" calcext:value-type="float">
            <text:p>182031</text:p>
          </table:table-cell>
          <table:table-cell office:value-type="float" office:value="178955" calcext:value-type="float">
            <text:p>178955</text:p>
          </table:table-cell>
          <table:table-cell office:value-type="float" office:value="173772" calcext:value-type="float">
            <text:p>173772</text:p>
          </table:table-cell>
          <table:table-cell office:value-type="float" office:value="169429" calcext:value-type="float">
            <text:p>169429</text:p>
          </table:table-cell>
          <table:table-cell office:value-type="float" office:value="162570" calcext:value-type="float">
            <text:p>162570</text:p>
          </table:table-cell>
        </table:table-row>
        <table:table-row table:style-name="ro2">
          <table:table-cell office:value-type="string" calcext:value-type="string">
            <text:p><text:a xlink:href="javascript:sym(6996)" xlink:type="simple">Ue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上田市</text:p>
          </table:table-cell>
          <table:table-cell office:value-type="float" office:value="20" calcext:value-type="float">
            <text:p>20</text:p>
          </table:table-cell>
          <table:table-cell office:value-type="float" office:value="164207" calcext:value-type="float">
            <text:p>164207</text:p>
          </table:table-cell>
          <table:table-cell office:value-type="float" office:value="166568" calcext:value-type="float">
            <text:p>166568</text:p>
          </table:table-cell>
          <table:table-cell office:value-type="float" office:value="163651" calcext:value-type="float">
            <text:p>163651</text:p>
          </table:table-cell>
          <table:table-cell office:value-type="float" office:value="159597" calcext:value-type="float">
            <text:p>159597</text:p>
          </table:table-cell>
          <table:table-cell office:value-type="float" office:value="156827" calcext:value-type="float">
            <text:p>156827</text:p>
          </table:table-cell>
          <table:table-cell office:value-type="float" office:value="154055" calcext:value-type="float">
            <text:p>154055</text:p>
          </table:table-cell>
        </table:table-row>
        <table:table-row table:style-name="ro2">
          <table:table-cell office:value-type="string" calcext:value-type="string">
            <text:p><text:a xlink:href="javascript:sym(6997)" xlink:type="simple">Uj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宇治市</text:p>
          </table:table-cell>
          <table:table-cell office:value-type="float" office:value="26" calcext:value-type="float">
            <text:p>26</text:p>
          </table:table-cell>
          <table:table-cell office:value-type="float" office:value="184830" calcext:value-type="float">
            <text:p>184830</text:p>
          </table:table-cell>
          <table:table-cell office:value-type="float" office:value="189112" calcext:value-type="float">
            <text:p>189112</text:p>
          </table:table-cell>
          <table:table-cell office:value-type="float" office:value="189591" calcext:value-type="float">
            <text:p>189591</text:p>
          </table:table-cell>
          <table:table-cell office:value-type="float" office:value="189609" calcext:value-type="float">
            <text:p>189609</text:p>
          </table:table-cell>
          <table:table-cell office:value-type="float" office:value="184678" calcext:value-type="float">
            <text:p>184678</text:p>
          </table:table-cell>
          <table:table-cell office:value-type="float" office:value="179630" calcext:value-type="float">
            <text:p>179630</text:p>
          </table:table-cell>
        </table:table-row>
        <table:table-row table:style-name="ro2">
          <table:table-cell office:value-type="string" calcext:value-type="string">
            <text:p><text:a xlink:href="javascript:sym(17791)" xlink:type="simple">Uraso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浦添市</text:p>
          </table:table-cell>
          <table:table-cell office:value-type="float" office:value="47" calcext:value-type="float">
            <text:p>47</text:p>
          </table:table-cell>
          <table:table-cell office:value-type="float" office:value="96002" calcext:value-type="float">
            <text:p>96002</text:p>
          </table:table-cell>
          <table:table-cell office:value-type="float" office:value="102734" calcext:value-type="float">
            <text:p>102734</text:p>
          </table:table-cell>
          <table:table-cell office:value-type="float" office:value="106049" calcext:value-type="float">
            <text:p>106049</text:p>
          </table:table-cell>
          <table:table-cell office:value-type="float" office:value="110351" calcext:value-type="float">
            <text:p>110351</text:p>
          </table:table-cell>
          <table:table-cell office:value-type="float" office:value="114232" calcext:value-type="float">
            <text:p>114232</text:p>
          </table:table-cell>
          <table:table-cell office:value-type="float" office:value="115690" calcext:value-type="float">
            <text:p>115690</text:p>
          </table:table-cell>
        </table:table-row>
        <table:table-row table:style-name="ro2">
          <table:table-cell office:value-type="string" calcext:value-type="string">
            <text:p><text:a xlink:href="javascript:sym(6999)" xlink:type="simple">Urayas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浦安市</text:p>
          </table:table-cell>
          <table:table-cell office:value-type="float" office:value="12" calcext:value-type="float">
            <text:p>12</text:p>
          </table:table-cell>
          <table:table-cell office:value-type="float" office:value="123654" calcext:value-type="float">
            <text:p>123654</text:p>
          </table:table-cell>
          <table:table-cell office:value-type="float" office:value="132984" calcext:value-type="float">
            <text:p>132984</text:p>
          </table:table-cell>
          <table:table-cell office:value-type="float" office:value="155290" calcext:value-type="float">
            <text:p>155290</text:p>
          </table:table-cell>
          <table:table-cell office:value-type="float" office:value="164877" calcext:value-type="float">
            <text:p>164877</text:p>
          </table:table-cell>
          <table:table-cell office:value-type="float" office:value="164024" calcext:value-type="float">
            <text:p>164024</text:p>
          </table:table-cell>
          <table:table-cell office:value-type="float" office:value="171362" calcext:value-type="float">
            <text:p>171362</text:p>
          </table:table-cell>
        </table:table-row>
        <table:table-row table:style-name="ro3">
          <table:table-cell office:value-type="string" calcext:value-type="string">
            <text:p><text:a xlink:href="javascript:sym(18121)" xlink:type="simple">Uruma</text:a> (Gushikaw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うるま市</text:p>
          </table:table-cell>
          <table:table-cell office:value-type="float" office:value="47" calcext:value-type="float">
            <text:p>47</text:p>
          </table:table-cell>
          <table:table-cell office:value-type="float" office:value="105228" calcext:value-type="float">
            <text:p>105228</text:p>
          </table:table-cell>
          <table:table-cell office:value-type="float" office:value="109992" calcext:value-type="float">
            <text:p>109992</text:p>
          </table:table-cell>
          <table:table-cell office:value-type="float" office:value="113535" calcext:value-type="float">
            <text:p>113535</text:p>
          </table:table-cell>
          <table:table-cell office:value-type="float" office:value="116979" calcext:value-type="float">
            <text:p>116979</text:p>
          </table:table-cell>
          <table:table-cell office:value-type="float" office:value="118898" calcext:value-type="float">
            <text:p>118898</text:p>
          </table:table-cell>
          <table:table-cell office:value-type="float" office:value="125303" calcext:value-type="float">
            <text:p>125303</text:p>
          </table:table-cell>
        </table:table-row>
        <table:table-row table:style-name="ro2">
          <table:table-cell office:value-type="string" calcext:value-type="string">
            <text:p><text:a xlink:href="javascript:sym(7000)" xlink:type="simple">Utsunomi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宇都宮市</text:p>
          </table:table-cell>
          <table:table-cell office:value-type="float" office:value="9" calcext:value-type="float">
            <text:p>9</text:p>
          </table:table-cell>
          <table:table-cell office:value-type="float" office:value="477215" calcext:value-type="float">
            <text:p>477215</text:p>
          </table:table-cell>
          <table:table-cell office:value-type="float" office:value="487560" calcext:value-type="float">
            <text:p>487560</text:p>
          </table:table-cell>
          <table:table-cell office:value-type="float" office:value="502396" calcext:value-type="float">
            <text:p>502396</text:p>
          </table:table-cell>
          <table:table-cell office:value-type="float" office:value="511739" calcext:value-type="float">
            <text:p>511739</text:p>
          </table:table-cell>
          <table:table-cell office:value-type="float" office:value="518594" calcext:value-type="float">
            <text:p>518594</text:p>
          </table:table-cell>
          <table:table-cell office:value-type="float" office:value="518757" calcext:value-type="float">
            <text:p>518757</text:p>
          </table:table-cell>
        </table:table-row>
        <table:table-row table:style-name="ro2">
          <table:table-cell office:value-type="string" calcext:value-type="string">
            <text:p><text:a xlink:href="javascript:sym(7001)" xlink:type="simple">Wakay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和歌山市</text:p>
          </table:table-cell>
          <table:table-cell office:value-type="float" office:value="30" calcext:value-type="float">
            <text:p>30</text:p>
          </table:table-cell>
          <table:table-cell office:value-type="float" office:value="393885" calcext:value-type="float">
            <text:p>393885</text:p>
          </table:table-cell>
          <table:table-cell office:value-type="float" office:value="386551" calcext:value-type="float">
            <text:p>386551</text:p>
          </table:table-cell>
          <table:table-cell office:value-type="float" office:value="375591" calcext:value-type="float">
            <text:p>375591</text:p>
          </table:table-cell>
          <table:table-cell office:value-type="float" office:value="370364" calcext:value-type="float">
            <text:p>370364</text:p>
          </table:table-cell>
          <table:table-cell office:value-type="float" office:value="364154" calcext:value-type="float">
            <text:p>364154</text:p>
          </table:table-cell>
          <table:table-cell office:value-type="float" office:value="356729" calcext:value-type="float">
            <text:p>356729</text:p>
          </table:table-cell>
        </table:table-row>
        <table:table-row table:style-name="ro2">
          <table:table-cell office:value-type="string" calcext:value-type="string">
            <text:p><text:a xlink:href="javascript:sym(7002)" xlink:type="simple">Yachiy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八千代市</text:p>
          </table:table-cell>
          <table:table-cell office:value-type="float" office:value="12" calcext:value-type="float">
            <text:p>12</text:p>
          </table:table-cell>
          <table:table-cell office:value-type="float" office:value="154509" calcext:value-type="float">
            <text:p>154509</text:p>
          </table:table-cell>
          <table:table-cell office:value-type="float" office:value="168848" calcext:value-type="float">
            <text:p>168848</text:p>
          </table:table-cell>
          <table:table-cell office:value-type="float" office:value="180729" calcext:value-type="float">
            <text:p>180729</text:p>
          </table:table-cell>
          <table:table-cell office:value-type="float" office:value="189781" calcext:value-type="float">
            <text:p>189781</text:p>
          </table:table-cell>
          <table:table-cell office:value-type="float" office:value="193152" calcext:value-type="float">
            <text:p>193152</text:p>
          </table:table-cell>
          <table:table-cell office:value-type="float" office:value="199498" calcext:value-type="float">
            <text:p>199498</text:p>
          </table:table-cell>
        </table:table-row>
        <table:table-row table:style-name="ro2">
          <table:table-cell office:value-type="string" calcext:value-type="string">
            <text:p><text:a xlink:href="javascript:sym(7003)" xlink:type="simple">Yaiz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焼津市</text:p>
          </table:table-cell>
          <table:table-cell office:value-type="float" office:value="22" calcext:value-type="float">
            <text:p>22</text:p>
          </table:table-cell>
          <table:table-cell office:value-type="float" office:value="139083" calcext:value-type="float">
            <text:p>139083</text:p>
          </table:table-cell>
          <table:table-cell office:value-type="float" office:value="141452" calcext:value-type="float">
            <text:p>141452</text:p>
          </table:table-cell>
          <table:table-cell office:value-type="float" office:value="143101" calcext:value-type="float">
            <text:p>143101</text:p>
          </table:table-cell>
          <table:table-cell office:value-type="float" office:value="143249" calcext:value-type="float">
            <text:p>143249</text:p>
          </table:table-cell>
          <table:table-cell office:value-type="float" office:value="139462" calcext:value-type="float">
            <text:p>139462</text:p>
          </table:table-cell>
          <table:table-cell office:value-type="float" office:value="136845" calcext:value-type="float">
            <text:p>136845</text:p>
          </table:table-cell>
        </table:table-row>
        <table:table-row table:style-name="ro2">
          <table:table-cell office:value-type="string" calcext:value-type="string">
            <text:p><text:a xlink:href="javascript:sym(7004)" xlink:type="simple">Yamaga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山形市</text:p>
          </table:table-cell>
          <table:table-cell office:value-type="float" office:value="6" calcext:value-type="float">
            <text:p>6</text:p>
          </table:table-cell>
          <table:table-cell office:value-type="float" office:value="254488" calcext:value-type="float">
            <text:p>254488</text:p>
          </table:table-cell>
          <table:table-cell office:value-type="float" office:value="255369" calcext:value-type="float">
            <text:p>255369</text:p>
          </table:table-cell>
          <table:table-cell office:value-type="float" office:value="256012" calcext:value-type="float">
            <text:p>256012</text:p>
          </table:table-cell>
          <table:table-cell office:value-type="float" office:value="254244" calcext:value-type="float">
            <text:p>254244</text:p>
          </table:table-cell>
          <table:table-cell office:value-type="float" office:value="253832" calcext:value-type="float">
            <text:p>253832</text:p>
          </table:table-cell>
          <table:table-cell office:value-type="float" office:value="247590" calcext:value-type="float">
            <text:p>247590</text:p>
          </table:table-cell>
        </table:table-row>
        <table:table-row table:style-name="ro2">
          <table:table-cell office:value-type="string" calcext:value-type="string">
            <text:p><text:a xlink:href="javascript:sym(7005)" xlink:type="simple">Yamaguc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山口市</text:p>
          </table:table-cell>
          <table:table-cell office:value-type="float" office:value="35" calcext:value-type="float">
            <text:p>35</text:p>
          </table:table-cell>
          <table:table-cell office:value-type="float" office:value="193172" calcext:value-type="float">
            <text:p>193172</text:p>
          </table:table-cell>
          <table:table-cell office:value-type="float" office:value="197115" calcext:value-type="float">
            <text:p>197115</text:p>
          </table:table-cell>
          <table:table-cell office:value-type="float" office:value="199297" calcext:value-type="float">
            <text:p>199297</text:p>
          </table:table-cell>
          <table:table-cell office:value-type="float" office:value="196628" calcext:value-type="float">
            <text:p>196628</text:p>
          </table:table-cell>
          <table:table-cell office:value-type="float" office:value="197422" calcext:value-type="float">
            <text:p>197422</text:p>
          </table:table-cell>
          <table:table-cell office:value-type="float" office:value="193966" calcext:value-type="float">
            <text:p>193966</text:p>
          </table:table-cell>
        </table:table-row>
        <table:table-row table:style-name="ro2">
          <table:table-cell office:value-type="string" calcext:value-type="string">
            <text:p><text:a xlink:href="javascript:sym(7006)" xlink:type="simple">Yama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大和市</text:p>
          </table:table-cell>
          <table:table-cell office:value-type="float" office:value="14" calcext:value-type="float">
            <text:p>14</text:p>
          </table:table-cell>
          <table:table-cell office:value-type="float" office:value="203933" calcext:value-type="float">
            <text:p>203933</text:p>
          </table:table-cell>
          <table:table-cell office:value-type="float" office:value="212761" calcext:value-type="float">
            <text:p>212761</text:p>
          </table:table-cell>
          <table:table-cell office:value-type="float" office:value="221220" calcext:value-type="float">
            <text:p>221220</text:p>
          </table:table-cell>
          <table:table-cell office:value-type="float" office:value="228186" calcext:value-type="float">
            <text:p>228186</text:p>
          </table:table-cell>
          <table:table-cell office:value-type="float" office:value="232922" calcext:value-type="float">
            <text:p>232922</text:p>
          </table:table-cell>
          <table:table-cell office:value-type="float" office:value="239169" calcext:value-type="float">
            <text:p>239169</text:p>
          </table:table-cell>
        </table:table-row>
        <table:table-row table:style-name="ro2">
          <table:table-cell office:value-type="string" calcext:value-type="string">
            <text:p><text:a xlink:href="javascript:sym(7007)" xlink:type="simple">Ya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八尾市</text:p>
          </table:table-cell>
          <table:table-cell office:value-type="float" office:value="27" calcext:value-type="float">
            <text:p>27</text:p>
          </table:table-cell>
          <table:table-cell office:value-type="float" office:value="276664" calcext:value-type="float">
            <text:p>276664</text:p>
          </table:table-cell>
          <table:table-cell office:value-type="float" office:value="274777" calcext:value-type="float">
            <text:p>274777</text:p>
          </table:table-cell>
          <table:table-cell office:value-type="float" office:value="273487" calcext:value-type="float">
            <text:p>273487</text:p>
          </table:table-cell>
          <table:table-cell office:value-type="float" office:value="271460" calcext:value-type="float">
            <text:p>271460</text:p>
          </table:table-cell>
          <table:table-cell office:value-type="float" office:value="268800" calcext:value-type="float">
            <text:p>268800</text:p>
          </table:table-cell>
          <table:table-cell office:value-type="float" office:value="264642" calcext:value-type="float">
            <text:p>264642</text:p>
          </table:table-cell>
        </table:table-row>
        <table:table-row table:style-name="ro2">
          <table:table-cell office:value-type="string" calcext:value-type="string">
            <text:p><text:a xlink:href="javascript:sym(7008)" xlink:type="simple">Yatsushi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八代市</text:p>
          </table:table-cell>
          <table:table-cell office:value-type="float" office:value="43" calcext:value-type="float">
            <text:p>43</text:p>
          </table:table-cell>
          <table:table-cell office:value-type="float" office:value="143712" calcext:value-type="float">
            <text:p>143712</text:p>
          </table:table-cell>
          <table:table-cell office:value-type="float" office:value="140655" calcext:value-type="float">
            <text:p>140655</text:p>
          </table:table-cell>
          <table:table-cell office:value-type="float" office:value="136886" calcext:value-type="float">
            <text:p>136886</text:p>
          </table:table-cell>
          <table:table-cell office:value-type="float" office:value="132266" calcext:value-type="float">
            <text:p>132266</text:p>
          </table:table-cell>
          <table:table-cell office:value-type="float" office:value="127472" calcext:value-type="float">
            <text:p>127472</text:p>
          </table:table-cell>
          <table:table-cell office:value-type="float" office:value="123067" calcext:value-type="float">
            <text:p>123067</text:p>
          </table:table-cell>
        </table:table-row>
        <table:table-row table:style-name="ro2">
          <table:table-cell office:value-type="string" calcext:value-type="string">
            <text:p><text:a xlink:href="javascript:sym(7009)" xlink:type="simple">Yokkaic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四日市市</text:p>
          </table:table-cell>
          <table:table-cell office:value-type="float" office:value="24" calcext:value-type="float">
            <text:p>24</text:p>
          </table:table-cell>
          <table:table-cell office:value-type="float" office:value="296623" calcext:value-type="float">
            <text:p>296623</text:p>
          </table:table-cell>
          <table:table-cell office:value-type="float" office:value="302102" calcext:value-type="float">
            <text:p>302102</text:p>
          </table:table-cell>
          <table:table-cell office:value-type="float" office:value="303845" calcext:value-type="float">
            <text:p>303845</text:p>
          </table:table-cell>
          <table:table-cell office:value-type="float" office:value="307766" calcext:value-type="float">
            <text:p>307766</text:p>
          </table:table-cell>
          <table:table-cell office:value-type="float" office:value="311031" calcext:value-type="float">
            <text:p>311031</text:p>
          </table:table-cell>
          <table:table-cell office:value-type="float" office:value="305424" calcext:value-type="float">
            <text:p>305424</text:p>
          </table:table-cell>
        </table:table-row>
        <table:table-row table:style-name="ro2">
          <table:table-cell office:value-type="string" calcext:value-type="string">
            <text:p><text:a xlink:href="javascript:sym(7010)" xlink:type="simple">Yokoh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横浜市</text:p>
          </table:table-cell>
          <table:table-cell office:value-type="float" office:value="14" calcext:value-type="float">
            <text:p>14</text:p>
          </table:table-cell>
          <table:table-cell office:value-type="float" office:value="3307136" calcext:value-type="float">
            <text:p>3307136</text:p>
          </table:table-cell>
          <table:table-cell office:value-type="float" office:value="3426651" calcext:value-type="float">
            <text:p>3426651</text:p>
          </table:table-cell>
          <table:table-cell office:value-type="float" office:value="3579628" calcext:value-type="float">
            <text:p>3579628</text:p>
          </table:table-cell>
          <table:table-cell office:value-type="float" office:value="3688773" calcext:value-type="float">
            <text:p>3688773</text:p>
          </table:table-cell>
          <table:table-cell office:value-type="float" office:value="3724844" calcext:value-type="float">
            <text:p>3724844</text:p>
          </table:table-cell>
          <table:table-cell office:value-type="float" office:value="3777491" calcext:value-type="float">
            <text:p>3777491</text:p>
          </table:table-cell>
        </table:table-row>
        <table:table-row table:style-name="ro2">
          <table:table-cell office:value-type="string" calcext:value-type="string">
            <text:p><text:a xlink:href="javascript:sym(7011)" xlink:type="simple">Yokosu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横須賀市</text:p>
          </table:table-cell>
          <table:table-cell office:value-type="float" office:value="14" calcext:value-type="float">
            <text:p>14</text:p>
          </table:table-cell>
          <table:table-cell office:value-type="float" office:value="432193" calcext:value-type="float">
            <text:p>432193</text:p>
          </table:table-cell>
          <table:table-cell office:value-type="float" office:value="428645" calcext:value-type="float">
            <text:p>428645</text:p>
          </table:table-cell>
          <table:table-cell office:value-type="float" office:value="426178" calcext:value-type="float">
            <text:p>426178</text:p>
          </table:table-cell>
          <table:table-cell office:value-type="float" office:value="418325" calcext:value-type="float">
            <text:p>418325</text:p>
          </table:table-cell>
          <table:table-cell office:value-type="float" office:value="406586" calcext:value-type="float">
            <text:p>406586</text:p>
          </table:table-cell>
          <table:table-cell office:value-type="float" office:value="388078" calcext:value-type="float">
            <text:p>388078</text:p>
          </table:table-cell>
        </table:table-row>
        <table:table-row table:style-name="ro2">
          <table:table-cell office:value-type="string" calcext:value-type="string">
            <text:p><text:a xlink:href="javascript:sym(7012)" xlink:type="simple">Yonag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米子市</text:p>
          </table:table-cell>
          <table:table-cell office:value-type="float" office:value="31" calcext:value-type="float">
            <text:p>31</text:p>
          </table:table-cell>
          <table:table-cell office:value-type="float" office:value="143856" calcext:value-type="float">
            <text:p>143856</text:p>
          </table:table-cell>
          <table:table-cell office:value-type="float" office:value="147837" calcext:value-type="float">
            <text:p>147837</text:p>
          </table:table-cell>
          <table:table-cell office:value-type="float" office:value="149584" calcext:value-type="float">
            <text:p>149584</text:p>
          </table:table-cell>
          <table:table-cell office:value-type="float" office:value="148271" calcext:value-type="float">
            <text:p>148271</text:p>
          </table:table-cell>
          <table:table-cell office:value-type="float" office:value="149313" calcext:value-type="float">
            <text:p>149313</text:p>
          </table:table-cell>
          <table:table-cell office:value-type="float" office:value="147317" calcext:value-type="float">
            <text:p>147317</text:p>
          </table:table-cell>
        </table:table-row>
        <table:table-row table:style-name="ro2">
          <table:table-cell office:value-type="string" calcext:value-type="string">
            <text:p><text:a xlink:href="javascript:sym(7013)" xlink:type="simple">Za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座間市</text:p>
          </table:table-cell>
          <table:table-cell office:value-type="float" office:value="14" calcext:value-type="float">
            <text:p>14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5694" calcext:value-type="float">
            <text:p>125694</text:p>
          </table:table-cell>
          <table:table-cell office:value-type="float" office:value="128174" calcext:value-type="float">
            <text:p>128174</text:p>
          </table:table-cell>
          <table:table-cell office:value-type="float" office:value="129436" calcext:value-type="float">
            <text:p>129436</text:p>
          </table:table-cell>
          <table:table-cell office:value-type="float" office:value="128737" calcext:value-type="float">
            <text:p>128737</text:p>
          </table:table-cell>
          <table:table-cell office:value-type="float" office:value="132325" calcext:value-type="float">
            <text:p>132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42:50.284513700</meta:creation-date>
    <dc:date>2025-04-17T07:42:57.093749700</dc:date>
    <meta:editing-duration>PT7S</meta:editing-duration>
    <meta:editing-cycles>1</meta:editing-cycles>
    <meta:document-statistic meta:table-count="1" meta:cell-count="2630" meta:object-count="0"/>
    <meta:generator>LibreOffice/25.2.2.2$Windows_X86_64 LibreOffice_project/7370d4be9e3cf6031a51beef54ff3bda878e3fac</meta:generator>
  </office:meta>
</office:document-meta>
</file>